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theoretical_z</text:p>
          </table:table-cell>
          <table:table-cell/>
          <table:table-cell office:value-type="string">
            <text:p>z – theoretical_z</text:p>
          </table:table-cell>
        </table:table-row>
        <table:table-row table:style-name="ro1">
          <table:table-cell office:value-type="float" office:value="2.944">
            <text:p>2.944</text:p>
          </table:table-cell>
          <table:table-cell office:value-type="float" office:value="0">
            <text:p>0</text:p>
          </table:table-cell>
          <table:table-cell office:value-type="float" office:value="0.608021">
            <text:p>0.608021</text:p>
          </table:table-cell>
          <table:table-cell/>
          <table:table-cell table:formula="of:=0.5+2*(3-[.A2]) - (4.9/4)*([.A2]-3)*([.A2]-3)" office:value-type="float" office:value="0.6081584">
            <text:p>0.6081584</text:p>
          </table:table-cell>
          <table:table-cell/>
          <table:table-cell table:formula="of:=[.C2]-[.E2]" office:value-type="float" office:value="-0.000137400000000176">
            <text:p>-0.000137400000000176</text:p>
          </table:table-cell>
        </table:table-row>
        <table:table-row table:style-name="ro1">
          <table:table-cell office:value-type="float" office:value="2.942">
            <text:p>2.942</text:p>
          </table:table-cell>
          <table:table-cell office:value-type="float" office:value="0">
            <text:p>0</text:p>
          </table:table-cell>
          <table:table-cell office:value-type="float" office:value="0.611737">
            <text:p>0.611737</text:p>
          </table:table-cell>
          <table:table-cell/>
          <table:table-cell table:formula="of:=0.5+2*(3-[.A3]) - (4.9/4)*([.A3]-3)*([.A3]-3)" office:value-type="float" office:value="0.6118791">
            <text:p>0.6118791</text:p>
          </table:table-cell>
          <table:table-cell/>
          <table:table-cell table:formula="of:=[.C3]-[.E3]" office:value-type="float" office:value="-0.000142099999999701">
            <text:p>-0.000142099999999701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0">
            <text:p>0</text:p>
          </table:table-cell>
          <table:table-cell office:value-type="float" office:value="0.615443">
            <text:p>0.615443</text:p>
          </table:table-cell>
          <table:table-cell/>
          <table:table-cell table:formula="of:=0.5+2*(3-[.A4]) - (4.9/4)*([.A4]-3)*([.A4]-3)" office:value-type="float" office:value="0.61559">
            <text:p>0.61559</text:p>
          </table:table-cell>
          <table:table-cell/>
          <table:table-cell table:formula="of:=[.C4]-[.E4]" office:value-type="float" office:value="-0.000147000000000119">
            <text:p>-0.000147000000000119</text:p>
          </table:table-cell>
        </table:table-row>
        <table:table-row table:style-name="ro1">
          <table:table-cell office:value-type="float" office:value="2.938">
            <text:p>2.938</text:p>
          </table:table-cell>
          <table:table-cell office:value-type="float" office:value="0">
            <text:p>0</text:p>
          </table:table-cell>
          <table:table-cell office:value-type="float" office:value="0.619139">
            <text:p>0.619139</text:p>
          </table:table-cell>
          <table:table-cell/>
          <table:table-cell table:formula="of:=0.5+2*(3-[.A5]) - (4.9/4)*([.A5]-3)*([.A5]-3)" office:value-type="float" office:value="0.619291100000001">
            <text:p>0.619291100000001</text:p>
          </table:table-cell>
          <table:table-cell/>
          <table:table-cell table:formula="of:=[.C5]-[.E5]" office:value-type="float" office:value="-0.000152100000000543">
            <text:p>-0.000152100000000543</text:p>
          </table:table-cell>
        </table:table-row>
        <table:table-row table:style-name="ro1">
          <table:table-cell office:value-type="float" office:value="2.936">
            <text:p>2.936</text:p>
          </table:table-cell>
          <table:table-cell office:value-type="float" office:value="0">
            <text:p>0</text:p>
          </table:table-cell>
          <table:table-cell office:value-type="float" office:value="0.622826">
            <text:p>0.622826</text:p>
          </table:table-cell>
          <table:table-cell/>
          <table:table-cell table:formula="of:=0.5+2*(3-[.A6]) - (4.9/4)*([.A6]-3)*([.A6]-3)" office:value-type="float" office:value="0.6229824">
            <text:p>0.6229824</text:p>
          </table:table-cell>
          <table:table-cell/>
          <table:table-cell table:formula="of:=[.C6]-[.E6]" office:value-type="float" office:value="-0.000156400000000168">
            <text:p>-0.000156400000000168</text:p>
          </table:table-cell>
        </table:table-row>
        <table:table-row table:style-name="ro1">
          <table:table-cell office:value-type="float" office:value="2.934">
            <text:p>2.934</text:p>
          </table:table-cell>
          <table:table-cell office:value-type="float" office:value="0">
            <text:p>0</text:p>
          </table:table-cell>
          <table:table-cell office:value-type="float" office:value="0.626502">
            <text:p>0.626502</text:p>
          </table:table-cell>
          <table:table-cell/>
          <table:table-cell table:formula="of:=0.5+2*(3-[.A7]) - (4.9/4)*([.A7]-3)*([.A7]-3)" office:value-type="float" office:value="0.6266639">
            <text:p>0.6266639</text:p>
          </table:table-cell>
          <table:table-cell/>
          <table:table-cell table:formula="of:=[.C7]-[.E7]" office:value-type="float" office:value="-0.000161899999999715">
            <text:p>-0.000161899999999715</text:p>
          </table:table-cell>
        </table:table-row>
        <table:table-row table:style-name="ro1">
          <table:table-cell office:value-type="float" office:value="2.932">
            <text:p>2.932</text:p>
          </table:table-cell>
          <table:table-cell office:value-type="float" office:value="0">
            <text:p>0</text:p>
          </table:table-cell>
          <table:table-cell office:value-type="float" office:value="0.630169">
            <text:p>0.630169</text:p>
          </table:table-cell>
          <table:table-cell/>
          <table:table-cell table:formula="of:=0.5+2*(3-[.A8]) - (4.9/4)*([.A8]-3)*([.A8]-3)" office:value-type="float" office:value="0.6303356">
            <text:p>0.6303356</text:p>
          </table:table-cell>
          <table:table-cell/>
          <table:table-cell table:formula="of:=[.C8]-[.E8]" office:value-type="float" office:value="-0.000166600000000128">
            <text:p>-0.000166600000000128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0">
            <text:p>0</text:p>
          </table:table-cell>
          <table:table-cell office:value-type="float" office:value="0.633826">
            <text:p>0.633826</text:p>
          </table:table-cell>
          <table:table-cell/>
          <table:table-cell table:formula="of:=0.5+2*(3-[.A9]) - (4.9/4)*([.A9]-3)*([.A9]-3)" office:value-type="float" office:value="0.633997500000001">
            <text:p>0.633997500000001</text:p>
          </table:table-cell>
          <table:table-cell/>
          <table:table-cell table:formula="of:=[.C9]-[.E9]" office:value-type="float" office:value="-0.000171500000000546">
            <text:p>-0.000171500000000546</text:p>
          </table:table-cell>
        </table:table-row>
        <table:table-row table:style-name="ro1">
          <table:table-cell office:value-type="float" office:value="2.928">
            <text:p>2.928</text:p>
          </table:table-cell>
          <table:table-cell office:value-type="float" office:value="0">
            <text:p>0</text:p>
          </table:table-cell>
          <table:table-cell office:value-type="float" office:value="0.637473">
            <text:p>0.637473</text:p>
          </table:table-cell>
          <table:table-cell/>
          <table:table-cell table:formula="of:=0.5+2*(3-[.A10]) - (4.9/4)*([.A10]-3)*([.A10]-3)" office:value-type="float" office:value="0.6376496">
            <text:p>0.6376496</text:p>
          </table:table-cell>
          <table:table-cell/>
          <table:table-cell table:formula="of:=[.C10]-[.E10]" office:value-type="float" office:value="-0.000176600000000193">
            <text:p>-0.000176600000000193</text:p>
          </table:table-cell>
        </table:table-row>
        <table:table-row table:style-name="ro1">
          <table:table-cell office:value-type="float" office:value="2.926">
            <text:p>2.926</text:p>
          </table:table-cell>
          <table:table-cell office:value-type="float" office:value="0">
            <text:p>0</text:p>
          </table:table-cell>
          <table:table-cell office:value-type="float" office:value="0.641111">
            <text:p>0.641111</text:p>
          </table:table-cell>
          <table:table-cell/>
          <table:table-cell table:formula="of:=0.5+2*(3-[.A11]) - (4.9/4)*([.A11]-3)*([.A11]-3)" office:value-type="float" office:value="0.6412919">
            <text:p>0.6412919</text:p>
          </table:table-cell>
          <table:table-cell/>
          <table:table-cell table:formula="of:=[.C11]-[.E11]" office:value-type="float" office:value="-0.000180899999999706">
            <text:p>-0.000180899999999706</text:p>
          </table:table-cell>
        </table:table-row>
        <table:table-row table:style-name="ro1">
          <table:table-cell office:value-type="float" office:value="2.668">
            <text:p>2.668</text:p>
          </table:table-cell>
          <table:table-cell office:value-type="float" office:value="0">
            <text:p>0</text:p>
          </table:table-cell>
          <table:table-cell office:value-type="float" office:value="1.028162">
            <text:p>1.028162</text:p>
          </table:table-cell>
          <table:table-cell/>
          <table:table-cell table:formula="of:=0.5+2*(3-[.A12]) - (4.9/4)*([.A12]-3)*([.A12]-3)" office:value-type="float" office:value="1.0289756">
            <text:p>1.0289756</text:p>
          </table:table-cell>
          <table:table-cell/>
          <table:table-cell table:formula="of:=[.C12]-[.E12]" office:value-type="float" office:value="-0.000813599999999859">
            <text:p>-0.000813599999999859</text:p>
          </table:table-cell>
        </table:table-row>
        <table:table-row table:style-name="ro1">
          <table:table-cell office:value-type="float" office:value="2.658">
            <text:p>2.658</text:p>
          </table:table-cell>
          <table:table-cell office:value-type="float" office:value="0">
            <text:p>0</text:p>
          </table:table-cell>
          <table:table-cell office:value-type="float" office:value="1.039881">
            <text:p>1.039881</text:p>
          </table:table-cell>
          <table:table-cell/>
          <table:table-cell table:formula="of:=0.5+2*(3-[.A13]) - (4.9/4)*([.A13]-3)*([.A13]-3)" office:value-type="float" office:value="1.0407191">
            <text:p>1.0407191</text:p>
          </table:table-cell>
          <table:table-cell/>
          <table:table-cell table:formula="of:=[.C13]-[.E13]" office:value-type="float" office:value="-0.000838099999999953">
            <text:p>-0.000838099999999953</text:p>
          </table:table-cell>
        </table:table-row>
        <table:table-row table:style-name="ro1">
          <table:table-cell office:value-type="float" office:value="2.656">
            <text:p>2.656</text:p>
          </table:table-cell>
          <table:table-cell office:value-type="float" office:value="0">
            <text:p>0</text:p>
          </table:table-cell>
          <table:table-cell office:value-type="float" office:value="1.042196">
            <text:p>1.042196</text:p>
          </table:table-cell>
          <table:table-cell/>
          <table:table-cell table:formula="of:=0.5+2*(3-[.A14]) - (4.9/4)*([.A14]-3)*([.A14]-3)" office:value-type="float" office:value="1.0430384">
            <text:p>1.0430384</text:p>
          </table:table-cell>
          <table:table-cell/>
          <table:table-cell table:formula="of:=[.C14]-[.E14]" office:value-type="float" office:value="-0.000842400000000465">
            <text:p>-0.000842400000000465</text:p>
          </table:table-cell>
        </table:table-row>
        <table:table-row table:style-name="ro1">
          <table:table-cell office:value-type="float" office:value="2.654">
            <text:p>2.654</text:p>
          </table:table-cell>
          <table:table-cell office:value-type="float" office:value="0">
            <text:p>0</text:p>
          </table:table-cell>
          <table:table-cell office:value-type="float" office:value="1.0445">
            <text:p>1.0445</text:p>
          </table:table-cell>
          <table:table-cell/>
          <table:table-cell table:formula="of:=0.5+2*(3-[.A15]) - (4.9/4)*([.A15]-3)*([.A15]-3)" office:value-type="float" office:value="1.0453479">
            <text:p>1.0453479</text:p>
          </table:table-cell>
          <table:table-cell/>
          <table:table-cell table:formula="of:=[.C15]-[.E15]" office:value-type="float" office:value="-0.000847900000000124">
            <text:p>-0.000847900000000124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1.04908">
            <text:p>1.04908</text:p>
          </table:table-cell>
          <table:table-cell/>
          <table:table-cell table:formula="of:=0.5+2*(3-[.A16]) - (4.9/4)*([.A16]-3)*([.A16]-3)" office:value-type="float" office:value="1.0499375">
            <text:p>1.0499375</text:p>
          </table:table-cell>
          <table:table-cell/>
          <table:table-cell table:formula="of:=[.C16]-[.E16]" office:value-type="float" office:value="-0.000857500000000178">
            <text:p>-0.000857500000000178</text:p>
          </table:table-cell>
        </table:table-row>
        <table:table-row table:style-name="ro1">
          <table:table-cell office:value-type="float" office:value="2.648">
            <text:p>2.648</text:p>
          </table:table-cell>
          <table:table-cell office:value-type="float" office:value="0">
            <text:p>0</text:p>
          </table:table-cell>
          <table:table-cell office:value-type="float" office:value="1.051355">
            <text:p>1.051355</text:p>
          </table:table-cell>
          <table:table-cell/>
          <table:table-cell table:formula="of:=0.5+2*(3-[.A17]) - (4.9/4)*([.A17]-3)*([.A17]-3)" office:value-type="float" office:value="1.0522176">
            <text:p>1.0522176</text:p>
          </table:table-cell>
          <table:table-cell/>
          <table:table-cell table:formula="of:=[.C17]-[.E17]" office:value-type="float" office:value="-0.000862599999999825">
            <text:p>-0.000862599999999825</text:p>
          </table:table-cell>
        </table:table-row>
        <table:table-row table:style-name="ro1">
          <table:table-cell office:value-type="float" office:value="2.646">
            <text:p>2.646</text:p>
          </table:table-cell>
          <table:table-cell office:value-type="float" office:value="0">
            <text:p>0</text:p>
          </table:table-cell>
          <table:table-cell office:value-type="float" office:value="1.053621">
            <text:p>1.053621</text:p>
          </table:table-cell>
          <table:table-cell/>
          <table:table-cell table:formula="of:=0.5+2*(3-[.A18]) - (4.9/4)*([.A18]-3)*([.A18]-3)" office:value-type="float" office:value="1.0544879">
            <text:p>1.0544879</text:p>
          </table:table-cell>
          <table:table-cell/>
          <table:table-cell table:formula="of:=[.C18]-[.E18]" office:value-type="float" office:value="-0.000866900000000115">
            <text:p>-0.000866900000000115</text:p>
          </table:table-cell>
        </table:table-row>
        <table:table-row table:style-name="ro1">
          <table:table-cell office:value-type="float" office:value="2.644">
            <text:p>2.644</text:p>
          </table:table-cell>
          <table:table-cell office:value-type="float" office:value="0">
            <text:p>0</text:p>
          </table:table-cell>
          <table:table-cell office:value-type="float" office:value="1.055876">
            <text:p>1.055876</text:p>
          </table:table-cell>
          <table:table-cell/>
          <table:table-cell table:formula="of:=0.5+2*(3-[.A19]) - (4.9/4)*([.A19]-3)*([.A19]-3)" office:value-type="float" office:value="1.0567484">
            <text:p>1.0567484</text:p>
          </table:table-cell>
          <table:table-cell/>
          <table:table-cell table:formula="of:=[.C19]-[.E19]" office:value-type="float" office:value="-0.000872399999999773">
            <text:p>-0.000872399999999773</text:p>
          </table:table-cell>
        </table:table-row>
        <table:table-row table:style-name="ro1">
          <table:table-cell office:value-type="float" office:value="2.642">
            <text:p>2.642</text:p>
          </table:table-cell>
          <table:table-cell office:value-type="float" office:value="0">
            <text:p>0</text:p>
          </table:table-cell>
          <table:table-cell office:value-type="float" office:value="1.058122">
            <text:p>1.058122</text:p>
          </table:table-cell>
          <table:table-cell/>
          <table:table-cell table:formula="of:=0.5+2*(3-[.A20]) - (4.9/4)*([.A20]-3)*([.A20]-3)" office:value-type="float" office:value="1.0589991">
            <text:p>1.0589991</text:p>
          </table:table-cell>
          <table:table-cell/>
          <table:table-cell table:formula="of:=[.C20]-[.E20]" office:value-type="float" office:value="-0.000877100000000075">
            <text:p>-0.000877100000000075</text:p>
          </table:table-cell>
        </table:table-row>
        <table:table-row table:style-name="ro1">
          <table:table-cell office:value-type="float" office:value="2.636">
            <text:p>2.636</text:p>
          </table:table-cell>
          <table:table-cell office:value-type="float" office:value="0">
            <text:p>0</text:p>
          </table:table-cell>
          <table:table-cell office:value-type="float" office:value="1.064801">
            <text:p>1.064801</text:p>
          </table:table-cell>
          <table:table-cell/>
          <table:table-cell table:formula="of:=0.5+2*(3-[.A21]) - (4.9/4)*([.A21]-3)*([.A21]-3)" office:value-type="float" office:value="1.0656924">
            <text:p>1.0656924</text:p>
          </table:table-cell>
          <table:table-cell/>
          <table:table-cell table:formula="of:=[.C21]-[.E21]" office:value-type="float" office:value="-0.000891399999999765">
            <text:p>-0.000891399999999765</text:p>
          </table:table-cell>
        </table:table-row>
        <table:table-row table:style-name="ro1">
          <table:table-cell office:value-type="float" office:value="2.576">
            <text:p>2.576</text:p>
          </table:table-cell>
          <table:table-cell office:value-type="float" office:value="0">
            <text:p>0</text:p>
          </table:table-cell>
          <table:table-cell office:value-type="float" office:value="1.126736">
            <text:p>1.126736</text:p>
          </table:table-cell>
          <table:table-cell/>
          <table:table-cell table:formula="of:=0.5+2*(3-[.A22]) - (4.9/4)*([.A22]-3)*([.A22]-3)" office:value-type="float" office:value="1.1277744">
            <text:p>1.1277744</text:p>
          </table:table-cell>
          <table:table-cell/>
          <table:table-cell table:formula="of:=[.C22]-[.E22]" office:value-type="float" office:value="-0.00103839999999988">
            <text:p>-0.00103839999999988</text:p>
          </table:table-cell>
        </table:table-row>
        <table:table-row table:style-name="ro1">
          <table:table-cell office:value-type="float" office:value="2.574">
            <text:p>2.574</text:p>
          </table:table-cell>
          <table:table-cell office:value-type="float" office:value="0">
            <text:p>0</text:p>
          </table:table-cell>
          <table:table-cell office:value-type="float" office:value="1.128648">
            <text:p>1.128648</text:p>
          </table:table-cell>
          <table:table-cell/>
          <table:table-cell table:formula="of:=0.5+2*(3-[.A23]) - (4.9/4)*([.A23]-3)*([.A23]-3)" office:value-type="float" office:value="1.1296919">
            <text:p>1.1296919</text:p>
          </table:table-cell>
          <table:table-cell/>
          <table:table-cell table:formula="of:=[.C23]-[.E23]" office:value-type="float" office:value="-0.00104389999999999">
            <text:p>-0.00104389999999999</text:p>
          </table:table-cell>
        </table:table-row>
        <table:table-row table:style-name="ro1">
          <table:table-cell office:value-type="float" office:value="2.572">
            <text:p>2.572</text:p>
          </table:table-cell>
          <table:table-cell office:value-type="float" office:value="0">
            <text:p>0</text:p>
          </table:table-cell>
          <table:table-cell office:value-type="float" office:value="1.130551">
            <text:p>1.130551</text:p>
          </table:table-cell>
          <table:table-cell/>
          <table:table-cell table:formula="of:=0.5+2*(3-[.A24]) - (4.9/4)*([.A24]-3)*([.A24]-3)" office:value-type="float" office:value="1.1315996">
            <text:p>1.1315996</text:p>
          </table:table-cell>
          <table:table-cell/>
          <table:table-cell table:formula="of:=[.C24]-[.E24]" office:value-type="float" office:value="-0.00104859999999984">
            <text:p>-0.00104859999999984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0">
            <text:p>0</text:p>
          </table:table-cell>
          <table:table-cell office:value-type="float" office:value="1.132444">
            <text:p>1.132444</text:p>
          </table:table-cell>
          <table:table-cell/>
          <table:table-cell table:formula="of:=0.5+2*(3-[.A25]) - (4.9/4)*([.A25]-3)*([.A25]-3)" office:value-type="float" office:value="1.1334975">
            <text:p>1.1334975</text:p>
          </table:table-cell>
          <table:table-cell/>
          <table:table-cell table:formula="of:=[.C25]-[.E25]" office:value-type="float" office:value="-0.00105350000000004">
            <text:p>-0.00105350000000004</text:p>
          </table:table-cell>
        </table:table-row>
        <table:table-row table:style-name="ro1">
          <table:table-cell office:value-type="float" office:value="2.568">
            <text:p>2.568</text:p>
          </table:table-cell>
          <table:table-cell office:value-type="float" office:value="0">
            <text:p>0</text:p>
          </table:table-cell>
          <table:table-cell office:value-type="float" office:value="1.134327">
            <text:p>1.134327</text:p>
          </table:table-cell>
          <table:table-cell/>
          <table:table-cell table:formula="of:=0.5+2*(3-[.A26]) - (4.9/4)*([.A26]-3)*([.A26]-3)" office:value-type="float" office:value="1.1353856">
            <text:p>1.1353856</text:p>
          </table:table-cell>
          <table:table-cell/>
          <table:table-cell table:formula="of:=[.C26]-[.E26]" office:value-type="float" office:value="-0.00105859999999991">
            <text:p>-0.00105859999999991</text:p>
          </table:table-cell>
        </table:table-row>
        <table:table-row table:style-name="ro1">
          <table:table-cell office:value-type="float" office:value="2.566">
            <text:p>2.566</text:p>
          </table:table-cell>
          <table:table-cell office:value-type="float" office:value="0">
            <text:p>0</text:p>
          </table:table-cell>
          <table:table-cell office:value-type="float" office:value="1.136201">
            <text:p>1.136201</text:p>
          </table:table-cell>
          <table:table-cell/>
          <table:table-cell table:formula="of:=0.5+2*(3-[.A27]) - (4.9/4)*([.A27]-3)*([.A27]-3)" office:value-type="float" office:value="1.1372639">
            <text:p>1.1372639</text:p>
          </table:table-cell>
          <table:table-cell/>
          <table:table-cell table:formula="of:=[.C27]-[.E27]" office:value-type="float" office:value="-0.0010629000000002">
            <text:p>-0.0010629000000002</text:p>
          </table:table-cell>
        </table:table-row>
        <table:table-row table:style-name="ro1">
          <table:table-cell office:value-type="float" office:value="2.564">
            <text:p>2.564</text:p>
          </table:table-cell>
          <table:table-cell office:value-type="float" office:value="0">
            <text:p>0</text:p>
          </table:table-cell>
          <table:table-cell office:value-type="float" office:value="1.138064">
            <text:p>1.138064</text:p>
          </table:table-cell>
          <table:table-cell/>
          <table:table-cell table:formula="of:=0.5+2*(3-[.A28]) - (4.9/4)*([.A28]-3)*([.A28]-3)" office:value-type="float" office:value="1.1391324">
            <text:p>1.1391324</text:p>
          </table:table-cell>
          <table:table-cell/>
          <table:table-cell table:formula="of:=[.C28]-[.E28]" office:value-type="float" office:value="-0.00106839999999986">
            <text:p>-0.00106839999999986</text:p>
          </table:table-cell>
        </table:table-row>
        <table:table-row table:style-name="ro1">
          <table:table-cell office:value-type="float" office:value="2.562">
            <text:p>2.562</text:p>
          </table:table-cell>
          <table:table-cell office:value-type="float" office:value="0">
            <text:p>0</text:p>
          </table:table-cell>
          <table:table-cell office:value-type="float" office:value="1.139918">
            <text:p>1.139918</text:p>
          </table:table-cell>
          <table:table-cell/>
          <table:table-cell table:formula="of:=0.5+2*(3-[.A29]) - (4.9/4)*([.A29]-3)*([.A29]-3)" office:value-type="float" office:value="1.1409911">
            <text:p>1.1409911</text:p>
          </table:table-cell>
          <table:table-cell/>
          <table:table-cell table:formula="of:=[.C29]-[.E29]" office:value-type="float" office:value="-0.00107310000000016">
            <text:p>-0.00107310000000016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office:value-type="float" office:value="1.141762">
            <text:p>1.141762</text:p>
          </table:table-cell>
          <table:table-cell/>
          <table:table-cell table:formula="of:=0.5+2*(3-[.A30]) - (4.9/4)*([.A30]-3)*([.A30]-3)" office:value-type="float" office:value="1.14284">
            <text:p>1.14284</text:p>
          </table:table-cell>
          <table:table-cell/>
          <table:table-cell table:formula="of:=[.C30]-[.E30]" office:value-type="float" office:value="-0.00107800000000013">
            <text:p>-0.00107800000000013</text:p>
          </table:table-cell>
        </table:table-row>
        <table:table-row table:style-name="ro1">
          <table:table-cell office:value-type="float" office:value="2.558">
            <text:p>2.558</text:p>
          </table:table-cell>
          <table:table-cell office:value-type="float" office:value="0">
            <text:p>0</text:p>
          </table:table-cell>
          <table:table-cell office:value-type="float" office:value="1.143596">
            <text:p>1.143596</text:p>
          </table:table-cell>
          <table:table-cell/>
          <table:table-cell table:formula="of:=0.5+2*(3-[.A31]) - (4.9/4)*([.A31]-3)*([.A31]-3)" office:value-type="float" office:value="1.1446791">
            <text:p>1.1446791</text:p>
          </table:table-cell>
          <table:table-cell/>
          <table:table-cell table:formula="of:=[.C31]-[.E31]" office:value-type="float" office:value="-0.0010831">
            <text:p>-0.0010831</text:p>
          </table:table-cell>
        </table:table-row>
        <table:table-row table:style-name="ro1">
          <table:table-cell office:value-type="float" office:value="2.556">
            <text:p>2.556</text:p>
          </table:table-cell>
          <table:table-cell office:value-type="float" office:value="0">
            <text:p>0</text:p>
          </table:table-cell>
          <table:table-cell office:value-type="float" office:value="1.145421">
            <text:p>1.145421</text:p>
          </table:table-cell>
          <table:table-cell/>
          <table:table-cell table:formula="of:=0.5+2*(3-[.A32]) - (4.9/4)*([.A32]-3)*([.A32]-3)" office:value-type="float" office:value="1.1465084">
            <text:p>1.1465084</text:p>
          </table:table-cell>
          <table:table-cell/>
          <table:table-cell table:formula="of:=[.C32]-[.E32]" office:value-type="float" office:value="-0.00108739999999985">
            <text:p>-0.00108739999999985</text:p>
          </table:table-cell>
        </table:table-row>
        <table:table-row table:style-name="ro1">
          <table:table-cell office:value-type="float" office:value="2.554">
            <text:p>2.554</text:p>
          </table:table-cell>
          <table:table-cell office:value-type="float" office:value="0">
            <text:p>0</text:p>
          </table:table-cell>
          <table:table-cell office:value-type="float" office:value="1.147235">
            <text:p>1.147235</text:p>
          </table:table-cell>
          <table:table-cell/>
          <table:table-cell table:formula="of:=0.5+2*(3-[.A33]) - (4.9/4)*([.A33]-3)*([.A33]-3)" office:value-type="float" office:value="1.1483279">
            <text:p>1.1483279</text:p>
          </table:table-cell>
          <table:table-cell/>
          <table:table-cell table:formula="of:=[.C33]-[.E33]" office:value-type="float" office:value="-0.00109290000000017">
            <text:p>-0.00109290000000017</text:p>
          </table:table-cell>
        </table:table-row>
        <table:table-row table:style-name="ro1">
          <table:table-cell office:value-type="float" office:value="2.538">
            <text:p>2.538</text:p>
          </table:table-cell>
          <table:table-cell office:value-type="float" office:value="0">
            <text:p>0</text:p>
          </table:table-cell>
          <table:table-cell office:value-type="float" office:value="1.161399">
            <text:p>1.161399</text:p>
          </table:table-cell>
          <table:table-cell/>
          <table:table-cell table:formula="of:=0.5+2*(3-[.A34]) - (4.9/4)*([.A34]-3)*([.A34]-3)" office:value-type="float" office:value="1.1625311">
            <text:p>1.1625311</text:p>
          </table:table-cell>
          <table:table-cell/>
          <table:table-cell table:formula="of:=[.C34]-[.E34]" office:value-type="float" office:value="-0.00113210000000019">
            <text:p>-0.00113210000000019</text:p>
          </table:table-cell>
        </table:table-row>
        <table:table-row table:style-name="ro1">
          <table:table-cell office:value-type="float" office:value="2.534">
            <text:p>2.534</text:p>
          </table:table-cell>
          <table:table-cell office:value-type="float" office:value="0">
            <text:p>0</text:p>
          </table:table-cell>
          <table:table-cell office:value-type="float" office:value="1.164842">
            <text:p>1.164842</text:p>
          </table:table-cell>
          <table:table-cell/>
          <table:table-cell table:formula="of:=0.5+2*(3-[.A35]) - (4.9/4)*([.A35]-3)*([.A35]-3)" office:value-type="float" office:value="1.1659839">
            <text:p>1.1659839</text:p>
          </table:table-cell>
          <table:table-cell/>
          <table:table-cell table:formula="of:=[.C35]-[.E35]" office:value-type="float" office:value="-0.00114190000000014">
            <text:p>-0.00114190000000014</text:p>
          </table:table-cell>
        </table:table-row>
        <table:table-row table:style-name="ro1">
          <table:table-cell office:value-type="float" office:value="2.528">
            <text:p>2.528</text:p>
          </table:table-cell>
          <table:table-cell office:value-type="float" office:value="0">
            <text:p>0</text:p>
          </table:table-cell>
          <table:table-cell office:value-type="float" office:value="1.169933">
            <text:p>1.169933</text:p>
          </table:table-cell>
          <table:table-cell/>
          <table:table-cell table:formula="of:=0.5+2*(3-[.A36]) - (4.9/4)*([.A36]-3)*([.A36]-3)" office:value-type="float" office:value="1.1710896">
            <text:p>1.1710896</text:p>
          </table:table-cell>
          <table:table-cell/>
          <table:table-cell table:formula="of:=[.C36]-[.E36]" office:value-type="float" office:value="-0.00115660000000006">
            <text:p>-0.00115660000000006</text:p>
          </table:table-cell>
        </table:table-row>
        <table:table-row table:style-name="ro1">
          <table:table-cell office:value-type="float" office:value="2.524">
            <text:p>2.524</text:p>
          </table:table-cell>
          <table:table-cell office:value-type="float" office:value="0">
            <text:p>0</text:p>
          </table:table-cell>
          <table:table-cell office:value-type="float" office:value="1.173278">
            <text:p>1.173278</text:p>
          </table:table-cell>
          <table:table-cell/>
          <table:table-cell table:formula="of:=0.5+2*(3-[.A37]) - (4.9/4)*([.A37]-3)*([.A37]-3)" office:value-type="float" office:value="1.1744444">
            <text:p>1.1744444</text:p>
          </table:table-cell>
          <table:table-cell/>
          <table:table-cell table:formula="of:=[.C37]-[.E37]" office:value-type="float" office:value="-0.00116640000000001">
            <text:p>-0.00116640000000001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0">
            <text:p>0</text:p>
          </table:table-cell>
          <table:table-cell office:value-type="float" office:value="1.184677">
            <text:p>1.184677</text:p>
          </table:table-cell>
          <table:table-cell/>
          <table:table-cell table:formula="of:=0.5+2*(3-[.A38]) - (4.9/4)*([.A38]-3)*([.A38]-3)" office:value-type="float" office:value="1.1858775">
            <text:p>1.1858775</text:p>
          </table:table-cell>
          <table:table-cell/>
          <table:table-cell table:formula="of:=[.C38]-[.E38]" office:value-type="float" office:value="-0.00120050000000016">
            <text:p>-0.00120050000000016</text:p>
          </table:table-cell>
        </table:table-row>
        <table:table-row table:style-name="ro1">
          <table:table-cell office:value-type="float" office:value="2.508">
            <text:p>2.508</text:p>
          </table:table-cell>
          <table:table-cell office:value-type="float" office:value="0">
            <text:p>0</text:p>
          </table:table-cell>
          <table:table-cell office:value-type="float" office:value="1.186266">
            <text:p>1.186266</text:p>
          </table:table-cell>
          <table:table-cell/>
          <table:table-cell table:formula="of:=0.5+2*(3-[.A39]) - (4.9/4)*([.A39]-3)*([.A39]-3)" office:value-type="float" office:value="1.1874716">
            <text:p>1.1874716</text:p>
          </table:table-cell>
          <table:table-cell/>
          <table:table-cell table:formula="of:=[.C39]-[.E39]" office:value-type="float" office:value="-0.00120559999999981">
            <text:p>-0.00120559999999981</text:p>
          </table:table-cell>
        </table:table-row>
        <table:table-row table:style-name="ro1">
          <table:table-cell office:value-type="float" office:value="2.498">
            <text:p>2.498</text:p>
          </table:table-cell>
          <table:table-cell office:value-type="float" office:value="0">
            <text:p>0</text:p>
          </table:table-cell>
          <table:table-cell office:value-type="float" office:value="1.194065">
            <text:p>1.194065</text:p>
          </table:table-cell>
          <table:table-cell/>
          <table:table-cell table:formula="of:=0.5+2*(3-[.A40]) - (4.9/4)*([.A40]-3)*([.A40]-3)" office:value-type="float" office:value="1.1952951">
            <text:p>1.1952951</text:p>
          </table:table-cell>
          <table:table-cell/>
          <table:table-cell table:formula="of:=[.C40]-[.E40]" office:value-type="float" office:value="-0.0012300999999999">
            <text:p>-0.0012300999999999</text:p>
          </table:table-cell>
        </table:table-row>
        <table:table-row table:style-name="ro1">
          <table:table-cell office:value-type="float" office:value="2.496">
            <text:p>2.496</text:p>
          </table:table-cell>
          <table:table-cell office:value-type="float" office:value="0">
            <text:p>0</text:p>
          </table:table-cell>
          <table:table-cell office:value-type="float" office:value="1.195596">
            <text:p>1.195596</text:p>
          </table:table-cell>
          <table:table-cell/>
          <table:table-cell table:formula="of:=0.5+2*(3-[.A41]) - (4.9/4)*([.A41]-3)*([.A41]-3)" office:value-type="float" office:value="1.1968304">
            <text:p>1.1968304</text:p>
          </table:table-cell>
          <table:table-cell/>
          <table:table-cell table:formula="of:=[.C41]-[.E41]" office:value-type="float" office:value="-0.00123439999999997">
            <text:p>-0.00123439999999997</text:p>
          </table:table-cell>
        </table:table-row>
        <table:table-row table:style-name="ro1">
          <table:table-cell office:value-type="float" office:value="2.494">
            <text:p>2.494</text:p>
          </table:table-cell>
          <table:table-cell office:value-type="float" office:value="0">
            <text:p>0</text:p>
          </table:table-cell>
          <table:table-cell office:value-type="float" office:value="1.197116">
            <text:p>1.197116</text:p>
          </table:table-cell>
          <table:table-cell/>
          <table:table-cell table:formula="of:=0.5+2*(3-[.A42]) - (4.9/4)*([.A42]-3)*([.A42]-3)" office:value-type="float" office:value="1.1983559">
            <text:p>1.1983559</text:p>
          </table:table-cell>
          <table:table-cell/>
          <table:table-cell table:formula="of:=[.C42]-[.E42]" office:value-type="float" office:value="-0.00123990000000007">
            <text:p>-0.00123990000000007</text:p>
          </table:table-cell>
        </table:table-row>
        <table:table-row table:style-name="ro1">
          <table:table-cell office:value-type="float" office:value="2.492">
            <text:p>2.492</text:p>
          </table:table-cell>
          <table:table-cell office:value-type="float" office:value="0">
            <text:p>0</text:p>
          </table:table-cell>
          <table:table-cell office:value-type="float" office:value="1.198627">
            <text:p>1.198627</text:p>
          </table:table-cell>
          <table:table-cell/>
          <table:table-cell table:formula="of:=0.5+2*(3-[.A43]) - (4.9/4)*([.A43]-3)*([.A43]-3)" office:value-type="float" office:value="1.1998716">
            <text:p>1.1998716</text:p>
          </table:table-cell>
          <table:table-cell/>
          <table:table-cell table:formula="of:=[.C43]-[.E43]" office:value-type="float" office:value="-0.00124459999999993">
            <text:p>-0.00124459999999993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1.200128">
            <text:p>1.200128</text:p>
          </table:table-cell>
          <table:table-cell/>
          <table:table-cell table:formula="of:=0.5+2*(3-[.A44]) - (4.9/4)*([.A44]-3)*([.A44]-3)" office:value-type="float" office:value="1.2013775">
            <text:p>1.2013775</text:p>
          </table:table-cell>
          <table:table-cell/>
          <table:table-cell table:formula="of:=[.C44]-[.E44]" office:value-type="float" office:value="-0.00124949999999968">
            <text:p>-0.00124949999999968</text:p>
          </table:table-cell>
        </table:table-row>
        <table:table-row table:style-name="ro1">
          <table:table-cell office:value-type="float" office:value="2.488">
            <text:p>2.488</text:p>
          </table:table-cell>
          <table:table-cell office:value-type="float" office:value="0">
            <text:p>0</text:p>
          </table:table-cell>
          <table:table-cell office:value-type="float" office:value="1.201619">
            <text:p>1.201619</text:p>
          </table:table-cell>
          <table:table-cell/>
          <table:table-cell table:formula="of:=0.5+2*(3-[.A45]) - (4.9/4)*([.A45]-3)*([.A45]-3)" office:value-type="float" office:value="1.2028736">
            <text:p>1.2028736</text:p>
          </table:table-cell>
          <table:table-cell/>
          <table:table-cell table:formula="of:=[.C45]-[.E45]" office:value-type="float" office:value="-0.00125459999999999">
            <text:p>-0.00125459999999999</text:p>
          </table:table-cell>
        </table:table-row>
        <table:table-row table:style-name="ro1">
          <table:table-cell office:value-type="float" office:value="2.486">
            <text:p>2.486</text:p>
          </table:table-cell>
          <table:table-cell office:value-type="float" office:value="0">
            <text:p>0</text:p>
          </table:table-cell>
          <table:table-cell office:value-type="float" office:value="1.203101">
            <text:p>1.203101</text:p>
          </table:table-cell>
          <table:table-cell/>
          <table:table-cell table:formula="of:=0.5+2*(3-[.A46]) - (4.9/4)*([.A46]-3)*([.A46]-3)" office:value-type="float" office:value="1.2043599">
            <text:p>1.2043599</text:p>
          </table:table-cell>
          <table:table-cell/>
          <table:table-cell table:formula="of:=[.C46]-[.E46]" office:value-type="float" office:value="-0.00125890000000006">
            <text:p>-0.00125890000000006</text:p>
          </table:table-cell>
        </table:table-row>
        <table:table-row table:style-name="ro1">
          <table:table-cell office:value-type="float" office:value="2.484">
            <text:p>2.484</text:p>
          </table:table-cell>
          <table:table-cell office:value-type="float" office:value="0">
            <text:p>0</text:p>
          </table:table-cell>
          <table:table-cell office:value-type="float" office:value="1.204572">
            <text:p>1.204572</text:p>
          </table:table-cell>
          <table:table-cell/>
          <table:table-cell table:formula="of:=0.5+2*(3-[.A47]) - (4.9/4)*([.A47]-3)*([.A47]-3)" office:value-type="float" office:value="1.2058364">
            <text:p>1.2058364</text:p>
          </table:table-cell>
          <table:table-cell/>
          <table:table-cell table:formula="of:=[.C47]-[.E47]" office:value-type="float" office:value="-0.00126439999999994">
            <text:p>-0.00126439999999994</text:p>
          </table:table-cell>
        </table:table-row>
        <table:table-row table:style-name="ro1">
          <table:table-cell office:value-type="float" office:value="2.482">
            <text:p>2.482</text:p>
          </table:table-cell>
          <table:table-cell office:value-type="float" office:value="0">
            <text:p>0</text:p>
          </table:table-cell>
          <table:table-cell office:value-type="float" office:value="1.206034">
            <text:p>1.206034</text:p>
          </table:table-cell>
          <table:table-cell/>
          <table:table-cell table:formula="of:=0.5+2*(3-[.A48]) - (4.9/4)*([.A48]-3)*([.A48]-3)" office:value-type="float" office:value="1.2073031">
            <text:p>1.2073031</text:p>
          </table:table-cell>
          <table:table-cell/>
          <table:table-cell table:formula="of:=[.C48]-[.E48]" office:value-type="float" office:value="-0.0012690999999998">
            <text:p>-0.0012690999999998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0">
            <text:p>0</text:p>
          </table:table-cell>
          <table:table-cell office:value-type="float" office:value="1.207486">
            <text:p>1.207486</text:p>
          </table:table-cell>
          <table:table-cell/>
          <table:table-cell table:formula="of:=0.5+2*(3-[.A49]) - (4.9/4)*([.A49]-3)*([.A49]-3)" office:value-type="float" office:value="1.20876">
            <text:p>1.20876</text:p>
          </table:table-cell>
          <table:table-cell/>
          <table:table-cell table:formula="of:=[.C49]-[.E49]" office:value-type="float" office:value="-0.00127399999999978">
            <text:p>-0.00127399999999978</text:p>
          </table:table-cell>
        </table:table-row>
        <table:table-row table:style-name="ro1">
          <table:table-cell office:value-type="float" office:value="2.478">
            <text:p>2.478</text:p>
          </table:table-cell>
          <table:table-cell office:value-type="float" office:value="0">
            <text:p>0</text:p>
          </table:table-cell>
          <table:table-cell office:value-type="float" office:value="1.208928">
            <text:p>1.208928</text:p>
          </table:table-cell>
          <table:table-cell/>
          <table:table-cell table:formula="of:=0.5+2*(3-[.A50]) - (4.9/4)*([.A50]-3)*([.A50]-3)" office:value-type="float" office:value="1.2102071">
            <text:p>1.2102071</text:p>
          </table:table-cell>
          <table:table-cell/>
          <table:table-cell table:formula="of:=[.C50]-[.E50]" office:value-type="float" office:value="-0.00127910000000009">
            <text:p>-0.00127910000000009</text:p>
          </table:table-cell>
        </table:table-row>
        <table:table-row table:style-name="ro1">
          <table:table-cell office:value-type="float" office:value="2.456">
            <text:p>2.456</text:p>
          </table:table-cell>
          <table:table-cell office:value-type="float" office:value="0">
            <text:p>0</text:p>
          </table:table-cell>
          <table:table-cell office:value-type="float" office:value="1.224146">
            <text:p>1.224146</text:p>
          </table:table-cell>
          <table:table-cell/>
          <table:table-cell table:formula="of:=0.5+2*(3-[.A51]) - (4.9/4)*([.A51]-3)*([.A51]-3)" office:value-type="float" office:value="1.2254784">
            <text:p>1.2254784</text:p>
          </table:table-cell>
          <table:table-cell/>
          <table:table-cell table:formula="of:=[.C51]-[.E51]" office:value-type="float" office:value="-0.00133240000000012">
            <text:p>-0.00133240000000012</text:p>
          </table:table-cell>
        </table:table-row>
        <table:table-row table:style-name="ro1">
          <table:table-cell office:value-type="float" office:value="2.454">
            <text:p>2.454</text:p>
          </table:table-cell>
          <table:table-cell office:value-type="float" office:value="0">
            <text:p>0</text:p>
          </table:table-cell>
          <table:table-cell office:value-type="float" office:value="1.22547">
            <text:p>1.22547</text:p>
          </table:table-cell>
          <table:table-cell/>
          <table:table-cell table:formula="of:=0.5+2*(3-[.A52]) - (4.9/4)*([.A52]-3)*([.A52]-3)" office:value-type="float" office:value="1.2268079">
            <text:p>1.2268079</text:p>
          </table:table-cell>
          <table:table-cell/>
          <table:table-cell table:formula="of:=[.C52]-[.E52]" office:value-type="float" office:value="-0.0013379">
            <text:p>-0.0013379</text:p>
          </table:table-cell>
        </table:table-row>
        <table:table-row table:style-name="ro1">
          <table:table-cell office:value-type="float" office:value="2.452">
            <text:p>2.452</text:p>
          </table:table-cell>
          <table:table-cell office:value-type="float" office:value="0">
            <text:p>0</text:p>
          </table:table-cell>
          <table:table-cell office:value-type="float" office:value="1.226785">
            <text:p>1.226785</text:p>
          </table:table-cell>
          <table:table-cell/>
          <table:table-cell table:formula="of:=0.5+2*(3-[.A53]) - (4.9/4)*([.A53]-3)*([.A53]-3)" office:value-type="float" office:value="1.2281276">
            <text:p>1.2281276</text:p>
          </table:table-cell>
          <table:table-cell/>
          <table:table-cell table:formula="of:=[.C53]-[.E53]" office:value-type="float" office:value="-0.00134260000000008">
            <text:p>-0.00134260000000008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1.22809">
            <text:p>1.22809</text:p>
          </table:table-cell>
          <table:table-cell/>
          <table:table-cell table:formula="of:=0.5+2*(3-[.A54]) - (4.9/4)*([.A54]-3)*([.A54]-3)" office:value-type="float" office:value="1.2294375">
            <text:p>1.2294375</text:p>
          </table:table-cell>
          <table:table-cell/>
          <table:table-cell table:formula="of:=[.C54]-[.E54]" office:value-type="float" office:value="-0.00134750000000006">
            <text:p>-0.00134750000000006</text:p>
          </table:table-cell>
        </table:table-row>
        <table:table-row table:style-name="ro1">
          <table:table-cell office:value-type="float" office:value="2.448">
            <text:p>2.448</text:p>
          </table:table-cell>
          <table:table-cell office:value-type="float" office:value="0">
            <text:p>0</text:p>
          </table:table-cell>
          <table:table-cell office:value-type="float" office:value="1.229385">
            <text:p>1.229385</text:p>
          </table:table-cell>
          <table:table-cell/>
          <table:table-cell table:formula="of:=0.5+2*(3-[.A55]) - (4.9/4)*([.A55]-3)*([.A55]-3)" office:value-type="float" office:value="1.2307376">
            <text:p>1.2307376</text:p>
          </table:table-cell>
          <table:table-cell/>
          <table:table-cell table:formula="of:=[.C55]-[.E55]" office:value-type="float" office:value="-0.00135259999999993">
            <text:p>-0.00135259999999993</text:p>
          </table:table-cell>
        </table:table-row>
        <table:table-row table:style-name="ro1">
          <table:table-cell office:value-type="float" office:value="2.446">
            <text:p>2.446</text:p>
          </table:table-cell>
          <table:table-cell office:value-type="float" office:value="0">
            <text:p>0</text:p>
          </table:table-cell>
          <table:table-cell office:value-type="float" office:value="1.230671">
            <text:p>1.230671</text:p>
          </table:table-cell>
          <table:table-cell/>
          <table:table-cell table:formula="of:=0.5+2*(3-[.A56]) - (4.9/4)*([.A56]-3)*([.A56]-3)" office:value-type="float" office:value="1.2320279">
            <text:p>1.2320279</text:p>
          </table:table-cell>
          <table:table-cell/>
          <table:table-cell table:formula="of:=[.C56]-[.E56]" office:value-type="float" office:value="-0.00135689999999977">
            <text:p>-0.00135689999999977</text:p>
          </table:table-cell>
        </table:table-row>
        <table:table-row table:style-name="ro1">
          <table:table-cell office:value-type="float" office:value="2.444">
            <text:p>2.444</text:p>
          </table:table-cell>
          <table:table-cell office:value-type="float" office:value="0">
            <text:p>0</text:p>
          </table:table-cell>
          <table:table-cell office:value-type="float" office:value="1.231946">
            <text:p>1.231946</text:p>
          </table:table-cell>
          <table:table-cell/>
          <table:table-cell table:formula="of:=0.5+2*(3-[.A57]) - (4.9/4)*([.A57]-3)*([.A57]-3)" office:value-type="float" office:value="1.2333084">
            <text:p>1.2333084</text:p>
          </table:table-cell>
          <table:table-cell/>
          <table:table-cell table:formula="of:=[.C57]-[.E57]" office:value-type="float" office:value="-0.00136239999999987">
            <text:p>-0.00136239999999987</text:p>
          </table:table-cell>
        </table:table-row>
        <table:table-row table:style-name="ro1">
          <table:table-cell office:value-type="float" office:value="2.442">
            <text:p>2.442</text:p>
          </table:table-cell>
          <table:table-cell office:value-type="float" office:value="0">
            <text:p>0</text:p>
          </table:table-cell>
          <table:table-cell office:value-type="float" office:value="1.233212">
            <text:p>1.233212</text:p>
          </table:table-cell>
          <table:table-cell/>
          <table:table-cell table:formula="of:=0.5+2*(3-[.A58]) - (4.9/4)*([.A58]-3)*([.A58]-3)" office:value-type="float" office:value="1.2345791">
            <text:p>1.2345791</text:p>
          </table:table-cell>
          <table:table-cell/>
          <table:table-cell table:formula="of:=[.C58]-[.E58]" office:value-type="float" office:value="-0.00136709999999995">
            <text:p>-0.00136709999999995</text:p>
          </table:table-cell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office:value-type="float" office:value="1.234468">
            <text:p>1.234468</text:p>
          </table:table-cell>
          <table:table-cell/>
          <table:table-cell table:formula="of:=0.5+2*(3-[.A59]) - (4.9/4)*([.A59]-3)*([.A59]-3)" office:value-type="float" office:value="1.23584">
            <text:p>1.23584</text:p>
          </table:table-cell>
          <table:table-cell/>
          <table:table-cell table:formula="of:=[.C59]-[.E59]" office:value-type="float" office:value="-0.00137200000000015">
            <text:p>-0.00137200000000015</text:p>
          </table:table-cell>
        </table:table-row>
        <table:table-row table:style-name="ro1">
          <table:table-cell office:value-type="float" office:value="2.438">
            <text:p>2.438</text:p>
          </table:table-cell>
          <table:table-cell office:value-type="float" office:value="0">
            <text:p>0</text:p>
          </table:table-cell>
          <table:table-cell office:value-type="float" office:value="1.235714">
            <text:p>1.235714</text:p>
          </table:table-cell>
          <table:table-cell/>
          <table:table-cell table:formula="of:=0.5+2*(3-[.A60]) - (4.9/4)*([.A60]-3)*([.A60]-3)" office:value-type="float" office:value="1.2370911">
            <text:p>1.2370911</text:p>
          </table:table-cell>
          <table:table-cell/>
          <table:table-cell table:formula="of:=[.C60]-[.E60]" office:value-type="float" office:value="-0.0013770999999998">
            <text:p>-0.0013770999999998</text:p>
          </table:table-cell>
        </table:table-row>
        <table:table-row table:style-name="ro1">
          <table:table-cell office:value-type="float" office:value="2.436">
            <text:p>2.436</text:p>
          </table:table-cell>
          <table:table-cell office:value-type="float" office:value="0">
            <text:p>0</text:p>
          </table:table-cell>
          <table:table-cell office:value-type="float" office:value="1.236951">
            <text:p>1.236951</text:p>
          </table:table-cell>
          <table:table-cell/>
          <table:table-cell table:formula="of:=0.5+2*(3-[.A61]) - (4.9/4)*([.A61]-3)*([.A61]-3)" office:value-type="float" office:value="1.2383324">
            <text:p>1.2383324</text:p>
          </table:table-cell>
          <table:table-cell/>
          <table:table-cell table:formula="of:=[.C61]-[.E61]" office:value-type="float" office:value="-0.00138140000000009">
            <text:p>-0.00138140000000009</text:p>
          </table:table-cell>
        </table:table-row>
        <table:table-row table:style-name="ro1">
          <table:table-cell office:value-type="float" office:value="2.398">
            <text:p>2.398</text:p>
          </table:table-cell>
          <table:table-cell office:value-type="float" office:value="0">
            <text:p>0</text:p>
          </table:table-cell>
          <table:table-cell office:value-type="float" office:value="1.25858">
            <text:p>1.25858</text:p>
          </table:table-cell>
          <table:table-cell/>
          <table:table-cell table:formula="of:=0.5+2*(3-[.A62]) - (4.9/4)*([.A62]-3)*([.A62]-3)" office:value-type="float" office:value="1.2600551">
            <text:p>1.2600551</text:p>
          </table:table-cell>
          <table:table-cell/>
          <table:table-cell table:formula="of:=[.C62]-[.E62]" office:value-type="float" office:value="-0.00147509999999973">
            <text:p>-0.00147509999999973</text:p>
          </table:table-cell>
        </table:table-row>
        <table:table-row table:style-name="ro1">
          <table:table-cell office:value-type="float" office:value="2.396">
            <text:p>2.396</text:p>
          </table:table-cell>
          <table:table-cell office:value-type="float" office:value="0">
            <text:p>0</text:p>
          </table:table-cell>
          <table:table-cell office:value-type="float" office:value="1.259621">
            <text:p>1.259621</text:p>
          </table:table-cell>
          <table:table-cell/>
          <table:table-cell table:formula="of:=0.5+2*(3-[.A63]) - (4.9/4)*([.A63]-3)*([.A63]-3)" office:value-type="float" office:value="1.2611004">
            <text:p>1.2611004</text:p>
          </table:table-cell>
          <table:table-cell/>
          <table:table-cell table:formula="of:=[.C63]-[.E63]" office:value-type="float" office:value="-0.00147940000000002">
            <text:p>-0.00147940000000002</text:p>
          </table:table-cell>
        </table:table-row>
        <table:table-row table:style-name="ro1">
          <table:table-cell office:value-type="float" office:value="2.394">
            <text:p>2.394</text:p>
          </table:table-cell>
          <table:table-cell office:value-type="float" office:value="0">
            <text:p>0</text:p>
          </table:table-cell>
          <table:table-cell office:value-type="float" office:value="1.260651">
            <text:p>1.260651</text:p>
          </table:table-cell>
          <table:table-cell/>
          <table:table-cell table:formula="of:=0.5+2*(3-[.A64]) - (4.9/4)*([.A64]-3)*([.A64]-3)" office:value-type="float" office:value="1.2621359">
            <text:p>1.2621359</text:p>
          </table:table-cell>
          <table:table-cell/>
          <table:table-cell table:formula="of:=[.C64]-[.E64]" office:value-type="float" office:value="-0.0014848999999999">
            <text:p>-0.0014848999999999</text:p>
          </table:table-cell>
        </table:table-row>
        <table:table-row table:style-name="ro1">
          <table:table-cell office:value-type="float" office:value="2.392">
            <text:p>2.392</text:p>
          </table:table-cell>
          <table:table-cell office:value-type="float" office:value="0">
            <text:p>0</text:p>
          </table:table-cell>
          <table:table-cell office:value-type="float" office:value="1.261672">
            <text:p>1.261672</text:p>
          </table:table-cell>
          <table:table-cell/>
          <table:table-cell table:formula="of:=0.5+2*(3-[.A65]) - (4.9/4)*([.A65]-3)*([.A65]-3)" office:value-type="float" office:value="1.2631616">
            <text:p>1.2631616</text:p>
          </table:table-cell>
          <table:table-cell/>
          <table:table-cell table:formula="of:=[.C65]-[.E65]" office:value-type="float" office:value="-0.0014896000000002">
            <text:p>-0.0014896000000002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office:value-type="float" office:value="1.262683">
            <text:p>1.262683</text:p>
          </table:table-cell>
          <table:table-cell/>
          <table:table-cell table:formula="of:=0.5+2*(3-[.A66]) - (4.9/4)*([.A66]-3)*([.A66]-3)" office:value-type="float" office:value="1.2641775">
            <text:p>1.2641775</text:p>
          </table:table-cell>
          <table:table-cell/>
          <table:table-cell table:formula="of:=[.C66]-[.E66]" office:value-type="float" office:value="-0.00149449999999995">
            <text:p>-0.00149449999999995</text:p>
          </table:table-cell>
        </table:table-row>
        <table:table-row table:style-name="ro1">
          <table:table-cell office:value-type="float" office:value="2.388">
            <text:p>2.388</text:p>
          </table:table-cell>
          <table:table-cell office:value-type="float" office:value="0">
            <text:p>0</text:p>
          </table:table-cell>
          <table:table-cell office:value-type="float" office:value="1.263684">
            <text:p>1.263684</text:p>
          </table:table-cell>
          <table:table-cell/>
          <table:table-cell table:formula="of:=0.5+2*(3-[.A67]) - (4.9/4)*([.A67]-3)*([.A67]-3)" office:value-type="float" office:value="1.2651836">
            <text:p>1.2651836</text:p>
          </table:table-cell>
          <table:table-cell/>
          <table:table-cell table:formula="of:=[.C67]-[.E67]" office:value-type="float" office:value="-0.00149960000000005">
            <text:p>-0.00149960000000005</text:p>
          </table:table-cell>
        </table:table-row>
        <table:table-row table:style-name="ro1">
          <table:table-cell office:value-type="float" office:value="2.386">
            <text:p>2.386</text:p>
          </table:table-cell>
          <table:table-cell office:value-type="float" office:value="0">
            <text:p>0</text:p>
          </table:table-cell>
          <table:table-cell office:value-type="float" office:value="1.264676">
            <text:p>1.264676</text:p>
          </table:table-cell>
          <table:table-cell/>
          <table:table-cell table:formula="of:=0.5+2*(3-[.A68]) - (4.9/4)*([.A68]-3)*([.A68]-3)" office:value-type="float" office:value="1.2661799">
            <text:p>1.2661799</text:p>
          </table:table-cell>
          <table:table-cell/>
          <table:table-cell table:formula="of:=[.C68]-[.E68]" office:value-type="float" office:value="-0.00150390000000011">
            <text:p>-0.00150390000000011</text:p>
          </table:table-cell>
        </table:table-row>
        <table:table-row table:style-name="ro1">
          <table:table-cell office:value-type="float" office:value="2.384">
            <text:p>2.384</text:p>
          </table:table-cell>
          <table:table-cell office:value-type="float" office:value="0">
            <text:p>0</text:p>
          </table:table-cell>
          <table:table-cell office:value-type="float" office:value="1.265657">
            <text:p>1.265657</text:p>
          </table:table-cell>
          <table:table-cell/>
          <table:table-cell table:formula="of:=0.5+2*(3-[.A69]) - (4.9/4)*([.A69]-3)*([.A69]-3)" office:value-type="float" office:value="1.2671664">
            <text:p>1.2671664</text:p>
          </table:table-cell>
          <table:table-cell/>
          <table:table-cell table:formula="of:=[.C69]-[.E69]" office:value-type="float" office:value="-0.00150939999999999">
            <text:p>-0.00150939999999999</text:p>
          </table:table-cell>
        </table:table-row>
        <table:table-row table:style-name="ro1">
          <table:table-cell office:value-type="float" office:value="2.382">
            <text:p>2.382</text:p>
          </table:table-cell>
          <table:table-cell office:value-type="float" office:value="0">
            <text:p>0</text:p>
          </table:table-cell>
          <table:table-cell office:value-type="float" office:value="1.266629">
            <text:p>1.266629</text:p>
          </table:table-cell>
          <table:table-cell/>
          <table:table-cell table:formula="of:=0.5+2*(3-[.A70]) - (4.9/4)*([.A70]-3)*([.A70]-3)" office:value-type="float" office:value="1.2681431">
            <text:p>1.2681431</text:p>
          </table:table-cell>
          <table:table-cell/>
          <table:table-cell table:formula="of:=[.C70]-[.E70]" office:value-type="float" office:value="-0.00151409999999985">
            <text:p>-0.00151409999999985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office:value-type="float" office:value="1.267591">
            <text:p>1.267591</text:p>
          </table:table-cell>
          <table:table-cell/>
          <table:table-cell table:formula="of:=0.5+2*(3-[.A71]) - (4.9/4)*([.A71]-3)*([.A71]-3)" office:value-type="float" office:value="1.26911">
            <text:p>1.26911</text:p>
          </table:table-cell>
          <table:table-cell/>
          <table:table-cell table:formula="of:=[.C71]-[.E71]" office:value-type="float" office:value="-0.00151900000000005">
            <text:p>-0.00151900000000005</text:p>
          </table:table-cell>
        </table:table-row>
        <table:table-row table:style-name="ro1">
          <table:table-cell office:value-type="float" office:value="2.378">
            <text:p>2.378</text:p>
          </table:table-cell>
          <table:table-cell office:value-type="float" office:value="0">
            <text:p>0</text:p>
          </table:table-cell>
          <table:table-cell office:value-type="float" office:value="1.268543">
            <text:p>1.268543</text:p>
          </table:table-cell>
          <table:table-cell/>
          <table:table-cell table:formula="of:=0.5+2*(3-[.A72]) - (4.9/4)*([.A72]-3)*([.A72]-3)" office:value-type="float" office:value="1.2700671">
            <text:p>1.2700671</text:p>
          </table:table-cell>
          <table:table-cell/>
          <table:table-cell table:formula="of:=[.C72]-[.E72]" office:value-type="float" office:value="-0.00152409999999992">
            <text:p>-0.00152409999999992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office:value-type="float" office:value="1.276672">
            <text:p>1.276672</text:p>
          </table:table-cell>
          <table:table-cell/>
          <table:table-cell table:formula="of:=0.5+2*(3-[.A73]) - (4.9/4)*([.A73]-3)*([.A73]-3)" office:value-type="float" office:value="1.27824">
            <text:p>1.27824</text:p>
          </table:table-cell>
          <table:table-cell/>
          <table:table-cell table:formula="of:=[.C73]-[.E73]" office:value-type="float" office:value="-0.00156800000000001">
            <text:p>-0.00156800000000001</text:p>
          </table:table-cell>
        </table:table-row>
        <table:table-row table:style-name="ro1">
          <table:table-cell office:value-type="float" office:value="2.358">
            <text:p>2.358</text:p>
          </table:table-cell>
          <table:table-cell office:value-type="float" office:value="0">
            <text:p>0</text:p>
          </table:table-cell>
          <table:table-cell office:value-type="float" office:value="1.277526">
            <text:p>1.277526</text:p>
          </table:table-cell>
          <table:table-cell/>
          <table:table-cell table:formula="of:=0.5+2*(3-[.A74]) - (4.9/4)*([.A74]-3)*([.A74]-3)" office:value-type="float" office:value="1.2790991">
            <text:p>1.2790991</text:p>
          </table:table-cell>
          <table:table-cell/>
          <table:table-cell table:formula="of:=[.C74]-[.E74]" office:value-type="float" office:value="-0.00157309999999988">
            <text:p>-0.00157309999999988</text:p>
          </table:table-cell>
        </table:table-row>
        <table:table-row table:style-name="ro1">
          <table:table-cell office:value-type="float" office:value="2.296">
            <text:p>2.296</text:p>
          </table:table-cell>
          <table:table-cell office:value-type="float" office:value="0">
            <text:p>0</text:p>
          </table:table-cell>
          <table:table-cell office:value-type="float" office:value="1.299146">
            <text:p>1.299146</text:p>
          </table:table-cell>
          <table:table-cell/>
          <table:table-cell table:formula="of:=0.5+2*(3-[.A75]) - (4.9/4)*([.A75]-3)*([.A75]-3)" office:value-type="float" office:value="1.3008704">
            <text:p>1.3008704</text:p>
          </table:table-cell>
          <table:table-cell/>
          <table:table-cell table:formula="of:=[.C75]-[.E75]" office:value-type="float" office:value="-0.00172440000000007">
            <text:p>-0.00172440000000007</text:p>
          </table:table-cell>
        </table:table-row>
        <table:table-row table:style-name="ro1">
          <table:table-cell office:value-type="float" office:value="2.292">
            <text:p>2.292</text:p>
          </table:table-cell>
          <table:table-cell office:value-type="float" office:value="0">
            <text:p>0</text:p>
          </table:table-cell>
          <table:table-cell office:value-type="float" office:value="1.300217">
            <text:p>1.300217</text:p>
          </table:table-cell>
          <table:table-cell/>
          <table:table-cell table:formula="of:=0.5+2*(3-[.A76]) - (4.9/4)*([.A76]-3)*([.A76]-3)" office:value-type="float" office:value="1.3019516">
            <text:p>1.3019516</text:p>
          </table:table-cell>
          <table:table-cell/>
          <table:table-cell table:formula="of:=[.C76]-[.E76]" office:value-type="float" office:value="-0.00173460000000003">
            <text:p>-0.00173460000000003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office:value-type="float" office:value="1.300738">
            <text:p>1.300738</text:p>
          </table:table-cell>
          <table:table-cell/>
          <table:table-cell table:formula="of:=0.5+2*(3-[.A77]) - (4.9/4)*([.A77]-3)*([.A77]-3)" office:value-type="float" office:value="1.3024775">
            <text:p>1.3024775</text:p>
          </table:table-cell>
          <table:table-cell/>
          <table:table-cell table:formula="of:=[.C77]-[.E77]" office:value-type="float" office:value="-0.00173950000000001">
            <text:p>-0.00173950000000001</text:p>
          </table:table-cell>
        </table:table-row>
        <table:table-row table:style-name="ro1">
          <table:table-cell office:value-type="float" office:value="2.288">
            <text:p>2.288</text:p>
          </table:table-cell>
          <table:table-cell office:value-type="float" office:value="0">
            <text:p>0</text:p>
          </table:table-cell>
          <table:table-cell office:value-type="float" office:value="1.301249">
            <text:p>1.301249</text:p>
          </table:table-cell>
          <table:table-cell/>
          <table:table-cell table:formula="of:=0.5+2*(3-[.A78]) - (4.9/4)*([.A78]-3)*([.A78]-3)" office:value-type="float" office:value="1.3029936">
            <text:p>1.3029936</text:p>
          </table:table-cell>
          <table:table-cell/>
          <table:table-cell table:formula="of:=[.C78]-[.E78]" office:value-type="float" office:value="-0.0017446000000001">
            <text:p>-0.0017446000000001</text:p>
          </table:table-cell>
        </table:table-row>
        <table:table-row table:style-name="ro1">
          <table:table-cell office:value-type="float" office:value="2.284">
            <text:p>2.284</text:p>
          </table:table-cell>
          <table:table-cell office:value-type="float" office:value="0">
            <text:p>0</text:p>
          </table:table-cell>
          <table:table-cell office:value-type="float" office:value="1.302242">
            <text:p>1.302242</text:p>
          </table:table-cell>
          <table:table-cell/>
          <table:table-cell table:formula="of:=0.5+2*(3-[.A79]) - (4.9/4)*([.A79]-3)*([.A79]-3)" office:value-type="float" office:value="1.3039964">
            <text:p>1.3039964</text:p>
          </table:table-cell>
          <table:table-cell/>
          <table:table-cell table:formula="of:=[.C79]-[.E79]" office:value-type="float" office:value="-0.00175439999999982">
            <text:p>-0.00175439999999982</text:p>
          </table:table-cell>
        </table:table-row>
        <table:table-row table:style-name="ro1">
          <table:table-cell office:value-type="float" office:value="2.282">
            <text:p>2.282</text:p>
          </table:table-cell>
          <table:table-cell office:value-type="float" office:value="0">
            <text:p>0</text:p>
          </table:table-cell>
          <table:table-cell office:value-type="float" office:value="1.302724">
            <text:p>1.302724</text:p>
          </table:table-cell>
          <table:table-cell/>
          <table:table-cell table:formula="of:=0.5+2*(3-[.A80]) - (4.9/4)*([.A80]-3)*([.A80]-3)" office:value-type="float" office:value="1.3044831">
            <text:p>1.3044831</text:p>
          </table:table-cell>
          <table:table-cell/>
          <table:table-cell table:formula="of:=[.C80]-[.E80]" office:value-type="float" office:value="-0.0017590999999999">
            <text:p>-0.0017590999999999</text:p>
          </table:table-cell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0">
            <text:p>0</text:p>
          </table:table-cell>
          <table:table-cell office:value-type="float" office:value="1.303196">
            <text:p>1.303196</text:p>
          </table:table-cell>
          <table:table-cell/>
          <table:table-cell table:formula="of:=0.5+2*(3-[.A81]) - (4.9/4)*([.A81]-3)*([.A81]-3)" office:value-type="float" office:value="1.30496">
            <text:p>1.30496</text:p>
          </table:table-cell>
          <table:table-cell/>
          <table:table-cell table:formula="of:=[.C81]-[.E81]" office:value-type="float" office:value="-0.00176399999999988">
            <text:p>-0.00176399999999988</text:p>
          </table:table-cell>
        </table:table-row>
        <table:table-row table:style-name="ro1">
          <table:table-cell office:value-type="float" office:value="2.236">
            <text:p>2.236</text:p>
          </table:table-cell>
          <table:table-cell office:value-type="float" office:value="0">
            <text:p>0</text:p>
          </table:table-cell>
          <table:table-cell office:value-type="float" office:value="1.311101">
            <text:p>1.311101</text:p>
          </table:table-cell>
          <table:table-cell/>
          <table:table-cell table:formula="of:=0.5+2*(3-[.A82]) - (4.9/4)*([.A82]-3)*([.A82]-3)" office:value-type="float" office:value="1.3129724">
            <text:p>1.3129724</text:p>
          </table:table-cell>
          <table:table-cell/>
          <table:table-cell table:formula="of:=[.C82]-[.E82]" office:value-type="float" office:value="-0.00187140000000019">
            <text:p>-0.00187140000000019</text:p>
          </table:table-cell>
        </table:table-row>
        <table:table-row table:style-name="ro1">
          <table:table-cell office:value-type="float" office:value="2.234">
            <text:p>2.234</text:p>
          </table:table-cell>
          <table:table-cell office:value-type="float" office:value="0">
            <text:p>0</text:p>
          </table:table-cell>
          <table:table-cell office:value-type="float" office:value="1.311347">
            <text:p>1.311347</text:p>
          </table:table-cell>
          <table:table-cell/>
          <table:table-cell table:formula="of:=0.5+2*(3-[.A83]) - (4.9/4)*([.A83]-3)*([.A83]-3)" office:value-type="float" office:value="1.3132239">
            <text:p>1.3132239</text:p>
          </table:table-cell>
          <table:table-cell/>
          <table:table-cell table:formula="of:=[.C83]-[.E83]" office:value-type="float" office:value="-0.00187689999999985">
            <text:p>-0.00187689999999985</text:p>
          </table:table-cell>
        </table:table-row>
        <table:table-row table:style-name="ro1">
          <table:table-cell office:value-type="float" office:value="2.232">
            <text:p>2.232</text:p>
          </table:table-cell>
          <table:table-cell office:value-type="float" office:value="0">
            <text:p>0</text:p>
          </table:table-cell>
          <table:table-cell office:value-type="float" office:value="1.311584">
            <text:p>1.311584</text:p>
          </table:table-cell>
          <table:table-cell/>
          <table:table-cell table:formula="of:=0.5+2*(3-[.A84]) - (4.9/4)*([.A84]-3)*([.A84]-3)" office:value-type="float" office:value="1.3134656">
            <text:p>1.3134656</text:p>
          </table:table-cell>
          <table:table-cell/>
          <table:table-cell table:formula="of:=[.C84]-[.E84]" office:value-type="float" office:value="-0.00188159999999993">
            <text:p>-0.00188159999999993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office:value-type="float" office:value="1.311811">
            <text:p>1.311811</text:p>
          </table:table-cell>
          <table:table-cell/>
          <table:table-cell table:formula="of:=0.5+2*(3-[.A85]) - (4.9/4)*([.A85]-3)*([.A85]-3)" office:value-type="float" office:value="1.3136975">
            <text:p>1.3136975</text:p>
          </table:table-cell>
          <table:table-cell/>
          <table:table-cell table:formula="of:=[.C85]-[.E85]" office:value-type="float" office:value="-0.0018864999999999">
            <text:p>-0.0018864999999999</text:p>
          </table:table-cell>
        </table:table-row>
        <table:table-row table:style-name="ro1">
          <table:table-cell office:value-type="float" office:value="2.228">
            <text:p>2.228</text:p>
          </table:table-cell>
          <table:table-cell office:value-type="float" office:value="0">
            <text:p>0</text:p>
          </table:table-cell>
          <table:table-cell office:value-type="float" office:value="1.312028">
            <text:p>1.312028</text:p>
          </table:table-cell>
          <table:table-cell/>
          <table:table-cell table:formula="of:=0.5+2*(3-[.A86]) - (4.9/4)*([.A86]-3)*([.A86]-3)" office:value-type="float" office:value="1.3139196">
            <text:p>1.3139196</text:p>
          </table:table-cell>
          <table:table-cell/>
          <table:table-cell table:formula="of:=[.C86]-[.E86]" office:value-type="float" office:value="-0.00189159999999999">
            <text:p>-0.00189159999999999</text:p>
          </table:table-cell>
        </table:table-row>
        <table:table-row table:style-name="ro1">
          <table:table-cell office:value-type="float" office:value="2.226">
            <text:p>2.226</text:p>
          </table:table-cell>
          <table:table-cell office:value-type="float" office:value="0">
            <text:p>0</text:p>
          </table:table-cell>
          <table:table-cell office:value-type="float" office:value="1.312236">
            <text:p>1.312236</text:p>
          </table:table-cell>
          <table:table-cell/>
          <table:table-cell table:formula="of:=0.5+2*(3-[.A87]) - (4.9/4)*([.A87]-3)*([.A87]-3)" office:value-type="float" office:value="1.3141319">
            <text:p>1.3141319</text:p>
          </table:table-cell>
          <table:table-cell/>
          <table:table-cell table:formula="of:=[.C87]-[.E87]" office:value-type="float" office:value="-0.00189590000000006">
            <text:p>-0.00189590000000006</text:p>
          </table:table-cell>
        </table:table-row>
        <table:table-row table:style-name="ro1">
          <table:table-cell office:value-type="float" office:value="2.224">
            <text:p>2.224</text:p>
          </table:table-cell>
          <table:table-cell office:value-type="float" office:value="0">
            <text:p>0</text:p>
          </table:table-cell>
          <table:table-cell office:value-type="float" office:value="1.312433">
            <text:p>1.312433</text:p>
          </table:table-cell>
          <table:table-cell/>
          <table:table-cell table:formula="of:=0.5+2*(3-[.A88]) - (4.9/4)*([.A88]-3)*([.A88]-3)" office:value-type="float" office:value="1.3143344">
            <text:p>1.3143344</text:p>
          </table:table-cell>
          <table:table-cell/>
          <table:table-cell table:formula="of:=[.C88]-[.E88]" office:value-type="float" office:value="-0.00190139999999994">
            <text:p>-0.00190139999999994</text:p>
          </table:table-cell>
        </table:table-row>
        <table:table-row table:style-name="ro1">
          <table:table-cell office:value-type="float" office:value="2.222">
            <text:p>2.222</text:p>
          </table:table-cell>
          <table:table-cell office:value-type="float" office:value="0">
            <text:p>0</text:p>
          </table:table-cell>
          <table:table-cell office:value-type="float" office:value="1.312621">
            <text:p>1.312621</text:p>
          </table:table-cell>
          <table:table-cell/>
          <table:table-cell table:formula="of:=0.5+2*(3-[.A89]) - (4.9/4)*([.A89]-3)*([.A89]-3)" office:value-type="float" office:value="1.3145271">
            <text:p>1.3145271</text:p>
          </table:table-cell>
          <table:table-cell/>
          <table:table-cell table:formula="of:=[.C89]-[.E89]" office:value-type="float" office:value="-0.0019060999999998">
            <text:p>-0.0019060999999998</text:p>
          </table:table-cell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office:value-type="float" office:value="1.312799">
            <text:p>1.312799</text:p>
          </table:table-cell>
          <table:table-cell/>
          <table:table-cell table:formula="of:=0.5+2*(3-[.A90]) - (4.9/4)*([.A90]-3)*([.A90]-3)" office:value-type="float" office:value="1.31471">
            <text:p>1.31471</text:p>
          </table:table-cell>
          <table:table-cell/>
          <table:table-cell table:formula="of:=[.C90]-[.E90]" office:value-type="float" office:value="-0.00191099999999977">
            <text:p>-0.00191099999999977</text:p>
          </table:table-cell>
        </table:table-row>
        <table:table-row table:style-name="ro1">
          <table:table-cell office:value-type="float" office:value="2.218">
            <text:p>2.218</text:p>
          </table:table-cell>
          <table:table-cell office:value-type="float" office:value="0">
            <text:p>0</text:p>
          </table:table-cell>
          <table:table-cell office:value-type="float" office:value="1.312967">
            <text:p>1.312967</text:p>
          </table:table-cell>
          <table:table-cell/>
          <table:table-cell table:formula="of:=0.5+2*(3-[.A91]) - (4.9/4)*([.A91]-3)*([.A91]-3)" office:value-type="float" office:value="1.3148831">
            <text:p>1.3148831</text:p>
          </table:table-cell>
          <table:table-cell/>
          <table:table-cell table:formula="of:=[.C91]-[.E91]" office:value-type="float" office:value="-0.00191609999999987">
            <text:p>-0.00191609999999987</text:p>
          </table:table-cell>
        </table:table-row>
        <table:table-row table:style-name="ro1">
          <table:table-cell office:value-type="float" office:value="2.216">
            <text:p>2.216</text:p>
          </table:table-cell>
          <table:table-cell office:value-type="float" office:value="0">
            <text:p>0</text:p>
          </table:table-cell>
          <table:table-cell office:value-type="float" office:value="1.313126">
            <text:p>1.313126</text:p>
          </table:table-cell>
          <table:table-cell/>
          <table:table-cell table:formula="of:=0.5+2*(3-[.A92]) - (4.9/4)*([.A92]-3)*([.A92]-3)" office:value-type="float" office:value="1.3150464">
            <text:p>1.3150464</text:p>
          </table:table-cell>
          <table:table-cell/>
          <table:table-cell table:formula="of:=[.C92]-[.E92]" office:value-type="float" office:value="-0.00192039999999993">
            <text:p>-0.00192039999999993</text:p>
          </table:table-cell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0">
            <text:p>0</text:p>
          </table:table-cell>
          <table:table-cell office:value-type="float" office:value="1.314293">
            <text:p>1.314293</text:p>
          </table:table-cell>
          <table:table-cell/>
          <table:table-cell table:formula="of:=0.5+2*(3-[.A93]) - (4.9/4)*([.A93]-3)*([.A93]-3)" office:value-type="float" office:value="1.3162775">
            <text:p>1.3162775</text:p>
          </table:table-cell>
          <table:table-cell/>
          <table:table-cell table:formula="of:=[.C93]-[.E93]" office:value-type="float" office:value="-0.00198450000000006">
            <text:p>-0.00198450000000006</text:p>
          </table:table-cell>
        </table:table-row>
        <table:table-row table:style-name="ro1">
          <table:table-cell office:value-type="float" office:value="2.188">
            <text:p>2.188</text:p>
          </table:table-cell>
          <table:table-cell office:value-type="float" office:value="0">
            <text:p>0</text:p>
          </table:table-cell>
          <table:table-cell office:value-type="float" office:value="1.314314">
            <text:p>1.314314</text:p>
          </table:table-cell>
          <table:table-cell/>
          <table:table-cell table:formula="of:=0.5+2*(3-[.A94]) - (4.9/4)*([.A94]-3)*([.A94]-3)" office:value-type="float" office:value="1.3163036">
            <text:p>1.3163036</text:p>
          </table:table-cell>
          <table:table-cell/>
          <table:table-cell table:formula="of:=[.C94]-[.E94]" office:value-type="float" office:value="-0.00198959999999992">
            <text:p>-0.00198959999999992</text:p>
          </table:table-cell>
        </table:table-row>
        <table:table-row table:style-name="ro1">
          <table:table-cell office:value-type="float" office:value="2.186">
            <text:p>2.186</text:p>
          </table:table-cell>
          <table:table-cell office:value-type="float" office:value="0">
            <text:p>0</text:p>
          </table:table-cell>
          <table:table-cell office:value-type="float" office:value="1.314326">
            <text:p>1.314326</text:p>
          </table:table-cell>
          <table:table-cell/>
          <table:table-cell table:formula="of:=0.5+2*(3-[.A95]) - (4.9/4)*([.A95]-3)*([.A95]-3)" office:value-type="float" office:value="1.3163199">
            <text:p>1.3163199</text:p>
          </table:table-cell>
          <table:table-cell/>
          <table:table-cell table:formula="of:=[.C95]-[.E95]" office:value-type="float" office:value="-0.00199389999999999">
            <text:p>-0.00199389999999999</text:p>
          </table:table-cell>
        </table:table-row>
        <table:table-row table:style-name="ro1">
          <table:table-cell office:value-type="float" office:value="2.184">
            <text:p>2.184</text:p>
          </table:table-cell>
          <table:table-cell office:value-type="float" office:value="0">
            <text:p>0</text:p>
          </table:table-cell>
          <table:table-cell office:value-type="float" office:value="1.314327">
            <text:p>1.314327</text:p>
          </table:table-cell>
          <table:table-cell/>
          <table:table-cell table:formula="of:=0.5+2*(3-[.A96]) - (4.9/4)*([.A96]-3)*([.A96]-3)" office:value-type="float" office:value="1.3163264">
            <text:p>1.3163264</text:p>
          </table:table-cell>
          <table:table-cell/>
          <table:table-cell table:formula="of:=[.C96]-[.E96]" office:value-type="float" office:value="-0.00199939999999987">
            <text:p>-0.00199939999999987</text:p>
          </table:table-cell>
        </table:table-row>
        <table:table-row table:style-name="ro1">
          <table:table-cell office:value-type="float" office:value="2.182">
            <text:p>2.182</text:p>
          </table:table-cell>
          <table:table-cell office:value-type="float" office:value="0">
            <text:p>0</text:p>
          </table:table-cell>
          <table:table-cell office:value-type="float" office:value="1.314319">
            <text:p>1.314319</text:p>
          </table:table-cell>
          <table:table-cell/>
          <table:table-cell table:formula="of:=0.5+2*(3-[.A97]) - (4.9/4)*([.A97]-3)*([.A97]-3)" office:value-type="float" office:value="1.3163231">
            <text:p>1.3163231</text:p>
          </table:table-cell>
          <table:table-cell/>
          <table:table-cell table:formula="of:=[.C97]-[.E97]" office:value-type="float" office:value="-0.00200409999999995">
            <text:p>-0.00200409999999995</text:p>
          </table:table-cell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office:value-type="float" office:value="1.314301">
            <text:p>1.314301</text:p>
          </table:table-cell>
          <table:table-cell/>
          <table:table-cell table:formula="of:=0.5+2*(3-[.A98]) - (4.9/4)*([.A98]-3)*([.A98]-3)" office:value-type="float" office:value="1.31631">
            <text:p>1.31631</text:p>
          </table:table-cell>
          <table:table-cell/>
          <table:table-cell table:formula="of:=[.C98]-[.E98]" office:value-type="float" office:value="-0.00200899999999993">
            <text:p>-0.00200899999999993</text:p>
          </table:table-cell>
        </table:table-row>
        <table:table-row table:style-name="ro1">
          <table:table-cell office:value-type="float" office:value="2.178">
            <text:p>2.178</text:p>
          </table:table-cell>
          <table:table-cell office:value-type="float" office:value="0">
            <text:p>0</text:p>
          </table:table-cell>
          <table:table-cell office:value-type="float" office:value="1.314273">
            <text:p>1.314273</text:p>
          </table:table-cell>
          <table:table-cell/>
          <table:table-cell table:formula="of:=0.5+2*(3-[.A99]) - (4.9/4)*([.A99]-3)*([.A99]-3)" office:value-type="float" office:value="1.3162871">
            <text:p>1.3162871</text:p>
          </table:table-cell>
          <table:table-cell/>
          <table:table-cell table:formula="of:=[.C99]-[.E99]" office:value-type="float" office:value="-0.0020140999999998">
            <text:p>-0.0020140999999998</text:p>
          </table:table-cell>
        </table:table-row>
        <table:table-row table:style-name="ro1">
          <table:table-cell office:value-type="float" office:value="2.176">
            <text:p>2.176</text:p>
          </table:table-cell>
          <table:table-cell office:value-type="float" office:value="0">
            <text:p>0</text:p>
          </table:table-cell>
          <table:table-cell office:value-type="float" office:value="1.314236">
            <text:p>1.314236</text:p>
          </table:table-cell>
          <table:table-cell/>
          <table:table-cell table:formula="of:=0.5+2*(3-[.A100]) - (4.9/4)*([.A100]-3)*([.A100]-3)" office:value-type="float" office:value="1.3162544">
            <text:p>1.3162544</text:p>
          </table:table-cell>
          <table:table-cell/>
          <table:table-cell table:formula="of:=[.C100]-[.E100]" office:value-type="float" office:value="-0.00201840000000009">
            <text:p>-0.00201840000000009</text:p>
          </table:table-cell>
        </table:table-row>
        <table:table-row table:style-name="ro1">
          <table:table-cell office:value-type="float" office:value="2.174">
            <text:p>2.174</text:p>
          </table:table-cell>
          <table:table-cell office:value-type="float" office:value="0">
            <text:p>0</text:p>
          </table:table-cell>
          <table:table-cell office:value-type="float" office:value="1.314188">
            <text:p>1.314188</text:p>
          </table:table-cell>
          <table:table-cell/>
          <table:table-cell table:formula="of:=0.5+2*(3-[.A101]) - (4.9/4)*([.A101]-3)*([.A101]-3)" office:value-type="float" office:value="1.3162119">
            <text:p>1.3162119</text:p>
          </table:table-cell>
          <table:table-cell/>
          <table:table-cell table:formula="of:=[.C101]-[.E101]" office:value-type="float" office:value="-0.00202389999999997">
            <text:p>-0.00202389999999997</text:p>
          </table:table-cell>
        </table:table-row>
        <table:table-row table:style-name="ro1">
          <table:table-cell office:value-type="float" office:value="2.172">
            <text:p>2.172</text:p>
          </table:table-cell>
          <table:table-cell office:value-type="float" office:value="0">
            <text:p>0</text:p>
          </table:table-cell>
          <table:table-cell office:value-type="float" office:value="1.314131">
            <text:p>1.314131</text:p>
          </table:table-cell>
          <table:table-cell/>
          <table:table-cell table:formula="of:=0.5+2*(3-[.A102]) - (4.9/4)*([.A102]-3)*([.A102]-3)" office:value-type="float" office:value="1.3161596">
            <text:p>1.3161596</text:p>
          </table:table-cell>
          <table:table-cell/>
          <table:table-cell table:formula="of:=[.C102]-[.E102]" office:value-type="float" office:value="-0.00202859999999982">
            <text:p>-0.00202859999999982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0">
            <text:p>0</text:p>
          </table:table-cell>
          <table:table-cell office:value-type="float" office:value="1.314064">
            <text:p>1.314064</text:p>
          </table:table-cell>
          <table:table-cell/>
          <table:table-cell table:formula="of:=0.5+2*(3-[.A103]) - (4.9/4)*([.A103]-3)*([.A103]-3)" office:value-type="float" office:value="1.3160975">
            <text:p>1.3160975</text:p>
          </table:table-cell>
          <table:table-cell/>
          <table:table-cell table:formula="of:=[.C103]-[.E103]" office:value-type="float" office:value="-0.00203349999999958">
            <text:p>-0.00203349999999958</text:p>
          </table:table-cell>
        </table:table-row>
        <table:table-row table:style-name="ro1">
          <table:table-cell office:value-type="float" office:value="2.146">
            <text:p>2.146</text:p>
          </table:table-cell>
          <table:table-cell office:value-type="float" office:value="0">
            <text:p>0</text:p>
          </table:table-cell>
          <table:table-cell office:value-type="float" office:value="1.312496">
            <text:p>1.312496</text:p>
          </table:table-cell>
          <table:table-cell/>
          <table:table-cell table:formula="of:=0.5+2*(3-[.A104]) - (4.9/4)*([.A104]-3)*([.A104]-3)" office:value-type="float" office:value="1.3145879">
            <text:p>1.3145879</text:p>
          </table:table-cell>
          <table:table-cell/>
          <table:table-cell table:formula="of:=[.C104]-[.E104]" office:value-type="float" office:value="-0.00209189999999992">
            <text:p>-0.00209189999999992</text:p>
          </table:table-cell>
        </table:table-row>
        <table:table-row table:style-name="ro1">
          <table:table-cell office:value-type="float" office:value="2.144">
            <text:p>2.144</text:p>
          </table:table-cell>
          <table:table-cell office:value-type="float" office:value="0">
            <text:p>0</text:p>
          </table:table-cell>
          <table:table-cell office:value-type="float" office:value="1.312301">
            <text:p>1.312301</text:p>
          </table:table-cell>
          <table:table-cell/>
          <table:table-cell table:formula="of:=0.5+2*(3-[.A105]) - (4.9/4)*([.A105]-3)*([.A105]-3)" office:value-type="float" office:value="1.3143984">
            <text:p>1.3143984</text:p>
          </table:table-cell>
          <table:table-cell/>
          <table:table-cell table:formula="of:=[.C105]-[.E105]" office:value-type="float" office:value="-0.00209740000000003">
            <text:p>-0.00209740000000003</text:p>
          </table:table-cell>
        </table:table-row>
        <table:table-row table:style-name="ro1">
          <table:table-cell office:value-type="float" office:value="2.142">
            <text:p>2.142</text:p>
          </table:table-cell>
          <table:table-cell office:value-type="float" office:value="0">
            <text:p>0</text:p>
          </table:table-cell>
          <table:table-cell office:value-type="float" office:value="1.312097">
            <text:p>1.312097</text:p>
          </table:table-cell>
          <table:table-cell/>
          <table:table-cell table:formula="of:=0.5+2*(3-[.A106]) - (4.9/4)*([.A106]-3)*([.A106]-3)" office:value-type="float" office:value="1.3141991">
            <text:p>1.3141991</text:p>
          </table:table-cell>
          <table:table-cell/>
          <table:table-cell table:formula="of:=[.C106]-[.E106]" office:value-type="float" office:value="-0.00210209999999966">
            <text:p>-0.00210209999999966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0">
            <text:p>0</text:p>
          </table:table-cell>
          <table:table-cell office:value-type="float" office:value="1.311883">
            <text:p>1.311883</text:p>
          </table:table-cell>
          <table:table-cell/>
          <table:table-cell table:formula="of:=0.5+2*(3-[.A107]) - (4.9/4)*([.A107]-3)*([.A107]-3)" office:value-type="float" office:value="1.31399">
            <text:p>1.31399</text:p>
          </table:table-cell>
          <table:table-cell/>
          <table:table-cell table:formula="of:=[.C107]-[.E107]" office:value-type="float" office:value="-0.00210700000000008">
            <text:p>-0.00210700000000008</text:p>
          </table:table-cell>
        </table:table-row>
        <table:table-row table:style-name="ro1">
          <table:table-cell office:value-type="float" office:value="2.138">
            <text:p>2.138</text:p>
          </table:table-cell>
          <table:table-cell office:value-type="float" office:value="0">
            <text:p>0</text:p>
          </table:table-cell>
          <table:table-cell office:value-type="float" office:value="1.311659">
            <text:p>1.311659</text:p>
          </table:table-cell>
          <table:table-cell/>
          <table:table-cell table:formula="of:=0.5+2*(3-[.A108]) - (4.9/4)*([.A108]-3)*([.A108]-3)" office:value-type="float" office:value="1.3137711">
            <text:p>1.3137711</text:p>
          </table:table-cell>
          <table:table-cell/>
          <table:table-cell table:formula="of:=[.C108]-[.E108]" office:value-type="float" office:value="-0.00211209999999995">
            <text:p>-0.00211209999999995</text:p>
          </table:table-cell>
        </table:table-row>
        <table:table-row table:style-name="ro1">
          <table:table-cell office:value-type="float" office:value="2.128">
            <text:p>2.128</text:p>
          </table:table-cell>
          <table:table-cell office:value-type="float" office:value="0">
            <text:p>0</text:p>
          </table:table-cell>
          <table:table-cell office:value-type="float" office:value="1.310393">
            <text:p>1.310393</text:p>
          </table:table-cell>
          <table:table-cell/>
          <table:table-cell table:formula="of:=0.5+2*(3-[.A109]) - (4.9/4)*([.A109]-3)*([.A109]-3)" office:value-type="float" office:value="1.3125296">
            <text:p>1.3125296</text:p>
          </table:table-cell>
          <table:table-cell/>
          <table:table-cell table:formula="of:=[.C109]-[.E109]" office:value-type="float" office:value="-0.00213660000000004">
            <text:p>-0.00213660000000004</text:p>
          </table:table-cell>
        </table:table-row>
        <table:table-row table:style-name="ro1">
          <table:table-cell office:value-type="float" office:value="2.104">
            <text:p>2.104</text:p>
          </table:table-cell>
          <table:table-cell office:value-type="float" office:value="0">
            <text:p>0</text:p>
          </table:table-cell>
          <table:table-cell office:value-type="float" office:value="1.306355">
            <text:p>1.306355</text:p>
          </table:table-cell>
          <table:table-cell/>
          <table:table-cell table:formula="of:=0.5+2*(3-[.A110]) - (4.9/4)*([.A110]-3)*([.A110]-3)" office:value-type="float" office:value="1.3085504">
            <text:p>1.3085504</text:p>
          </table:table-cell>
          <table:table-cell/>
          <table:table-cell table:formula="of:=[.C110]-[.E110]" office:value-type="float" office:value="-0.00219540000000018">
            <text:p>-0.00219540000000018</text:p>
          </table:table-cell>
        </table:table-row>
        <table:table-row table:style-name="ro1">
          <table:table-cell office:value-type="float" office:value="2.102">
            <text:p>2.102</text:p>
          </table:table-cell>
          <table:table-cell office:value-type="float" office:value="0">
            <text:p>0</text:p>
          </table:table-cell>
          <table:table-cell office:value-type="float" office:value="1.305955">
            <text:p>1.305955</text:p>
          </table:table-cell>
          <table:table-cell/>
          <table:table-cell table:formula="of:=0.5+2*(3-[.A111]) - (4.9/4)*([.A111]-3)*([.A111]-3)" office:value-type="float" office:value="1.3081551">
            <text:p>1.3081551</text:p>
          </table:table-cell>
          <table:table-cell/>
          <table:table-cell table:formula="of:=[.C111]-[.E111]" office:value-type="float" office:value="-0.00220010000000004">
            <text:p>-0.00220010000000004</text:p>
          </table:table-cell>
        </table:table-row>
        <table:table-row table:style-name="ro1">
          <table:table-cell office:value-type="float" office:value="2.064">
            <text:p>2.064</text:p>
          </table:table-cell>
          <table:table-cell office:value-type="float" office:value="0">
            <text:p>0</text:p>
          </table:table-cell>
          <table:table-cell office:value-type="float" office:value="1.296489">
            <text:p>1.296489</text:p>
          </table:table-cell>
          <table:table-cell/>
          <table:table-cell table:formula="of:=0.5+2*(3-[.A112]) - (4.9/4)*([.A112]-3)*([.A112]-3)" office:value-type="float" office:value="1.2987824">
            <text:p>1.2987824</text:p>
          </table:table-cell>
          <table:table-cell/>
          <table:table-cell table:formula="of:=[.C112]-[.E112]" office:value-type="float" office:value="-0.00229339999999989">
            <text:p>-0.00229339999999989</text:p>
          </table:table-cell>
        </table:table-row>
        <table:table-row table:style-name="ro1">
          <table:table-cell office:value-type="float" office:value="2.062">
            <text:p>2.062</text:p>
          </table:table-cell>
          <table:table-cell office:value-type="float" office:value="0">
            <text:p>0</text:p>
          </table:table-cell>
          <table:table-cell office:value-type="float" office:value="1.295893">
            <text:p>1.295893</text:p>
          </table:table-cell>
          <table:table-cell/>
          <table:table-cell table:formula="of:=0.5+2*(3-[.A113]) - (4.9/4)*([.A113]-3)*([.A113]-3)" office:value-type="float" office:value="1.2981911">
            <text:p>1.2981911</text:p>
          </table:table-cell>
          <table:table-cell/>
          <table:table-cell table:formula="of:=[.C113]-[.E113]" office:value-type="float" office:value="-0.00229809999999975">
            <text:p>-0.00229809999999975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0">
            <text:p>0</text:p>
          </table:table-cell>
          <table:table-cell office:value-type="float" office:value="1.295287">
            <text:p>1.295287</text:p>
          </table:table-cell>
          <table:table-cell/>
          <table:table-cell table:formula="of:=0.5+2*(3-[.A114]) - (4.9/4)*([.A114]-3)*([.A114]-3)" office:value-type="float" office:value="1.29759">
            <text:p>1.29759</text:p>
          </table:table-cell>
          <table:table-cell/>
          <table:table-cell table:formula="of:=[.C114]-[.E114]" office:value-type="float" office:value="-0.00230299999999994">
            <text:p>-0.00230299999999994</text:p>
          </table:table-cell>
        </table:table-row>
        <table:table-row table:style-name="ro1">
          <table:table-cell office:value-type="float" office:value="2.056">
            <text:p>2.056</text:p>
          </table:table-cell>
          <table:table-cell office:value-type="float" office:value="0">
            <text:p>0</text:p>
          </table:table-cell>
          <table:table-cell office:value-type="float" office:value="1.294046">
            <text:p>1.294046</text:p>
          </table:table-cell>
          <table:table-cell/>
          <table:table-cell table:formula="of:=0.5+2*(3-[.A115]) - (4.9/4)*([.A115]-3)*([.A115]-3)" office:value-type="float" office:value="1.2963584">
            <text:p>1.2963584</text:p>
          </table:table-cell>
          <table:table-cell/>
          <table:table-cell table:formula="of:=[.C115]-[.E115]" office:value-type="float" office:value="-0.00231239999999988">
            <text:p>-0.00231239999999988</text:p>
          </table:table-cell>
        </table:table-row>
        <table:table-row table:style-name="ro1">
          <table:table-cell office:value-type="float" office:value="2.052">
            <text:p>2.052</text:p>
          </table:table-cell>
          <table:table-cell office:value-type="float" office:value="0">
            <text:p>0</text:p>
          </table:table-cell>
          <table:table-cell office:value-type="float" office:value="1.292765">
            <text:p>1.292765</text:p>
          </table:table-cell>
          <table:table-cell/>
          <table:table-cell table:formula="of:=0.5+2*(3-[.A116]) - (4.9/4)*([.A116]-3)*([.A116]-3)" office:value-type="float" office:value="1.2950876">
            <text:p>1.2950876</text:p>
          </table:table-cell>
          <table:table-cell/>
          <table:table-cell table:formula="of:=[.C116]-[.E116]" office:value-type="float" office:value="-0.00232260000000006">
            <text:p>-0.00232260000000006</text:p>
          </table:table-cell>
        </table:table-row>
        <table:table-row table:style-name="ro1">
          <table:table-cell office:value-type="float" office:value="2.048">
            <text:p>2.048</text:p>
          </table:table-cell>
          <table:table-cell office:value-type="float" office:value="0">
            <text:p>0</text:p>
          </table:table-cell>
          <table:table-cell office:value-type="float" office:value="1.291445">
            <text:p>1.291445</text:p>
          </table:table-cell>
          <table:table-cell/>
          <table:table-cell table:formula="of:=0.5+2*(3-[.A117]) - (4.9/4)*([.A117]-3)*([.A117]-3)" office:value-type="float" office:value="1.2937776">
            <text:p>1.2937776</text:p>
          </table:table-cell>
          <table:table-cell/>
          <table:table-cell table:formula="of:=[.C117]-[.E117]" office:value-type="float" office:value="-0.00233259999999991">
            <text:p>-0.00233259999999991</text:p>
          </table:table-cell>
        </table:table-row>
        <table:table-row table:style-name="ro1">
          <table:table-cell office:value-type="float" office:value="2.046">
            <text:p>2.046</text:p>
          </table:table-cell>
          <table:table-cell office:value-type="float" office:value="0">
            <text:p>0</text:p>
          </table:table-cell>
          <table:table-cell office:value-type="float" office:value="1.290771">
            <text:p>1.290771</text:p>
          </table:table-cell>
          <table:table-cell/>
          <table:table-cell table:formula="of:=0.5+2*(3-[.A118]) - (4.9/4)*([.A118]-3)*([.A118]-3)" office:value-type="float" office:value="1.2931079">
            <text:p>1.2931079</text:p>
          </table:table-cell>
          <table:table-cell/>
          <table:table-cell table:formula="of:=[.C118]-[.E118]" office:value-type="float" office:value="-0.00233689999999997">
            <text:p>-0.00233689999999997</text:p>
          </table:table-cell>
        </table:table-row>
        <table:table-row table:style-name="ro1">
          <table:table-cell office:value-type="float" office:value="2.044">
            <text:p>2.044</text:p>
          </table:table-cell>
          <table:table-cell office:value-type="float" office:value="0">
            <text:p>0</text:p>
          </table:table-cell>
          <table:table-cell office:value-type="float" office:value="1.290086">
            <text:p>1.290086</text:p>
          </table:table-cell>
          <table:table-cell/>
          <table:table-cell table:formula="of:=0.5+2*(3-[.A119]) - (4.9/4)*([.A119]-3)*([.A119]-3)" office:value-type="float" office:value="1.2924284">
            <text:p>1.2924284</text:p>
          </table:table-cell>
          <table:table-cell/>
          <table:table-cell table:formula="of:=[.C119]-[.E119]" office:value-type="float" office:value="-0.00234239999999986">
            <text:p>-0.00234239999999986</text:p>
          </table:table-cell>
        </table:table-row>
        <table:table-row table:style-name="ro1">
          <table:table-cell office:value-type="float" office:value="2.042">
            <text:p>2.042</text:p>
          </table:table-cell>
          <table:table-cell office:value-type="float" office:value="0">
            <text:p>0</text:p>
          </table:table-cell>
          <table:table-cell office:value-type="float" office:value="1.289392">
            <text:p>1.289392</text:p>
          </table:table-cell>
          <table:table-cell/>
          <table:table-cell table:formula="of:=0.5+2*(3-[.A120]) - (4.9/4)*([.A120]-3)*([.A120]-3)" office:value-type="float" office:value="1.2917391">
            <text:p>1.2917391</text:p>
          </table:table-cell>
          <table:table-cell/>
          <table:table-cell table:formula="of:=[.C120]-[.E120]" office:value-type="float" office:value="-0.00234709999999994">
            <text:p>-0.00234709999999994</text:p>
          </table:table-cell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0">
            <text:p>0</text:p>
          </table:table-cell>
          <table:table-cell office:value-type="float" office:value="1.288688">
            <text:p>1.288688</text:p>
          </table:table-cell>
          <table:table-cell/>
          <table:table-cell table:formula="of:=0.5+2*(3-[.A121]) - (4.9/4)*([.A121]-3)*([.A121]-3)" office:value-type="float" office:value="1.29104">
            <text:p>1.29104</text:p>
          </table:table-cell>
          <table:table-cell/>
          <table:table-cell table:formula="of:=[.C121]-[.E121]" office:value-type="float" office:value="-0.00235199999999991">
            <text:p>-0.00235199999999991</text:p>
          </table:table-cell>
        </table:table-row>
        <table:table-row table:style-name="ro1">
          <table:table-cell office:value-type="float" office:value="2.038">
            <text:p>2.038</text:p>
          </table:table-cell>
          <table:table-cell office:value-type="float" office:value="0">
            <text:p>0</text:p>
          </table:table-cell>
          <table:table-cell office:value-type="float" office:value="1.287974">
            <text:p>1.287974</text:p>
          </table:table-cell>
          <table:table-cell/>
          <table:table-cell table:formula="of:=0.5+2*(3-[.A122]) - (4.9/4)*([.A122]-3)*([.A122]-3)" office:value-type="float" office:value="1.2903311">
            <text:p>1.2903311</text:p>
          </table:table-cell>
          <table:table-cell/>
          <table:table-cell table:formula="of:=[.C122]-[.E122]" office:value-type="float" office:value="-0.0023571">
            <text:p>-0.0023571</text:p>
          </table:table-cell>
        </table:table-row>
        <table:table-row table:style-name="ro1">
          <table:table-cell office:value-type="float" office:value="2.036">
            <text:p>2.036</text:p>
          </table:table-cell>
          <table:table-cell office:value-type="float" office:value="0">
            <text:p>0</text:p>
          </table:table-cell>
          <table:table-cell office:value-type="float" office:value="1.287251">
            <text:p>1.287251</text:p>
          </table:table-cell>
          <table:table-cell/>
          <table:table-cell table:formula="of:=0.5+2*(3-[.A123]) - (4.9/4)*([.A123]-3)*([.A123]-3)" office:value-type="float" office:value="1.2896124">
            <text:p>1.2896124</text:p>
          </table:table-cell>
          <table:table-cell/>
          <table:table-cell table:formula="of:=[.C123]-[.E123]" office:value-type="float" office:value="-0.00236140000000007">
            <text:p>-0.00236140000000007</text:p>
          </table:table-cell>
        </table:table-row>
        <table:table-row table:style-name="ro1">
          <table:table-cell office:value-type="float" office:value="2.034">
            <text:p>2.034</text:p>
          </table:table-cell>
          <table:table-cell office:value-type="float" office:value="0">
            <text:p>0</text:p>
          </table:table-cell>
          <table:table-cell office:value-type="float" office:value="1.286517">
            <text:p>1.286517</text:p>
          </table:table-cell>
          <table:table-cell/>
          <table:table-cell table:formula="of:=0.5+2*(3-[.A124]) - (4.9/4)*([.A124]-3)*([.A124]-3)" office:value-type="float" office:value="1.2888839">
            <text:p>1.2888839</text:p>
          </table:table-cell>
          <table:table-cell/>
          <table:table-cell table:formula="of:=[.C124]-[.E124]" office:value-type="float" office:value="-0.00236689999999995">
            <text:p>-0.00236689999999995</text:p>
          </table:table-cell>
        </table:table-row>
        <table:table-row table:style-name="ro1">
          <table:table-cell office:value-type="float" office:value="2.032">
            <text:p>2.032</text:p>
          </table:table-cell>
          <table:table-cell office:value-type="float" office:value="0">
            <text:p>0</text:p>
          </table:table-cell>
          <table:table-cell office:value-type="float" office:value="1.285774">
            <text:p>1.285774</text:p>
          </table:table-cell>
          <table:table-cell/>
          <table:table-cell table:formula="of:=0.5+2*(3-[.A125]) - (4.9/4)*([.A125]-3)*([.A125]-3)" office:value-type="float" office:value="1.2881456">
            <text:p>1.2881456</text:p>
          </table:table-cell>
          <table:table-cell/>
          <table:table-cell table:formula="of:=[.C125]-[.E125]" office:value-type="float" office:value="-0.00237160000000003">
            <text:p>-0.00237160000000003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1.285021">
            <text:p>1.285021</text:p>
          </table:table-cell>
          <table:table-cell/>
          <table:table-cell table:formula="of:=0.5+2*(3-[.A126]) - (4.9/4)*([.A126]-3)*([.A126]-3)" office:value-type="float" office:value="1.2873975">
            <text:p>1.2873975</text:p>
          </table:table-cell>
          <table:table-cell/>
          <table:table-cell table:formula="of:=[.C126]-[.E126]" office:value-type="float" office:value="-0.0023765">
            <text:p>-0.0023765</text:p>
          </table:table-cell>
        </table:table-row>
        <table:table-row table:style-name="ro1">
          <table:table-cell office:value-type="float" office:value="2.028">
            <text:p>2.028</text:p>
          </table:table-cell>
          <table:table-cell office:value-type="float" office:value="0">
            <text:p>0</text:p>
          </table:table-cell>
          <table:table-cell office:value-type="float" office:value="1.284258">
            <text:p>1.284258</text:p>
          </table:table-cell>
          <table:table-cell/>
          <table:table-cell table:formula="of:=0.5+2*(3-[.A127]) - (4.9/4)*([.A127]-3)*([.A127]-3)" office:value-type="float" office:value="1.2866396">
            <text:p>1.2866396</text:p>
          </table:table-cell>
          <table:table-cell/>
          <table:table-cell table:formula="of:=[.C127]-[.E127]" office:value-type="float" office:value="-0.00238160000000009">
            <text:p>-0.00238160000000009</text:p>
          </table:table-cell>
        </table:table-row>
        <table:table-row table:style-name="ro1">
          <table:table-cell office:value-type="float" office:value="2.026">
            <text:p>2.026</text:p>
          </table:table-cell>
          <table:table-cell office:value-type="float" office:value="0">
            <text:p>0</text:p>
          </table:table-cell>
          <table:table-cell office:value-type="float" office:value="1.283486">
            <text:p>1.283486</text:p>
          </table:table-cell>
          <table:table-cell/>
          <table:table-cell table:formula="of:=0.5+2*(3-[.A128]) - (4.9/4)*([.A128]-3)*([.A128]-3)" office:value-type="float" office:value="1.2858719">
            <text:p>1.2858719</text:p>
          </table:table-cell>
          <table:table-cell/>
          <table:table-cell table:formula="of:=[.C128]-[.E128]" office:value-type="float" office:value="-0.00238589999999994">
            <text:p>-0.00238589999999994</text:p>
          </table:table-cell>
        </table:table-row>
        <table:table-row table:style-name="ro1">
          <table:table-cell office:value-type="float" office:value="2.024">
            <text:p>2.024</text:p>
          </table:table-cell>
          <table:table-cell office:value-type="float" office:value="0">
            <text:p>0</text:p>
          </table:table-cell>
          <table:table-cell office:value-type="float" office:value="1.282703">
            <text:p>1.282703</text:p>
          </table:table-cell>
          <table:table-cell/>
          <table:table-cell table:formula="of:=0.5+2*(3-[.A129]) - (4.9/4)*([.A129]-3)*([.A129]-3)" office:value-type="float" office:value="1.2850944">
            <text:p>1.2850944</text:p>
          </table:table-cell>
          <table:table-cell/>
          <table:table-cell table:formula="of:=[.C129]-[.E129]" office:value-type="float" office:value="-0.00239140000000004">
            <text:p>-0.00239140000000004</text:p>
          </table:table-cell>
        </table:table-row>
        <table:table-row table:style-name="ro1">
          <table:table-cell office:value-type="float" office:value="1.996">
            <text:p>1.996</text:p>
          </table:table-cell>
          <table:table-cell office:value-type="float" office:value="0">
            <text:p>0</text:p>
          </table:table-cell>
          <table:table-cell office:value-type="float" office:value="1.270721">
            <text:p>1.270721</text:p>
          </table:table-cell>
          <table:table-cell/>
          <table:table-cell table:formula="of:=0.5+2*(3-[.A130]) - (4.9/4)*([.A130]-3)*([.A130]-3)" office:value-type="float" office:value="1.2731804">
            <text:p>1.2731804</text:p>
          </table:table-cell>
          <table:table-cell/>
          <table:table-cell table:formula="of:=[.C130]-[.E130]" office:value-type="float" office:value="-0.0024594">
            <text:p>-0.0024594</text:p>
          </table:table-cell>
        </table:table-row>
        <table:table-row table:style-name="ro1">
          <table:table-cell office:value-type="float" office:value="1.994">
            <text:p>1.994</text:p>
          </table:table-cell>
          <table:table-cell office:value-type="float" office:value="0">
            <text:p>0</text:p>
          </table:table-cell>
          <table:table-cell office:value-type="float" office:value="1.269791">
            <text:p>1.269791</text:p>
          </table:table-cell>
          <table:table-cell/>
          <table:table-cell table:formula="of:=0.5+2*(3-[.A131]) - (4.9/4)*([.A131]-3)*([.A131]-3)" office:value-type="float" office:value="1.2722559">
            <text:p>1.2722559</text:p>
          </table:table-cell>
          <table:table-cell/>
          <table:table-cell table:formula="of:=[.C131]-[.E131]" office:value-type="float" office:value="-0.00246489999999988">
            <text:p>-0.00246489999999988</text:p>
          </table:table-cell>
        </table:table-row>
        <table:table-row table:style-name="ro1">
          <table:table-cell office:value-type="float" office:value="1.992">
            <text:p>1.992</text:p>
          </table:table-cell>
          <table:table-cell office:value-type="float" office:value="0">
            <text:p>0</text:p>
          </table:table-cell>
          <table:table-cell office:value-type="float" office:value="1.268852">
            <text:p>1.268852</text:p>
          </table:table-cell>
          <table:table-cell/>
          <table:table-cell table:formula="of:=0.5+2*(3-[.A132]) - (4.9/4)*([.A132]-3)*([.A132]-3)" office:value-type="float" office:value="1.2713216">
            <text:p>1.2713216</text:p>
          </table:table-cell>
          <table:table-cell/>
          <table:table-cell table:formula="of:=[.C132]-[.E132]" office:value-type="float" office:value="-0.00246959999999996">
            <text:p>-0.00246959999999996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float" office:value="1.267903">
            <text:p>1.267903</text:p>
          </table:table-cell>
          <table:table-cell/>
          <table:table-cell table:formula="of:=0.5+2*(3-[.A133]) - (4.9/4)*([.A133]-3)*([.A133]-3)" office:value-type="float" office:value="1.2703775">
            <text:p>1.2703775</text:p>
          </table:table-cell>
          <table:table-cell/>
          <table:table-cell table:formula="of:=[.C133]-[.E133]" office:value-type="float" office:value="-0.00247449999999971">
            <text:p>-0.00247449999999971</text:p>
          </table:table-cell>
        </table:table-row>
        <table:table-row table:style-name="ro1">
          <table:table-cell office:value-type="float" office:value="1.988">
            <text:p>1.988</text:p>
          </table:table-cell>
          <table:table-cell office:value-type="float" office:value="0">
            <text:p>0</text:p>
          </table:table-cell>
          <table:table-cell office:value-type="float" office:value="1.266944">
            <text:p>1.266944</text:p>
          </table:table-cell>
          <table:table-cell/>
          <table:table-cell table:formula="of:=0.5+2*(3-[.A134]) - (4.9/4)*([.A134]-3)*([.A134]-3)" office:value-type="float" office:value="1.2694236">
            <text:p>1.2694236</text:p>
          </table:table-cell>
          <table:table-cell/>
          <table:table-cell table:formula="of:=[.C134]-[.E134]" office:value-type="float" office:value="-0.0024795999999998">
            <text:p>-0.0024795999999998</text:p>
          </table:table-cell>
        </table:table-row>
        <table:table-row table:style-name="ro1">
          <table:table-cell office:value-type="float" office:value="1.986">
            <text:p>1.986</text:p>
          </table:table-cell>
          <table:table-cell office:value-type="float" office:value="0">
            <text:p>0</text:p>
          </table:table-cell>
          <table:table-cell office:value-type="float" office:value="1.265976">
            <text:p>1.265976</text:p>
          </table:table-cell>
          <table:table-cell/>
          <table:table-cell table:formula="of:=0.5+2*(3-[.A135]) - (4.9/4)*([.A135]-3)*([.A135]-3)" office:value-type="float" office:value="1.2684599">
            <text:p>1.2684599</text:p>
          </table:table-cell>
          <table:table-cell/>
          <table:table-cell table:formula="of:=[.C135]-[.E135]" office:value-type="float" office:value="-0.00248389999999987">
            <text:p>-0.00248389999999987</text:p>
          </table:table-cell>
        </table:table-row>
        <table:table-row table:style-name="ro1">
          <table:table-cell office:value-type="float" office:value="1.984">
            <text:p>1.984</text:p>
          </table:table-cell>
          <table:table-cell office:value-type="float" office:value="0">
            <text:p>0</text:p>
          </table:table-cell>
          <table:table-cell office:value-type="float" office:value="1.264997">
            <text:p>1.264997</text:p>
          </table:table-cell>
          <table:table-cell/>
          <table:table-cell table:formula="of:=0.5+2*(3-[.A136]) - (4.9/4)*([.A136]-3)*([.A136]-3)" office:value-type="float" office:value="1.2674864">
            <text:p>1.2674864</text:p>
          </table:table-cell>
          <table:table-cell/>
          <table:table-cell table:formula="of:=[.C136]-[.E136]" office:value-type="float" office:value="-0.00248939999999997">
            <text:p>-0.00248939999999997</text:p>
          </table:table-cell>
        </table:table-row>
        <table:table-row table:style-name="ro1">
          <table:table-cell office:value-type="float" office:value="1.982">
            <text:p>1.982</text:p>
          </table:table-cell>
          <table:table-cell office:value-type="float" office:value="0">
            <text:p>0</text:p>
          </table:table-cell>
          <table:table-cell office:value-type="float" office:value="1.264009">
            <text:p>1.264009</text:p>
          </table:table-cell>
          <table:table-cell/>
          <table:table-cell table:formula="of:=0.5+2*(3-[.A137]) - (4.9/4)*([.A137]-3)*([.A137]-3)" office:value-type="float" office:value="1.2665031">
            <text:p>1.2665031</text:p>
          </table:table-cell>
          <table:table-cell/>
          <table:table-cell table:formula="of:=[.C137]-[.E137]" office:value-type="float" office:value="-0.00249409999999983">
            <text:p>-0.00249409999999983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0">
            <text:p>0</text:p>
          </table:table-cell>
          <table:table-cell office:value-type="float" office:value="1.263011">
            <text:p>1.263011</text:p>
          </table:table-cell>
          <table:table-cell/>
          <table:table-cell table:formula="of:=0.5+2*(3-[.A138]) - (4.9/4)*([.A138]-3)*([.A138]-3)" office:value-type="float" office:value="1.26551">
            <text:p>1.26551</text:p>
          </table:table-cell>
          <table:table-cell/>
          <table:table-cell table:formula="of:=[.C138]-[.E138]" office:value-type="float" office:value="-0.00249899999999981">
            <text:p>-0.00249899999999981</text:p>
          </table:table-cell>
        </table:table-row>
        <table:table-row table:style-name="ro1">
          <table:table-cell office:value-type="float" office:value="1.978">
            <text:p>1.978</text:p>
          </table:table-cell>
          <table:table-cell office:value-type="float" office:value="0">
            <text:p>0</text:p>
          </table:table-cell>
          <table:table-cell office:value-type="float" office:value="1.262003">
            <text:p>1.262003</text:p>
          </table:table-cell>
          <table:table-cell/>
          <table:table-cell table:formula="of:=0.5+2*(3-[.A139]) - (4.9/4)*([.A139]-3)*([.A139]-3)" office:value-type="float" office:value="1.2645071">
            <text:p>1.2645071</text:p>
          </table:table-cell>
          <table:table-cell/>
          <table:table-cell table:formula="of:=[.C139]-[.E139]" office:value-type="float" office:value="-0.0025040999999999">
            <text:p>-0.0025040999999999</text:p>
          </table:table-cell>
        </table:table-row>
        <table:table-row table:style-name="ro1">
          <table:table-cell office:value-type="float" office:value="1.976">
            <text:p>1.976</text:p>
          </table:table-cell>
          <table:table-cell office:value-type="float" office:value="0">
            <text:p>0</text:p>
          </table:table-cell>
          <table:table-cell office:value-type="float" office:value="1.260986">
            <text:p>1.260986</text:p>
          </table:table-cell>
          <table:table-cell/>
          <table:table-cell table:formula="of:=0.5+2*(3-[.A140]) - (4.9/4)*([.A140]-3)*([.A140]-3)" office:value-type="float" office:value="1.2634944">
            <text:p>1.2634944</text:p>
          </table:table-cell>
          <table:table-cell/>
          <table:table-cell table:formula="of:=[.C140]-[.E140]" office:value-type="float" office:value="-0.00250839999999997">
            <text:p>-0.00250839999999997</text:p>
          </table:table-cell>
        </table:table-row>
        <table:table-row table:style-name="ro1">
          <table:table-cell office:value-type="float" office:value="1.964">
            <text:p>1.964</text:p>
          </table:table-cell>
          <table:table-cell office:value-type="float" office:value="0">
            <text:p>0</text:p>
          </table:table-cell>
          <table:table-cell office:value-type="float" office:value="1.254674">
            <text:p>1.254674</text:p>
          </table:table-cell>
          <table:table-cell/>
          <table:table-cell table:formula="of:=0.5+2*(3-[.A141]) - (4.9/4)*([.A141]-3)*([.A141]-3)" office:value-type="float" office:value="1.2572124">
            <text:p>1.2572124</text:p>
          </table:table-cell>
          <table:table-cell/>
          <table:table-cell table:formula="of:=[.C141]-[.E141]" office:value-type="float" office:value="-0.00253839999999994">
            <text:p>-0.00253839999999994</text:p>
          </table:table-cell>
        </table:table-row>
        <table:table-row table:style-name="ro1">
          <table:table-cell office:value-type="float" office:value="1.946">
            <text:p>1.946</text:p>
          </table:table-cell>
          <table:table-cell office:value-type="float" office:value="0">
            <text:p>0</text:p>
          </table:table-cell>
          <table:table-cell office:value-type="float" office:value="1.244546">
            <text:p>1.244546</text:p>
          </table:table-cell>
          <table:table-cell/>
          <table:table-cell table:formula="of:=0.5+2*(3-[.A142]) - (4.9/4)*([.A142]-3)*([.A142]-3)" office:value-type="float" office:value="1.2471279">
            <text:p>1.2471279</text:p>
          </table:table-cell>
          <table:table-cell/>
          <table:table-cell table:formula="of:=[.C142]-[.E142]" office:value-type="float" office:value="-0.0025818999999998">
            <text:p>-0.0025818999999998</text:p>
          </table:table-cell>
        </table:table-row>
        <table:table-row table:style-name="ro1">
          <table:table-cell office:value-type="float" office:value="1.944">
            <text:p>1.944</text:p>
          </table:table-cell>
          <table:table-cell office:value-type="float" office:value="0">
            <text:p>0</text:p>
          </table:table-cell>
          <table:table-cell office:value-type="float" office:value="1.243371">
            <text:p>1.243371</text:p>
          </table:table-cell>
          <table:table-cell/>
          <table:table-cell table:formula="of:=0.5+2*(3-[.A143]) - (4.9/4)*([.A143]-3)*([.A143]-3)" office:value-type="float" office:value="1.2459584">
            <text:p>1.2459584</text:p>
          </table:table-cell>
          <table:table-cell/>
          <table:table-cell table:formula="of:=[.C143]-[.E143]" office:value-type="float" office:value="-0.00258739999999991">
            <text:p>-0.00258739999999991</text:p>
          </table:table-cell>
        </table:table-row>
        <table:table-row table:style-name="ro1">
          <table:table-cell office:value-type="float" office:value="1.896">
            <text:p>1.896</text:p>
          </table:table-cell>
          <table:table-cell office:value-type="float" office:value="0">
            <text:p>0</text:p>
          </table:table-cell>
          <table:table-cell office:value-type="float" office:value="1.212246">
            <text:p>1.212246</text:p>
          </table:table-cell>
          <table:table-cell/>
          <table:table-cell table:formula="of:=0.5+2*(3-[.A144]) - (4.9/4)*([.A144]-3)*([.A144]-3)" office:value-type="float" office:value="1.2149504">
            <text:p>1.2149504</text:p>
          </table:table-cell>
          <table:table-cell/>
          <table:table-cell table:formula="of:=[.C144]-[.E144]" office:value-type="float" office:value="-0.00270439999999983">
            <text:p>-0.00270439999999983</text:p>
          </table:table-cell>
        </table:table-row>
        <table:table-row table:style-name="ro1">
          <table:table-cell office:value-type="float" office:value="1.894">
            <text:p>1.894</text:p>
          </table:table-cell>
          <table:table-cell office:value-type="float" office:value="0">
            <text:p>0</text:p>
          </table:table-cell>
          <table:table-cell office:value-type="float" office:value="1.210826">
            <text:p>1.210826</text:p>
          </table:table-cell>
          <table:table-cell/>
          <table:table-cell table:formula="of:=0.5+2*(3-[.A145]) - (4.9/4)*([.A145]-3)*([.A145]-3)" office:value-type="float" office:value="1.2135359">
            <text:p>1.2135359</text:p>
          </table:table-cell>
          <table:table-cell/>
          <table:table-cell table:formula="of:=[.C145]-[.E145]" office:value-type="float" office:value="-0.00270989999999993">
            <text:p>-0.00270989999999993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1.207958">
            <text:p>1.207958</text:p>
          </table:table-cell>
          <table:table-cell/>
          <table:table-cell table:formula="of:=0.5+2*(3-[.A146]) - (4.9/4)*([.A146]-3)*([.A146]-3)" office:value-type="float" office:value="1.2106775">
            <text:p>1.2106775</text:p>
          </table:table-cell>
          <table:table-cell/>
          <table:table-cell table:formula="of:=[.C146]-[.E146]" office:value-type="float" office:value="-0.00271949999999976">
            <text:p>-0.00271949999999976</text:p>
          </table:table-cell>
        </table:table-row>
        <table:table-row table:style-name="ro1">
          <table:table-cell office:value-type="float" office:value="1.886">
            <text:p>1.886</text:p>
          </table:table-cell>
          <table:table-cell office:value-type="float" office:value="0">
            <text:p>0</text:p>
          </table:table-cell>
          <table:table-cell office:value-type="float" office:value="1.205051">
            <text:p>1.205051</text:p>
          </table:table-cell>
          <table:table-cell/>
          <table:table-cell table:formula="of:=0.5+2*(3-[.A147]) - (4.9/4)*([.A147]-3)*([.A147]-3)" office:value-type="float" office:value="1.2077799">
            <text:p>1.2077799</text:p>
          </table:table-cell>
          <table:table-cell/>
          <table:table-cell table:formula="of:=[.C147]-[.E147]" office:value-type="float" office:value="-0.00272889999999992">
            <text:p>-0.00272889999999992</text:p>
          </table:table-cell>
        </table:table-row>
        <table:table-row table:style-name="ro1">
          <table:table-cell office:value-type="float" office:value="1.882">
            <text:p>1.882</text:p>
          </table:table-cell>
          <table:table-cell office:value-type="float" office:value="0">
            <text:p>0</text:p>
          </table:table-cell>
          <table:table-cell office:value-type="float" office:value="1.202104">
            <text:p>1.202104</text:p>
          </table:table-cell>
          <table:table-cell/>
          <table:table-cell table:formula="of:=0.5+2*(3-[.A148]) - (4.9/4)*([.A148]-3)*([.A148]-3)" office:value-type="float" office:value="1.2048431">
            <text:p>1.2048431</text:p>
          </table:table-cell>
          <table:table-cell/>
          <table:table-cell table:formula="of:=[.C148]-[.E148]" office:value-type="float" office:value="-0.00273909999999988">
            <text:p>-0.00273909999999988</text:p>
          </table:table-cell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0">
            <text:p>0</text:p>
          </table:table-cell>
          <table:table-cell office:value-type="float" office:value="1.200616">
            <text:p>1.200616</text:p>
          </table:table-cell>
          <table:table-cell/>
          <table:table-cell table:formula="of:=0.5+2*(3-[.A149]) - (4.9/4)*([.A149]-3)*([.A149]-3)" office:value-type="float" office:value="1.20336">
            <text:p>1.20336</text:p>
          </table:table-cell>
          <table:table-cell/>
          <table:table-cell table:formula="of:=[.C149]-[.E149]" office:value-type="float" office:value="-0.00274399999999986">
            <text:p>-0.00274399999999986</text:p>
          </table:table-cell>
        </table:table-row>
        <table:table-row table:style-name="ro1">
          <table:table-cell office:value-type="float" office:value="1.876">
            <text:p>1.876</text:p>
          </table:table-cell>
          <table:table-cell office:value-type="float" office:value="0">
            <text:p>0</text:p>
          </table:table-cell>
          <table:table-cell office:value-type="float" office:value="1.197611">
            <text:p>1.197611</text:p>
          </table:table-cell>
          <table:table-cell/>
          <table:table-cell table:formula="of:=0.5+2*(3-[.A150]) - (4.9/4)*([.A150]-3)*([.A150]-3)" office:value-type="float" office:value="1.2003644">
            <text:p>1.2003644</text:p>
          </table:table-cell>
          <table:table-cell/>
          <table:table-cell table:formula="of:=[.C150]-[.E150]" office:value-type="float" office:value="-0.00275339999999979">
            <text:p>-0.00275339999999979</text:p>
          </table:table-cell>
        </table:table-row>
        <table:table-row table:style-name="ro1">
          <table:table-cell office:value-type="float" office:value="1.874">
            <text:p>1.874</text:p>
          </table:table-cell>
          <table:table-cell office:value-type="float" office:value="0">
            <text:p>0</text:p>
          </table:table-cell>
          <table:table-cell office:value-type="float" office:value="1.196093">
            <text:p>1.196093</text:p>
          </table:table-cell>
          <table:table-cell/>
          <table:table-cell table:formula="of:=0.5+2*(3-[.A151]) - (4.9/4)*([.A151]-3)*([.A151]-3)" office:value-type="float" office:value="1.1988519">
            <text:p>1.1988519</text:p>
          </table:table-cell>
          <table:table-cell/>
          <table:table-cell table:formula="of:=[.C151]-[.E151]" office:value-type="float" office:value="-0.00275889999999968">
            <text:p>-0.00275889999999968</text:p>
          </table:table-cell>
        </table:table-row>
        <table:table-row table:style-name="ro1">
          <table:table-cell office:value-type="float" office:value="1.872">
            <text:p>1.872</text:p>
          </table:table-cell>
          <table:table-cell office:value-type="float" office:value="0">
            <text:p>0</text:p>
          </table:table-cell>
          <table:table-cell office:value-type="float" office:value="1.194566">
            <text:p>1.194566</text:p>
          </table:table-cell>
          <table:table-cell/>
          <table:table-cell table:formula="of:=0.5+2*(3-[.A152]) - (4.9/4)*([.A152]-3)*([.A152]-3)" office:value-type="float" office:value="1.1973296">
            <text:p>1.1973296</text:p>
          </table:table-cell>
          <table:table-cell/>
          <table:table-cell table:formula="of:=[.C152]-[.E152]" office:value-type="float" office:value="-0.00276359999999998">
            <text:p>-0.00276359999999998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1.193029">
            <text:p>1.193029</text:p>
          </table:table-cell>
          <table:table-cell/>
          <table:table-cell table:formula="of:=0.5+2*(3-[.A153]) - (4.9/4)*([.A153]-3)*([.A153]-3)" office:value-type="float" office:value="1.1957975">
            <text:p>1.1957975</text:p>
          </table:table-cell>
          <table:table-cell/>
          <table:table-cell table:formula="of:=[.C153]-[.E153]" office:value-type="float" office:value="-0.00276849999999995">
            <text:p>-0.00276849999999995</text:p>
          </table:table-cell>
        </table:table-row>
        <table:table-row table:style-name="ro1">
          <table:table-cell office:value-type="float" office:value="1.868">
            <text:p>1.868</text:p>
          </table:table-cell>
          <table:table-cell office:value-type="float" office:value="0">
            <text:p>0</text:p>
          </table:table-cell>
          <table:table-cell office:value-type="float" office:value="1.191482">
            <text:p>1.191482</text:p>
          </table:table-cell>
          <table:table-cell/>
          <table:table-cell table:formula="of:=0.5+2*(3-[.A154]) - (4.9/4)*([.A154]-3)*([.A154]-3)" office:value-type="float" office:value="1.1942556">
            <text:p>1.1942556</text:p>
          </table:table-cell>
          <table:table-cell/>
          <table:table-cell table:formula="of:=[.C154]-[.E154]" office:value-type="float" office:value="-0.00277359999999982">
            <text:p>-0.00277359999999982</text:p>
          </table:table-cell>
        </table:table-row>
        <table:table-row table:style-name="ro1">
          <table:table-cell office:value-type="float" office:value="1.866">
            <text:p>1.866</text:p>
          </table:table-cell>
          <table:table-cell office:value-type="float" office:value="0">
            <text:p>0</text:p>
          </table:table-cell>
          <table:table-cell office:value-type="float" office:value="1.189926">
            <text:p>1.189926</text:p>
          </table:table-cell>
          <table:table-cell/>
          <table:table-cell table:formula="of:=0.5+2*(3-[.A155]) - (4.9/4)*([.A155]-3)*([.A155]-3)" office:value-type="float" office:value="1.1927039">
            <text:p>1.1927039</text:p>
          </table:table-cell>
          <table:table-cell/>
          <table:table-cell table:formula="of:=[.C155]-[.E155]" office:value-type="float" office:value="-0.00277790000000011">
            <text:p>-0.00277790000000011</text:p>
          </table:table-cell>
        </table:table-row>
        <table:table-row table:style-name="ro1">
          <table:table-cell office:value-type="float" office:value="1.864">
            <text:p>1.864</text:p>
          </table:table-cell>
          <table:table-cell office:value-type="float" office:value="0">
            <text:p>0</text:p>
          </table:table-cell>
          <table:table-cell office:value-type="float" office:value="1.188359">
            <text:p>1.188359</text:p>
          </table:table-cell>
          <table:table-cell/>
          <table:table-cell table:formula="of:=0.5+2*(3-[.A156]) - (4.9/4)*([.A156]-3)*([.A156]-3)" office:value-type="float" office:value="1.1911424">
            <text:p>1.1911424</text:p>
          </table:table-cell>
          <table:table-cell/>
          <table:table-cell table:formula="of:=[.C156]-[.E156]" office:value-type="float" office:value="-0.00278339999999999">
            <text:p>-0.00278339999999999</text:p>
          </table:table-cell>
        </table:table-row>
        <table:table-row table:style-name="ro1">
          <table:table-cell office:value-type="float" office:value="1.862">
            <text:p>1.862</text:p>
          </table:table-cell>
          <table:table-cell office:value-type="float" office:value="0">
            <text:p>0</text:p>
          </table:table-cell>
          <table:table-cell office:value-type="float" office:value="1.186783">
            <text:p>1.186783</text:p>
          </table:table-cell>
          <table:table-cell/>
          <table:table-cell table:formula="of:=0.5+2*(3-[.A157]) - (4.9/4)*([.A157]-3)*([.A157]-3)" office:value-type="float" office:value="1.1895711">
            <text:p>1.1895711</text:p>
          </table:table-cell>
          <table:table-cell/>
          <table:table-cell table:formula="of:=[.C157]-[.E157]" office:value-type="float" office:value="-0.00278810000000007">
            <text:p>-0.00278810000000007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0">
            <text:p>0</text:p>
          </table:table-cell>
          <table:table-cell office:value-type="float" office:value="1.185197">
            <text:p>1.185197</text:p>
          </table:table-cell>
          <table:table-cell/>
          <table:table-cell table:formula="of:=0.5+2*(3-[.A158]) - (4.9/4)*([.A158]-3)*([.A158]-3)" office:value-type="float" office:value="1.18799">
            <text:p>1.18799</text:p>
          </table:table-cell>
          <table:table-cell/>
          <table:table-cell table:formula="of:=[.C158]-[.E158]" office:value-type="float" office:value="-0.0027929999999996">
            <text:p>-0.0027929999999996</text:p>
          </table:table-cell>
        </table:table-row>
        <table:table-row table:style-name="ro1">
          <table:table-cell office:value-type="float" office:value="1.858">
            <text:p>1.858</text:p>
          </table:table-cell>
          <table:table-cell office:value-type="float" office:value="0">
            <text:p>0</text:p>
          </table:table-cell>
          <table:table-cell office:value-type="float" office:value="1.183601">
            <text:p>1.183601</text:p>
          </table:table-cell>
          <table:table-cell/>
          <table:table-cell table:formula="of:=0.5+2*(3-[.A159]) - (4.9/4)*([.A159]-3)*([.A159]-3)" office:value-type="float" office:value="1.1863991">
            <text:p>1.1863991</text:p>
          </table:table-cell>
          <table:table-cell/>
          <table:table-cell table:formula="of:=[.C159]-[.E159]" office:value-type="float" office:value="-0.00279810000000014">
            <text:p>-0.00279810000000014</text:p>
          </table:table-cell>
        </table:table-row>
        <table:table-row table:style-name="ro1">
          <table:table-cell office:value-type="float" office:value="1.856">
            <text:p>1.856</text:p>
          </table:table-cell>
          <table:table-cell office:value-type="float" office:value="0">
            <text:p>0</text:p>
          </table:table-cell>
          <table:table-cell office:value-type="float" office:value="1.181996">
            <text:p>1.181996</text:p>
          </table:table-cell>
          <table:table-cell/>
          <table:table-cell table:formula="of:=0.5+2*(3-[.A160]) - (4.9/4)*([.A160]-3)*([.A160]-3)" office:value-type="float" office:value="1.1847984">
            <text:p>1.1847984</text:p>
          </table:table-cell>
          <table:table-cell/>
          <table:table-cell table:formula="of:=[.C160]-[.E160]" office:value-type="float" office:value="-0.00280239999999976">
            <text:p>-0.00280239999999976</text:p>
          </table:table-cell>
        </table:table-row>
        <table:table-row table:style-name="ro1">
          <table:table-cell office:value-type="float" office:value="1.832">
            <text:p>1.832</text:p>
          </table:table-cell>
          <table:table-cell office:value-type="float" office:value="0">
            <text:p>0</text:p>
          </table:table-cell>
          <table:table-cell office:value-type="float" office:value="1.161964">
            <text:p>1.161964</text:p>
          </table:table-cell>
          <table:table-cell/>
          <table:table-cell table:formula="of:=0.5+2*(3-[.A161]) - (4.9/4)*([.A161]-3)*([.A161]-3)" office:value-type="float" office:value="1.1648256">
            <text:p>1.1648256</text:p>
          </table:table-cell>
          <table:table-cell/>
          <table:table-cell table:formula="of:=[.C161]-[.E161]" office:value-type="float" office:value="-0.00286159999999969">
            <text:p>-0.00286159999999969</text:p>
          </table:table-cell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0">
            <text:p>0</text:p>
          </table:table-cell>
          <table:table-cell office:value-type="float" office:value="1.160231">
            <text:p>1.160231</text:p>
          </table:table-cell>
          <table:table-cell/>
          <table:table-cell table:formula="of:=0.5+2*(3-[.A162]) - (4.9/4)*([.A162]-3)*([.A162]-3)" office:value-type="float" office:value="1.1630975">
            <text:p>1.1630975</text:p>
          </table:table-cell>
          <table:table-cell/>
          <table:table-cell table:formula="of:=[.C162]-[.E162]" office:value-type="float" office:value="-0.00286650000000011">
            <text:p>-0.00286650000000011</text:p>
          </table:table-cell>
        </table:table-row>
        <table:table-row table:style-name="ro1">
          <table:table-cell office:value-type="float" office:value="1.828">
            <text:p>1.828</text:p>
          </table:table-cell>
          <table:table-cell office:value-type="float" office:value="0">
            <text:p>0</text:p>
          </table:table-cell>
          <table:table-cell office:value-type="float" office:value="1.158488">
            <text:p>1.158488</text:p>
          </table:table-cell>
          <table:table-cell/>
          <table:table-cell table:formula="of:=0.5+2*(3-[.A163]) - (4.9/4)*([.A163]-3)*([.A163]-3)" office:value-type="float" office:value="1.1613596">
            <text:p>1.1613596</text:p>
          </table:table-cell>
          <table:table-cell/>
          <table:table-cell table:formula="of:=[.C163]-[.E163]" office:value-type="float" office:value="-0.00287159999999997">
            <text:p>-0.00287159999999997</text:p>
          </table:table-cell>
        </table:table-row>
        <table:table-row table:style-name="ro1">
          <table:table-cell office:value-type="float" office:value="1.826">
            <text:p>1.826</text:p>
          </table:table-cell>
          <table:table-cell office:value-type="float" office:value="0">
            <text:p>0</text:p>
          </table:table-cell>
          <table:table-cell office:value-type="float" office:value="1.156736">
            <text:p>1.156736</text:p>
          </table:table-cell>
          <table:table-cell/>
          <table:table-cell table:formula="of:=0.5+2*(3-[.A164]) - (4.9/4)*([.A164]-3)*([.A164]-3)" office:value-type="float" office:value="1.1596119">
            <text:p>1.1596119</text:p>
          </table:table-cell>
          <table:table-cell/>
          <table:table-cell table:formula="of:=[.C164]-[.E164]" office:value-type="float" office:value="-0.00287589999999982">
            <text:p>-0.00287589999999982</text:p>
          </table:table-cell>
        </table:table-row>
        <table:table-row table:style-name="ro1">
          <table:table-cell office:value-type="float" office:value="1.824">
            <text:p>1.824</text:p>
          </table:table-cell>
          <table:table-cell office:value-type="float" office:value="0">
            <text:p>0</text:p>
          </table:table-cell>
          <table:table-cell office:value-type="float" office:value="1.154973">
            <text:p>1.154973</text:p>
          </table:table-cell>
          <table:table-cell/>
          <table:table-cell table:formula="of:=0.5+2*(3-[.A165]) - (4.9/4)*([.A165]-3)*([.A165]-3)" office:value-type="float" office:value="1.1578544">
            <text:p>1.1578544</text:p>
          </table:table-cell>
          <table:table-cell/>
          <table:table-cell table:formula="of:=[.C165]-[.E165]" office:value-type="float" office:value="-0.0028813999999997">
            <text:p>-0.0028813999999997</text:p>
          </table:table-cell>
        </table:table-row>
        <table:table-row table:style-name="ro1">
          <table:table-cell office:value-type="float" office:value="1.822">
            <text:p>1.822</text:p>
          </table:table-cell>
          <table:table-cell office:value-type="float" office:value="0">
            <text:p>0</text:p>
          </table:table-cell>
          <table:table-cell office:value-type="float" office:value="1.153201">
            <text:p>1.153201</text:p>
          </table:table-cell>
          <table:table-cell/>
          <table:table-cell table:formula="of:=0.5+2*(3-[.A166]) - (4.9/4)*([.A166]-3)*([.A166]-3)" office:value-type="float" office:value="1.1560871">
            <text:p>1.1560871</text:p>
          </table:table-cell>
          <table:table-cell/>
          <table:table-cell table:formula="of:=[.C166]-[.E166]" office:value-type="float" office:value="-0.0028861">
            <text:p>-0.0028861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0">
            <text:p>0</text:p>
          </table:table-cell>
          <table:table-cell office:value-type="float" office:value="1.151419">
            <text:p>1.151419</text:p>
          </table:table-cell>
          <table:table-cell/>
          <table:table-cell table:formula="of:=0.5+2*(3-[.A167]) - (4.9/4)*([.A167]-3)*([.A167]-3)" office:value-type="float" office:value="1.15431">
            <text:p>1.15431</text:p>
          </table:table-cell>
          <table:table-cell/>
          <table:table-cell table:formula="of:=[.C167]-[.E167]" office:value-type="float" office:value="-0.00289099999999975">
            <text:p>-0.00289099999999975</text:p>
          </table:table-cell>
        </table:table-row>
        <table:table-row table:style-name="ro1">
          <table:table-cell office:value-type="float" office:value="1.818">
            <text:p>1.818</text:p>
          </table:table-cell>
          <table:table-cell office:value-type="float" office:value="0">
            <text:p>0</text:p>
          </table:table-cell>
          <table:table-cell office:value-type="float" office:value="1.149627">
            <text:p>1.149627</text:p>
          </table:table-cell>
          <table:table-cell/>
          <table:table-cell table:formula="of:=0.5+2*(3-[.A168]) - (4.9/4)*([.A168]-3)*([.A168]-3)" office:value-type="float" office:value="1.1525231">
            <text:p>1.1525231</text:p>
          </table:table-cell>
          <table:table-cell/>
          <table:table-cell table:formula="of:=[.C168]-[.E168]" office:value-type="float" office:value="-0.00289609999999985">
            <text:p>-0.00289609999999985</text:p>
          </table:table-cell>
        </table:table-row>
        <table:table-row table:style-name="ro1">
          <table:table-cell office:value-type="float" office:value="1.816">
            <text:p>1.816</text:p>
          </table:table-cell>
          <table:table-cell office:value-type="float" office:value="0">
            <text:p>0</text:p>
          </table:table-cell>
          <table:table-cell office:value-type="float" office:value="1.147826">
            <text:p>1.147826</text:p>
          </table:table-cell>
          <table:table-cell/>
          <table:table-cell table:formula="of:=0.5+2*(3-[.A169]) - (4.9/4)*([.A169]-3)*([.A169]-3)" office:value-type="float" office:value="1.1507264">
            <text:p>1.1507264</text:p>
          </table:table-cell>
          <table:table-cell/>
          <table:table-cell table:formula="of:=[.C169]-[.E169]" office:value-type="float" office:value="-0.00290039999999969">
            <text:p>-0.00290039999999969</text:p>
          </table:table-cell>
        </table:table-row>
        <table:table-row table:style-name="ro1">
          <table:table-cell office:value-type="float" office:value="1.814">
            <text:p>1.814</text:p>
          </table:table-cell>
          <table:table-cell office:value-type="float" office:value="0">
            <text:p>0</text:p>
          </table:table-cell>
          <table:table-cell office:value-type="float" office:value="1.146014">
            <text:p>1.146014</text:p>
          </table:table-cell>
          <table:table-cell/>
          <table:table-cell table:formula="of:=0.5+2*(3-[.A170]) - (4.9/4)*([.A170]-3)*([.A170]-3)" office:value-type="float" office:value="1.1489199">
            <text:p>1.1489199</text:p>
          </table:table-cell>
          <table:table-cell/>
          <table:table-cell table:formula="of:=[.C170]-[.E170]" office:value-type="float" office:value="-0.00290590000000002">
            <text:p>-0.00290590000000002</text:p>
          </table:table-cell>
        </table:table-row>
        <table:table-row table:style-name="ro1">
          <table:table-cell office:value-type="float" office:value="1.812">
            <text:p>1.812</text:p>
          </table:table-cell>
          <table:table-cell office:value-type="float" office:value="0">
            <text:p>0</text:p>
          </table:table-cell>
          <table:table-cell office:value-type="float" office:value="1.144193">
            <text:p>1.144193</text:p>
          </table:table-cell>
          <table:table-cell/>
          <table:table-cell table:formula="of:=0.5+2*(3-[.A171]) - (4.9/4)*([.A171]-3)*([.A171]-3)" office:value-type="float" office:value="1.1471036">
            <text:p>1.1471036</text:p>
          </table:table-cell>
          <table:table-cell/>
          <table:table-cell table:formula="of:=[.C171]-[.E171]" office:value-type="float" office:value="-0.00291059999999987">
            <text:p>-0.00291059999999987</text:p>
          </table:table-cell>
        </table:table-row>
        <table:table-row table:style-name="ro1">
          <table:table-cell office:value-type="float" office:value="1.758">
            <text:p>1.758</text:p>
          </table:table-cell>
          <table:table-cell office:value-type="float" office:value="0">
            <text:p>0</text:p>
          </table:table-cell>
          <table:table-cell office:value-type="float" office:value="1.091316">
            <text:p>1.091316</text:p>
          </table:table-cell>
          <table:table-cell/>
          <table:table-cell table:formula="of:=0.5+2*(3-[.A172]) - (4.9/4)*([.A172]-3)*([.A172]-3)" office:value-type="float" office:value="1.0943591">
            <text:p>1.0943591</text:p>
          </table:table-cell>
          <table:table-cell/>
          <table:table-cell table:formula="of:=[.C172]-[.E172]" office:value-type="float" office:value="-0.00304309999999974">
            <text:p>-0.00304309999999974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1.072103">
            <text:p>1.072103</text:p>
          </table:table-cell>
          <table:table-cell/>
          <table:table-cell table:formula="of:=0.5+2*(3-[.A173]) - (4.9/4)*([.A173]-3)*([.A173]-3)" office:value-type="float" office:value="1.07519">
            <text:p>1.07519</text:p>
          </table:table-cell>
          <table:table-cell/>
          <table:table-cell table:formula="of:=[.C173]-[.E173]" office:value-type="float" office:value="-0.00308699999999984">
            <text:p>-0.00308699999999984</text:p>
          </table:table-cell>
        </table:table-row>
        <table:table-row table:style-name="ro1">
          <table:table-cell office:value-type="float" office:value="1.724">
            <text:p>1.724</text:p>
          </table:table-cell>
          <table:table-cell office:value-type="float" office:value="0">
            <text:p>0</text:p>
          </table:table-cell>
          <table:table-cell office:value-type="float" office:value="1.054358">
            <text:p>1.054358</text:p>
          </table:table-cell>
          <table:table-cell/>
          <table:table-cell table:formula="of:=0.5+2*(3-[.A174]) - (4.9/4)*([.A174]-3)*([.A174]-3)" office:value-type="float" office:value="1.0574844">
            <text:p>1.0574844</text:p>
          </table:table-cell>
          <table:table-cell/>
          <table:table-cell table:formula="of:=[.C174]-[.E174]" office:value-type="float" office:value="-0.00312639999999997">
            <text:p>-0.00312639999999997</text:p>
          </table:table-cell>
        </table:table-row>
        <table:table-row table:style-name="ro1">
          <table:table-cell office:value-type="float" office:value="1.722">
            <text:p>1.722</text:p>
          </table:table-cell>
          <table:table-cell office:value-type="float" office:value="0">
            <text:p>0</text:p>
          </table:table-cell>
          <table:table-cell office:value-type="float" office:value="1.052096">
            <text:p>1.052096</text:p>
          </table:table-cell>
          <table:table-cell/>
          <table:table-cell table:formula="of:=0.5+2*(3-[.A175]) - (4.9/4)*([.A175]-3)*([.A175]-3)" office:value-type="float" office:value="1.0552271">
            <text:p>1.0552271</text:p>
          </table:table-cell>
          <table:table-cell/>
          <table:table-cell table:formula="of:=[.C175]-[.E175]" office:value-type="float" office:value="-0.00313109999999983">
            <text:p>-0.00313109999999983</text:p>
          </table:table-cell>
        </table:table-row>
        <table:table-row table:style-name="ro1">
          <table:table-cell office:value-type="float" office:value="1.716">
            <text:p>1.716</text:p>
          </table:table-cell>
          <table:table-cell office:value-type="float" office:value="0">
            <text:p>0</text:p>
          </table:table-cell>
          <table:table-cell office:value-type="float" office:value="1.045251">
            <text:p>1.045251</text:p>
          </table:table-cell>
          <table:table-cell/>
          <table:table-cell table:formula="of:=0.5+2*(3-[.A176]) - (4.9/4)*([.A176]-3)*([.A176]-3)" office:value-type="float" office:value="1.0483964">
            <text:p>1.0483964</text:p>
          </table:table-cell>
          <table:table-cell/>
          <table:table-cell table:formula="of:=[.C176]-[.E176]" office:value-type="float" office:value="-0.00314539999999974">
            <text:p>-0.00314539999999974</text:p>
          </table:table-cell>
        </table:table-row>
        <table:table-row table:style-name="ro1">
          <table:table-cell office:value-type="float" office:value="1.712">
            <text:p>1.712</text:p>
          </table:table-cell>
          <table:table-cell office:value-type="float" office:value="0">
            <text:p>0</text:p>
          </table:table-cell>
          <table:table-cell office:value-type="float" office:value="1.040638">
            <text:p>1.040638</text:p>
          </table:table-cell>
          <table:table-cell/>
          <table:table-cell table:formula="of:=0.5+2*(3-[.A177]) - (4.9/4)*([.A177]-3)*([.A177]-3)" office:value-type="float" office:value="1.0437936">
            <text:p>1.0437936</text:p>
          </table:table-cell>
          <table:table-cell/>
          <table:table-cell table:formula="of:=[.C177]-[.E177]" office:value-type="float" office:value="-0.00315559999999993">
            <text:p>-0.00315559999999993</text:p>
          </table:table-cell>
        </table:table-row>
        <table:table-row table:style-name="ro1">
          <table:table-cell office:value-type="float" office:value="1.708">
            <text:p>1.708</text:p>
          </table:table-cell>
          <table:table-cell office:value-type="float" office:value="0">
            <text:p>0</text:p>
          </table:table-cell>
          <table:table-cell office:value-type="float" office:value="1.035986">
            <text:p>1.035986</text:p>
          </table:table-cell>
          <table:table-cell/>
          <table:table-cell table:formula="of:=0.5+2*(3-[.A178]) - (4.9/4)*([.A178]-3)*([.A178]-3)" office:value-type="float" office:value="1.0391516">
            <text:p>1.0391516</text:p>
          </table:table-cell>
          <table:table-cell/>
          <table:table-cell table:formula="of:=[.C178]-[.E178]" office:value-type="float" office:value="-0.00316559999999977">
            <text:p>-0.00316559999999977</text:p>
          </table:table-cell>
        </table:table-row>
        <table:table-row table:style-name="ro1">
          <table:table-cell office:value-type="float" office:value="1.706">
            <text:p>1.706</text:p>
          </table:table-cell>
          <table:table-cell office:value-type="float" office:value="0">
            <text:p>0</text:p>
          </table:table-cell>
          <table:table-cell office:value-type="float" office:value="1.033646">
            <text:p>1.033646</text:p>
          </table:table-cell>
          <table:table-cell/>
          <table:table-cell table:formula="of:=0.5+2*(3-[.A179]) - (4.9/4)*([.A179]-3)*([.A179]-3)" office:value-type="float" office:value="1.0368159">
            <text:p>1.0368159</text:p>
          </table:table-cell>
          <table:table-cell/>
          <table:table-cell table:formula="of:=[.C179]-[.E179]" office:value-type="float" office:value="-0.00316990000000006">
            <text:p>-0.00316990000000006</text:p>
          </table:table-cell>
        </table:table-row>
        <table:table-row table:style-name="ro1">
          <table:table-cell office:value-type="float" office:value="1.702">
            <text:p>1.702</text:p>
          </table:table-cell>
          <table:table-cell office:value-type="float" office:value="0">
            <text:p>0</text:p>
          </table:table-cell>
          <table:table-cell office:value-type="float" office:value="1.028935">
            <text:p>1.028935</text:p>
          </table:table-cell>
          <table:table-cell/>
          <table:table-cell table:formula="of:=0.5+2*(3-[.A180]) - (4.9/4)*([.A180]-3)*([.A180]-3)" office:value-type="float" office:value="1.0321151">
            <text:p>1.0321151</text:p>
          </table:table-cell>
          <table:table-cell/>
          <table:table-cell table:formula="of:=[.C180]-[.E180]" office:value-type="float" office:value="-0.00318010000000002">
            <text:p>-0.00318010000000002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1.026565">
            <text:p>1.026565</text:p>
          </table:table-cell>
          <table:table-cell/>
          <table:table-cell table:formula="of:=0.5+2*(3-[.A181]) - (4.9/4)*([.A181]-3)*([.A181]-3)" office:value-type="float" office:value="1.02975">
            <text:p>1.02975</text:p>
          </table:table-cell>
          <table:table-cell/>
          <table:table-cell table:formula="of:=[.C181]-[.E181]" office:value-type="float" office:value="-0.00318499999999955">
            <text:p>-0.00318499999999955</text:p>
          </table:table-cell>
        </table:table-row>
        <table:table-row table:style-name="ro1">
          <table:table-cell office:value-type="float" office:value="1.694">
            <text:p>1.694</text:p>
          </table:table-cell>
          <table:table-cell office:value-type="float" office:value="0">
            <text:p>0</text:p>
          </table:table-cell>
          <table:table-cell office:value-type="float" office:value="1.019396">
            <text:p>1.019396</text:p>
          </table:table-cell>
          <table:table-cell/>
          <table:table-cell table:formula="of:=0.5+2*(3-[.A182]) - (4.9/4)*([.A182]-3)*([.A182]-3)" office:value-type="float" office:value="1.0225959">
            <text:p>1.0225959</text:p>
          </table:table-cell>
          <table:table-cell/>
          <table:table-cell table:formula="of:=[.C182]-[.E182]" office:value-type="float" office:value="-0.00319989999999981">
            <text:p>-0.00319989999999981</text:p>
          </table:table-cell>
        </table:table-row>
        <table:table-row table:style-name="ro1">
          <table:table-cell office:value-type="float" office:value="1.692">
            <text:p>1.692</text:p>
          </table:table-cell>
          <table:table-cell office:value-type="float" office:value="0">
            <text:p>0</text:p>
          </table:table-cell>
          <table:table-cell office:value-type="float" office:value="1.016987">
            <text:p>1.016987</text:p>
          </table:table-cell>
          <table:table-cell/>
          <table:table-cell table:formula="of:=0.5+2*(3-[.A183]) - (4.9/4)*([.A183]-3)*([.A183]-3)" office:value-type="float" office:value="1.0201916">
            <text:p>1.0201916</text:p>
          </table:table-cell>
          <table:table-cell/>
          <table:table-cell table:formula="of:=[.C183]-[.E183]" office:value-type="float" office:value="-0.00320459999999945">
            <text:p>-0.00320459999999945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1.014568">
            <text:p>1.014568</text:p>
          </table:table-cell>
          <table:table-cell/>
          <table:table-cell table:formula="of:=0.5+2*(3-[.A184]) - (4.9/4)*([.A184]-3)*([.A184]-3)" office:value-type="float" office:value="1.0177775">
            <text:p>1.0177775</text:p>
          </table:table-cell>
          <table:table-cell/>
          <table:table-cell table:formula="of:=[.C184]-[.E184]" office:value-type="float" office:value="-0.00320949999999987">
            <text:p>-0.00320949999999987</text:p>
          </table:table-cell>
        </table:table-row>
        <table:table-row table:style-name="ro1">
          <table:table-cell office:value-type="float" office:value="1.688">
            <text:p>1.688</text:p>
          </table:table-cell>
          <table:table-cell office:value-type="float" office:value="0">
            <text:p>0</text:p>
          </table:table-cell>
          <table:table-cell office:value-type="float" office:value="1.012139">
            <text:p>1.012139</text:p>
          </table:table-cell>
          <table:table-cell/>
          <table:table-cell table:formula="of:=0.5+2*(3-[.A185]) - (4.9/4)*([.A185]-3)*([.A185]-3)" office:value-type="float" office:value="1.0153536">
            <text:p>1.0153536</text:p>
          </table:table-cell>
          <table:table-cell/>
          <table:table-cell table:formula="of:=[.C185]-[.E185]" office:value-type="float" office:value="-0.00321459999999973">
            <text:p>-0.00321459999999973</text:p>
          </table:table-cell>
        </table:table-row>
        <table:table-row table:style-name="ro1">
          <table:table-cell office:value-type="float" office:value="1.686">
            <text:p>1.686</text:p>
          </table:table-cell>
          <table:table-cell office:value-type="float" office:value="0">
            <text:p>0</text:p>
          </table:table-cell>
          <table:table-cell office:value-type="float" office:value="1.009701">
            <text:p>1.009701</text:p>
          </table:table-cell>
          <table:table-cell/>
          <table:table-cell table:formula="of:=0.5+2*(3-[.A186]) - (4.9/4)*([.A186]-3)*([.A186]-3)" office:value-type="float" office:value="1.0129199">
            <text:p>1.0129199</text:p>
          </table:table-cell>
          <table:table-cell/>
          <table:table-cell table:formula="of:=[.C186]-[.E186]" office:value-type="float" office:value="-0.00321889999999958">
            <text:p>-0.00321889999999958</text:p>
          </table:table-cell>
        </table:table-row>
        <table:table-row table:style-name="ro1">
          <table:table-cell office:value-type="float" office:value="1.684">
            <text:p>1.684</text:p>
          </table:table-cell>
          <table:table-cell office:value-type="float" office:value="0">
            <text:p>0</text:p>
          </table:table-cell>
          <table:table-cell office:value-type="float" office:value="1.007252">
            <text:p>1.007252</text:p>
          </table:table-cell>
          <table:table-cell/>
          <table:table-cell table:formula="of:=0.5+2*(3-[.A187]) - (4.9/4)*([.A187]-3)*([.A187]-3)" office:value-type="float" office:value="1.0104764">
            <text:p>1.0104764</text:p>
          </table:table-cell>
          <table:table-cell/>
          <table:table-cell table:formula="of:=[.C187]-[.E187]" office:value-type="float" office:value="-0.00322439999999991">
            <text:p>-0.00322439999999991</text:p>
          </table:table-cell>
        </table:table-row>
        <table:table-row table:style-name="ro1">
          <table:table-cell office:value-type="float" office:value="1.682">
            <text:p>1.682</text:p>
          </table:table-cell>
          <table:table-cell office:value-type="float" office:value="0">
            <text:p>0</text:p>
          </table:table-cell>
          <table:table-cell office:value-type="float" office:value="1.004794">
            <text:p>1.004794</text:p>
          </table:table-cell>
          <table:table-cell/>
          <table:table-cell table:formula="of:=0.5+2*(3-[.A188]) - (4.9/4)*([.A188]-3)*([.A188]-3)" office:value-type="float" office:value="1.0080231">
            <text:p>1.0080231</text:p>
          </table:table-cell>
          <table:table-cell/>
          <table:table-cell table:formula="of:=[.C188]-[.E188]" office:value-type="float" office:value="-0.00322909999999998">
            <text:p>-0.00322909999999998</text:p>
          </table:table-cell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0">
            <text:p>0</text:p>
          </table:table-cell>
          <table:table-cell office:value-type="float" office:value="1.002326">
            <text:p>1.002326</text:p>
          </table:table-cell>
          <table:table-cell/>
          <table:table-cell table:formula="of:=0.5+2*(3-[.A189]) - (4.9/4)*([.A189]-3)*([.A189]-3)" office:value-type="float" office:value="1.00556">
            <text:p>1.00556</text:p>
          </table:table-cell>
          <table:table-cell/>
          <table:table-cell table:formula="of:=[.C189]-[.E189]" office:value-type="float" office:value="-0.00323399999999951">
            <text:p>-0.00323399999999951</text:p>
          </table:table-cell>
        </table:table-row>
        <table:table-row table:style-name="ro1">
          <table:table-cell office:value-type="float" office:value="1.678">
            <text:p>1.678</text:p>
          </table:table-cell>
          <table:table-cell office:value-type="float" office:value="0">
            <text:p>0</text:p>
          </table:table-cell>
          <table:table-cell office:value-type="float" office:value="0.999848">
            <text:p>0.999848</text:p>
          </table:table-cell>
          <table:table-cell/>
          <table:table-cell table:formula="of:=0.5+2*(3-[.A190]) - (4.9/4)*([.A190]-3)*([.A190]-3)" office:value-type="float" office:value="1.0030871">
            <text:p>1.0030871</text:p>
          </table:table-cell>
          <table:table-cell/>
          <table:table-cell table:formula="of:=[.C190]-[.E190]" office:value-type="float" office:value="-0.00323909999999972">
            <text:p>-0.00323909999999972</text:p>
          </table:table-cell>
        </table:table-row>
        <table:table-row table:style-name="ro1">
          <table:table-cell office:value-type="float" office:value="1.668">
            <text:p>1.668</text:p>
          </table:table-cell>
          <table:table-cell office:value-type="float" office:value="0">
            <text:p>0</text:p>
          </table:table-cell>
          <table:table-cell office:value-type="float" office:value="0.987312">
            <text:p>0.987312</text:p>
          </table:table-cell>
          <table:table-cell/>
          <table:table-cell table:formula="of:=0.5+2*(3-[.A191]) - (4.9/4)*([.A191]-3)*([.A191]-3)" office:value-type="float" office:value="0.9905756">
            <text:p>0.9905756</text:p>
          </table:table-cell>
          <table:table-cell/>
          <table:table-cell table:formula="of:=[.C191]-[.E191]" office:value-type="float" office:value="-0.0032635999999997">
            <text:p>-0.0032635999999997</text:p>
          </table:table-cell>
        </table:table-row>
        <table:table-row table:style-name="ro1">
          <table:table-cell office:value-type="float" office:value="1.666">
            <text:p>1.666</text:p>
          </table:table-cell>
          <table:table-cell office:value-type="float" office:value="0">
            <text:p>0</text:p>
          </table:table-cell>
          <table:table-cell office:value-type="float" office:value="0.984776">
            <text:p>0.984776</text:p>
          </table:table-cell>
          <table:table-cell/>
          <table:table-cell table:formula="of:=0.5+2*(3-[.A192]) - (4.9/4)*([.A192]-3)*([.A192]-3)" office:value-type="float" office:value="0.9880439">
            <text:p>0.9880439</text:p>
          </table:table-cell>
          <table:table-cell/>
          <table:table-cell table:formula="of:=[.C192]-[.E192]" office:value-type="float" office:value="-0.00326789999999966">
            <text:p>-0.00326789999999966</text:p>
          </table:table-cell>
        </table:table-row>
        <table:table-row table:style-name="ro1">
          <table:table-cell office:value-type="float" office:value="1.664">
            <text:p>1.664</text:p>
          </table:table-cell>
          <table:table-cell office:value-type="float" office:value="0">
            <text:p>0</text:p>
          </table:table-cell>
          <table:table-cell office:value-type="float" office:value="0.982229">
            <text:p>0.982229</text:p>
          </table:table-cell>
          <table:table-cell/>
          <table:table-cell table:formula="of:=0.5+2*(3-[.A193]) - (4.9/4)*([.A193]-3)*([.A193]-3)" office:value-type="float" office:value="0.9855024">
            <text:p>0.9855024</text:p>
          </table:table-cell>
          <table:table-cell/>
          <table:table-cell table:formula="of:=[.C193]-[.E193]" office:value-type="float" office:value="-0.00327339999999976">
            <text:p>-0.00327339999999976</text:p>
          </table:table-cell>
        </table:table-row>
        <table:table-row table:style-name="ro1">
          <table:table-cell office:value-type="float" office:value="1.662">
            <text:p>1.662</text:p>
          </table:table-cell>
          <table:table-cell office:value-type="float" office:value="0">
            <text:p>0</text:p>
          </table:table-cell>
          <table:table-cell office:value-type="float" office:value="0.979673">
            <text:p>0.979673</text:p>
          </table:table-cell>
          <table:table-cell/>
          <table:table-cell table:formula="of:=0.5+2*(3-[.A194]) - (4.9/4)*([.A194]-3)*([.A194]-3)" office:value-type="float" office:value="0.9829511">
            <text:p>0.9829511</text:p>
          </table:table-cell>
          <table:table-cell/>
          <table:table-cell table:formula="of:=[.C194]-[.E194]" office:value-type="float" office:value="-0.00327809999999984">
            <text:p>-0.00327809999999984</text:p>
          </table:table-cell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0">
            <text:p>0</text:p>
          </table:table-cell>
          <table:table-cell office:value-type="float" office:value="0.977107">
            <text:p>0.977107</text:p>
          </table:table-cell>
          <table:table-cell/>
          <table:table-cell table:formula="of:=0.5+2*(3-[.A195]) - (4.9/4)*([.A195]-3)*([.A195]-3)" office:value-type="float" office:value="0.98039">
            <text:p>0.98039</text:p>
          </table:table-cell>
          <table:table-cell/>
          <table:table-cell table:formula="of:=[.C195]-[.E195]" office:value-type="float" office:value="-0.00328299999999992">
            <text:p>-0.00328299999999992</text:p>
          </table:table-cell>
        </table:table-row>
        <table:table-row table:style-name="ro1">
          <table:table-cell office:value-type="float" office:value="1.658">
            <text:p>1.658</text:p>
          </table:table-cell>
          <table:table-cell office:value-type="float" office:value="0">
            <text:p>0</text:p>
          </table:table-cell>
          <table:table-cell office:value-type="float" office:value="0.974531">
            <text:p>0.974531</text:p>
          </table:table-cell>
          <table:table-cell/>
          <table:table-cell table:formula="of:=0.5+2*(3-[.A196]) - (4.9/4)*([.A196]-3)*([.A196]-3)" office:value-type="float" office:value="0.9778191">
            <text:p>0.9778191</text:p>
          </table:table-cell>
          <table:table-cell/>
          <table:table-cell table:formula="of:=[.C196]-[.E196]" office:value-type="float" office:value="-0.00328809999999968">
            <text:p>-0.00328809999999968</text:p>
          </table:table-cell>
        </table:table-row>
        <table:table-row table:style-name="ro1">
          <table:table-cell office:value-type="float" office:value="1.656">
            <text:p>1.656</text:p>
          </table:table-cell>
          <table:table-cell office:value-type="float" office:value="0">
            <text:p>0</text:p>
          </table:table-cell>
          <table:table-cell office:value-type="float" office:value="0.971946">
            <text:p>0.971946</text:p>
          </table:table-cell>
          <table:table-cell/>
          <table:table-cell table:formula="of:=0.5+2*(3-[.A197]) - (4.9/4)*([.A197]-3)*([.A197]-3)" office:value-type="float" office:value="0.975238399999999">
            <text:p>0.975238399999999</text:p>
          </table:table-cell>
          <table:table-cell/>
          <table:table-cell table:formula="of:=[.C197]-[.E197]" office:value-type="float" office:value="-0.00329239999999942">
            <text:p>-0.00329239999999942</text:p>
          </table:table-cell>
        </table:table-row>
        <table:table-row table:style-name="ro1">
          <table:table-cell office:value-type="float" office:value="1.654">
            <text:p>1.654</text:p>
          </table:table-cell>
          <table:table-cell office:value-type="float" office:value="0">
            <text:p>0</text:p>
          </table:table-cell>
          <table:table-cell office:value-type="float" office:value="0.96935">
            <text:p>0.96935</text:p>
          </table:table-cell>
          <table:table-cell/>
          <table:table-cell table:formula="of:=0.5+2*(3-[.A198]) - (4.9/4)*([.A198]-3)*([.A198]-3)" office:value-type="float" office:value="0.9726479">
            <text:p>0.9726479</text:p>
          </table:table-cell>
          <table:table-cell/>
          <table:table-cell table:formula="of:=[.C198]-[.E198]" office:value-type="float" office:value="-0.00329789999999974">
            <text:p>-0.00329789999999974</text:p>
          </table:table-cell>
        </table:table-row>
        <table:table-row table:style-name="ro1">
          <table:table-cell office:value-type="float" office:value="1.652">
            <text:p>1.652</text:p>
          </table:table-cell>
          <table:table-cell office:value-type="float" office:value="0">
            <text:p>0</text:p>
          </table:table-cell>
          <table:table-cell office:value-type="float" office:value="0.966745">
            <text:p>0.966745</text:p>
          </table:table-cell>
          <table:table-cell/>
          <table:table-cell table:formula="of:=0.5+2*(3-[.A199]) - (4.9/4)*([.A199]-3)*([.A199]-3)" office:value-type="float" office:value="0.9700476">
            <text:p>0.9700476</text:p>
          </table:table-cell>
          <table:table-cell/>
          <table:table-cell table:formula="of:=[.C199]-[.E199]" office:value-type="float" office:value="-0.00330260000000004">
            <text:p>-0.00330260000000004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office:value-type="float" office:value="0.96413">
            <text:p>0.96413</text:p>
          </table:table-cell>
          <table:table-cell/>
          <table:table-cell table:formula="of:=0.5+2*(3-[.A200]) - (4.9/4)*([.A200]-3)*([.A200]-3)" office:value-type="float" office:value="0.967437499999999">
            <text:p>0.967437499999999</text:p>
          </table:table-cell>
          <table:table-cell/>
          <table:table-cell table:formula="of:=[.C200]-[.E200]" office:value-type="float" office:value="-0.00330749999999957">
            <text:p>-0.00330749999999957</text:p>
          </table:table-cell>
        </table:table-row>
        <table:table-row table:style-name="ro1">
          <table:table-cell office:value-type="float" office:value="1.648">
            <text:p>1.648</text:p>
          </table:table-cell>
          <table:table-cell office:value-type="float" office:value="0">
            <text:p>0</text:p>
          </table:table-cell>
          <table:table-cell office:value-type="float" office:value="0.961505">
            <text:p>0.961505</text:p>
          </table:table-cell>
          <table:table-cell/>
          <table:table-cell table:formula="of:=0.5+2*(3-[.A201]) - (4.9/4)*([.A201]-3)*([.A201]-3)" office:value-type="float" office:value="0.9648176">
            <text:p>0.9648176</text:p>
          </table:table-cell>
          <table:table-cell/>
          <table:table-cell table:formula="of:=[.C201]-[.E201]" office:value-type="float" office:value="-0.0033126">
            <text:p>-0.0033126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0">
            <text:p>0</text:p>
          </table:table-cell>
          <table:table-cell office:value-type="float" office:value="0.937441">
            <text:p>0.937441</text:p>
          </table:table-cell>
          <table:table-cell/>
          <table:table-cell table:formula="of:=0.5+2*(3-[.A202]) - (4.9/4)*([.A202]-3)*([.A202]-3)" office:value-type="float" office:value="0.9407975">
            <text:p>0.9407975</text:p>
          </table:table-cell>
          <table:table-cell/>
          <table:table-cell table:formula="of:=[.C202]-[.E202]" office:value-type="float" office:value="-0.00335649999999954">
            <text:p>-0.00335649999999954</text:p>
          </table:table-cell>
        </table:table-row>
        <table:table-row table:style-name="ro1">
          <table:table-cell office:value-type="float" office:value="1.628">
            <text:p>1.628</text:p>
          </table:table-cell>
          <table:table-cell office:value-type="float" office:value="0">
            <text:p>0</text:p>
          </table:table-cell>
          <table:table-cell office:value-type="float" office:value="0.934718">
            <text:p>0.934718</text:p>
          </table:table-cell>
          <table:table-cell/>
          <table:table-cell table:formula="of:=0.5+2*(3-[.A203]) - (4.9/4)*([.A203]-3)*([.A203]-3)" office:value-type="float" office:value="0.9380796">
            <text:p>0.9380796</text:p>
          </table:table-cell>
          <table:table-cell/>
          <table:table-cell table:formula="of:=[.C203]-[.E203]" office:value-type="float" office:value="-0.00336160000000008">
            <text:p>-0.00336160000000008</text:p>
          </table:table-cell>
        </table:table-row>
        <table:table-row table:style-name="ro1">
          <table:table-cell office:value-type="float" office:value="1.626">
            <text:p>1.626</text:p>
          </table:table-cell>
          <table:table-cell office:value-type="float" office:value="0">
            <text:p>0</text:p>
          </table:table-cell>
          <table:table-cell office:value-type="float" office:value="0.931986">
            <text:p>0.931986</text:p>
          </table:table-cell>
          <table:table-cell/>
          <table:table-cell table:formula="of:=0.5+2*(3-[.A204]) - (4.9/4)*([.A204]-3)*([.A204]-3)" office:value-type="float" office:value="0.9353519">
            <text:p>0.9353519</text:p>
          </table:table-cell>
          <table:table-cell/>
          <table:table-cell table:formula="of:=[.C204]-[.E204]" office:value-type="float" office:value="-0.0033658999999997">
            <text:p>-0.0033658999999997</text:p>
          </table:table-cell>
        </table:table-row>
        <table:table-row table:style-name="ro1">
          <table:table-cell office:value-type="float" office:value="1.624">
            <text:p>1.624</text:p>
          </table:table-cell>
          <table:table-cell office:value-type="float" office:value="0">
            <text:p>0</text:p>
          </table:table-cell>
          <table:table-cell office:value-type="float" office:value="0.929243">
            <text:p>0.929243</text:p>
          </table:table-cell>
          <table:table-cell/>
          <table:table-cell table:formula="of:=0.5+2*(3-[.A205]) - (4.9/4)*([.A205]-3)*([.A205]-3)" office:value-type="float" office:value="0.9326144">
            <text:p>0.9326144</text:p>
          </table:table-cell>
          <table:table-cell/>
          <table:table-cell table:formula="of:=[.C205]-[.E205]" office:value-type="float" office:value="-0.00337139999999991">
            <text:p>-0.00337139999999991</text:p>
          </table:table-cell>
        </table:table-row>
        <table:table-row table:style-name="ro1">
          <table:table-cell office:value-type="float" office:value="1.622">
            <text:p>1.622</text:p>
          </table:table-cell>
          <table:table-cell office:value-type="float" office:value="0">
            <text:p>0</text:p>
          </table:table-cell>
          <table:table-cell office:value-type="float" office:value="0.926491">
            <text:p>0.926491</text:p>
          </table:table-cell>
          <table:table-cell/>
          <table:table-cell table:formula="of:=0.5+2*(3-[.A206]) - (4.9/4)*([.A206]-3)*([.A206]-3)" office:value-type="float" office:value="0.9298671">
            <text:p>0.9298671</text:p>
          </table:table-cell>
          <table:table-cell/>
          <table:table-cell table:formula="of:=[.C206]-[.E206]" office:value-type="float" office:value="-0.00337609999999966">
            <text:p>-0.00337609999999966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0.923729">
            <text:p>0.923729</text:p>
          </table:table-cell>
          <table:table-cell/>
          <table:table-cell table:formula="of:=0.5+2*(3-[.A207]) - (4.9/4)*([.A207]-3)*([.A207]-3)" office:value-type="float" office:value="0.92711">
            <text:p>0.92711</text:p>
          </table:table-cell>
          <table:table-cell/>
          <table:table-cell table:formula="of:=[.C207]-[.E207]" office:value-type="float" office:value="-0.00338100000000041">
            <text:p>-0.00338100000000041</text:p>
          </table:table-cell>
        </table:table-row>
        <table:table-row table:style-name="ro1">
          <table:table-cell office:value-type="float" office:value="1.618">
            <text:p>1.618</text:p>
          </table:table-cell>
          <table:table-cell office:value-type="float" office:value="0">
            <text:p>0</text:p>
          </table:table-cell>
          <table:table-cell office:value-type="float" office:value="0.920957">
            <text:p>0.920957</text:p>
          </table:table-cell>
          <table:table-cell/>
          <table:table-cell table:formula="of:=0.5+2*(3-[.A208]) - (4.9/4)*([.A208]-3)*([.A208]-3)" office:value-type="float" office:value="0.9243431">
            <text:p>0.9243431</text:p>
          </table:table-cell>
          <table:table-cell/>
          <table:table-cell table:formula="of:=[.C208]-[.E208]" office:value-type="float" office:value="-0.00338609999999984">
            <text:p>-0.00338609999999984</text:p>
          </table:table-cell>
        </table:table-row>
        <table:table-row table:style-name="ro1">
          <table:table-cell office:value-type="float" office:value="1.616">
            <text:p>1.616</text:p>
          </table:table-cell>
          <table:table-cell office:value-type="float" office:value="0">
            <text:p>0</text:p>
          </table:table-cell>
          <table:table-cell office:value-type="float" office:value="0.918176">
            <text:p>0.918176</text:p>
          </table:table-cell>
          <table:table-cell/>
          <table:table-cell table:formula="of:=0.5+2*(3-[.A209]) - (4.9/4)*([.A209]-3)*([.A209]-3)" office:value-type="float" office:value="0.9215664">
            <text:p>0.9215664</text:p>
          </table:table-cell>
          <table:table-cell/>
          <table:table-cell table:formula="of:=[.C209]-[.E209]" office:value-type="float" office:value="-0.00339040000000013">
            <text:p>-0.00339040000000013</text:p>
          </table:table-cell>
        </table:table-row>
        <table:table-row table:style-name="ro1">
          <table:table-cell office:value-type="float" office:value="1.614">
            <text:p>1.614</text:p>
          </table:table-cell>
          <table:table-cell office:value-type="float" office:value="0">
            <text:p>0</text:p>
          </table:table-cell>
          <table:table-cell office:value-type="float" office:value="0.915384">
            <text:p>0.915384</text:p>
          </table:table-cell>
          <table:table-cell/>
          <table:table-cell table:formula="of:=0.5+2*(3-[.A210]) - (4.9/4)*([.A210]-3)*([.A210]-3)" office:value-type="float" office:value="0.9187799">
            <text:p>0.9187799</text:p>
          </table:table-cell>
          <table:table-cell/>
          <table:table-cell table:formula="of:=[.C210]-[.E210]" office:value-type="float" office:value="-0.00339589999999967">
            <text:p>-0.00339589999999967</text:p>
          </table:table-cell>
        </table:table-row>
        <table:table-row table:style-name="ro1">
          <table:table-cell office:value-type="float" office:value="1.612">
            <text:p>1.612</text:p>
          </table:table-cell>
          <table:table-cell office:value-type="float" office:value="0">
            <text:p>0</text:p>
          </table:table-cell>
          <table:table-cell office:value-type="float" office:value="0.912583">
            <text:p>0.912583</text:p>
          </table:table-cell>
          <table:table-cell/>
          <table:table-cell table:formula="of:=0.5+2*(3-[.A211]) - (4.9/4)*([.A211]-3)*([.A211]-3)" office:value-type="float" office:value="0.9159836">
            <text:p>0.9159836</text:p>
          </table:table-cell>
          <table:table-cell/>
          <table:table-cell table:formula="of:=[.C211]-[.E211]" office:value-type="float" office:value="-0.0034006000000002">
            <text:p>-0.0034006000000002</text:p>
          </table:table-cell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 office:value-type="float" office:value="0.909772">
            <text:p>0.909772</text:p>
          </table:table-cell>
          <table:table-cell/>
          <table:table-cell table:formula="of:=0.5+2*(3-[.A212]) - (4.9/4)*([.A212]-3)*([.A212]-3)" office:value-type="float" office:value="0.9131775">
            <text:p>0.9131775</text:p>
          </table:table-cell>
          <table:table-cell/>
          <table:table-cell table:formula="of:=[.C212]-[.E212]" office:value-type="float" office:value="-0.00340549999999984">
            <text:p>-0.00340549999999984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office:value-type="float" office:value="0.866431">
            <text:p>0.866431</text:p>
          </table:table-cell>
          <table:table-cell/>
          <table:table-cell table:formula="of:=0.5+2*(3-[.A213]) - (4.9/4)*([.A213]-3)*([.A213]-3)" office:value-type="float" office:value="0.86991">
            <text:p>0.86991</text:p>
          </table:table-cell>
          <table:table-cell/>
          <table:table-cell table:formula="of:=[.C213]-[.E213]" office:value-type="float" office:value="-0.00347900000000001">
            <text:p>-0.00347900000000001</text:p>
          </table:table-cell>
        </table:table-row>
        <table:table-row table:style-name="ro1">
          <table:table-cell office:value-type="float" office:value="1.578">
            <text:p>1.578</text:p>
          </table:table-cell>
          <table:table-cell office:value-type="float" office:value="0">
            <text:p>0</text:p>
          </table:table-cell>
          <table:table-cell office:value-type="float" office:value="0.863463">
            <text:p>0.863463</text:p>
          </table:table-cell>
          <table:table-cell/>
          <table:table-cell table:formula="of:=0.5+2*(3-[.A214]) - (4.9/4)*([.A214]-3)*([.A214]-3)" office:value-type="float" office:value="0.866947099999999">
            <text:p>0.866947099999999</text:p>
          </table:table-cell>
          <table:table-cell/>
          <table:table-cell table:formula="of:=[.C214]-[.E214]" office:value-type="float" office:value="-0.00348409999999955">
            <text:p>-0.00348409999999955</text:p>
          </table:table-cell>
        </table:table-row>
        <table:table-row table:style-name="ro1">
          <table:table-cell office:value-type="float" office:value="1.576">
            <text:p>1.576</text:p>
          </table:table-cell>
          <table:table-cell office:value-type="float" office:value="0">
            <text:p>0</text:p>
          </table:table-cell>
          <table:table-cell office:value-type="float" office:value="0.860486">
            <text:p>0.860486</text:p>
          </table:table-cell>
          <table:table-cell/>
          <table:table-cell table:formula="of:=0.5+2*(3-[.A215]) - (4.9/4)*([.A215]-3)*([.A215]-3)" office:value-type="float" office:value="0.8639744">
            <text:p>0.8639744</text:p>
          </table:table-cell>
          <table:table-cell/>
          <table:table-cell table:formula="of:=[.C215]-[.E215]" office:value-type="float" office:value="-0.00348840000000006">
            <text:p>-0.00348840000000006</text:p>
          </table:table-cell>
        </table:table-row>
        <table:table-row table:style-name="ro1">
          <table:table-cell office:value-type="float" office:value="1.574">
            <text:p>1.574</text:p>
          </table:table-cell>
          <table:table-cell office:value-type="float" office:value="0">
            <text:p>0</text:p>
          </table:table-cell>
          <table:table-cell office:value-type="float" office:value="0.857498">
            <text:p>0.857498</text:p>
          </table:table-cell>
          <table:table-cell/>
          <table:table-cell table:formula="of:=0.5+2*(3-[.A216]) - (4.9/4)*([.A216]-3)*([.A216]-3)" office:value-type="float" office:value="0.8609919">
            <text:p>0.8609919</text:p>
          </table:table-cell>
          <table:table-cell/>
          <table:table-cell table:formula="of:=[.C216]-[.E216]" office:value-type="float" office:value="-0.00349389999999972">
            <text:p>-0.00349389999999972</text:p>
          </table:table-cell>
        </table:table-row>
        <table:table-row table:style-name="ro1">
          <table:table-cell office:value-type="float" office:value="1.572">
            <text:p>1.572</text:p>
          </table:table-cell>
          <table:table-cell office:value-type="float" office:value="0">
            <text:p>0</text:p>
          </table:table-cell>
          <table:table-cell office:value-type="float" office:value="0.854501">
            <text:p>0.854501</text:p>
          </table:table-cell>
          <table:table-cell/>
          <table:table-cell table:formula="of:=0.5+2*(3-[.A217]) - (4.9/4)*([.A217]-3)*([.A217]-3)" office:value-type="float" office:value="0.8579996">
            <text:p>0.8579996</text:p>
          </table:table-cell>
          <table:table-cell/>
          <table:table-cell table:formula="of:=[.C217]-[.E217]" office:value-type="float" office:value="-0.00349859999999991">
            <text:p>-0.00349859999999991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office:value-type="float" office:value="0.851494">
            <text:p>0.851494</text:p>
          </table:table-cell>
          <table:table-cell/>
          <table:table-cell table:formula="of:=0.5+2*(3-[.A218]) - (4.9/4)*([.A218]-3)*([.A218]-3)" office:value-type="float" office:value="0.8549975">
            <text:p>0.8549975</text:p>
          </table:table-cell>
          <table:table-cell/>
          <table:table-cell table:formula="of:=[.C218]-[.E218]" office:value-type="float" office:value="-0.00350349999999966">
            <text:p>-0.00350349999999966</text:p>
          </table:table-cell>
        </table:table-row>
        <table:table-row table:style-name="ro1">
          <table:table-cell office:value-type="float" office:value="1.568">
            <text:p>1.568</text:p>
          </table:table-cell>
          <table:table-cell office:value-type="float" office:value="0">
            <text:p>0</text:p>
          </table:table-cell>
          <table:table-cell office:value-type="float" office:value="0.848477">
            <text:p>0.848477</text:p>
          </table:table-cell>
          <table:table-cell/>
          <table:table-cell table:formula="of:=0.5+2*(3-[.A219]) - (4.9/4)*([.A219]-3)*([.A219]-3)" office:value-type="float" office:value="0.8519856">
            <text:p>0.8519856</text:p>
          </table:table-cell>
          <table:table-cell/>
          <table:table-cell table:formula="of:=[.C219]-[.E219]" office:value-type="float" office:value="-0.00350859999999997">
            <text:p>-0.00350859999999997</text:p>
          </table:table-cell>
        </table:table-row>
        <table:table-row table:style-name="ro1">
          <table:table-cell office:value-type="float" office:value="1.566">
            <text:p>1.566</text:p>
          </table:table-cell>
          <table:table-cell office:value-type="float" office:value="0">
            <text:p>0</text:p>
          </table:table-cell>
          <table:table-cell office:value-type="float" office:value="0.845451">
            <text:p>0.845451</text:p>
          </table:table-cell>
          <table:table-cell/>
          <table:table-cell table:formula="of:=0.5+2*(3-[.A220]) - (4.9/4)*([.A220]-3)*([.A220]-3)" office:value-type="float" office:value="0.8489639">
            <text:p>0.8489639</text:p>
          </table:table-cell>
          <table:table-cell/>
          <table:table-cell table:formula="of:=[.C220]-[.E220]" office:value-type="float" office:value="-0.00351289999999982">
            <text:p>-0.00351289999999982</text:p>
          </table:table-cell>
        </table:table-row>
        <table:table-row table:style-name="ro1">
          <table:table-cell office:value-type="float" office:value="1.564">
            <text:p>1.564</text:p>
          </table:table-cell>
          <table:table-cell office:value-type="float" office:value="0">
            <text:p>0</text:p>
          </table:table-cell>
          <table:table-cell office:value-type="float" office:value="0.842414">
            <text:p>0.842414</text:p>
          </table:table-cell>
          <table:table-cell/>
          <table:table-cell table:formula="of:=0.5+2*(3-[.A221]) - (4.9/4)*([.A221]-3)*([.A221]-3)" office:value-type="float" office:value="0.8459324">
            <text:p>0.8459324</text:p>
          </table:table-cell>
          <table:table-cell/>
          <table:table-cell table:formula="of:=[.C221]-[.E221]" office:value-type="float" office:value="-0.0035183999999997">
            <text:p>-0.0035183999999997</text:p>
          </table:table-cell>
        </table:table-row>
        <table:table-row table:style-name="ro1">
          <table:table-cell office:value-type="float" office:value="1.562">
            <text:p>1.562</text:p>
          </table:table-cell>
          <table:table-cell office:value-type="float" office:value="0">
            <text:p>0</text:p>
          </table:table-cell>
          <table:table-cell office:value-type="float" office:value="0.839368">
            <text:p>0.839368</text:p>
          </table:table-cell>
          <table:table-cell/>
          <table:table-cell table:formula="of:=0.5+2*(3-[.A222]) - (4.9/4)*([.A222]-3)*([.A222]-3)" office:value-type="float" office:value="0.8428911">
            <text:p>0.8428911</text:p>
          </table:table-cell>
          <table:table-cell/>
          <table:table-cell table:formula="of:=[.C222]-[.E222]" office:value-type="float" office:value="-0.00352309999999967">
            <text:p>-0.00352309999999967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0">
            <text:p>0</text:p>
          </table:table-cell>
          <table:table-cell office:value-type="float" office:value="0.836312">
            <text:p>0.836312</text:p>
          </table:table-cell>
          <table:table-cell/>
          <table:table-cell table:formula="of:=0.5+2*(3-[.A223]) - (4.9/4)*([.A223]-3)*([.A223]-3)" office:value-type="float" office:value="0.83984">
            <text:p>0.83984</text:p>
          </table:table-cell>
          <table:table-cell/>
          <table:table-cell table:formula="of:=[.C223]-[.E223]" office:value-type="float" office:value="-0.0035280000000002">
            <text:p>-0.0035280000000002</text:p>
          </table:table-cell>
        </table:table-row>
        <table:table-row table:style-name="ro1">
          <table:table-cell office:value-type="float" office:value="1.528">
            <text:p>1.528</text:p>
          </table:table-cell>
          <table:table-cell office:value-type="float" office:value="0">
            <text:p>0</text:p>
          </table:table-cell>
          <table:table-cell office:value-type="float" office:value="0.786083">
            <text:p>0.786083</text:p>
          </table:table-cell>
          <table:table-cell/>
          <table:table-cell table:formula="of:=0.5+2*(3-[.A224]) - (4.9/4)*([.A224]-3)*([.A224]-3)" office:value-type="float" office:value="0.7896896">
            <text:p>0.7896896</text:p>
          </table:table-cell>
          <table:table-cell/>
          <table:table-cell table:formula="of:=[.C224]-[.E224]" office:value-type="float" office:value="-0.00360660000000002">
            <text:p>-0.00360660000000002</text:p>
          </table:table-cell>
        </table:table-row>
        <table:table-row table:style-name="ro1">
          <table:table-cell office:value-type="float" office:value="1.526">
            <text:p>1.526</text:p>
          </table:table-cell>
          <table:table-cell office:value-type="float" office:value="0">
            <text:p>0</text:p>
          </table:table-cell>
          <table:table-cell office:value-type="float" office:value="0.782861">
            <text:p>0.782861</text:p>
          </table:table-cell>
          <table:table-cell/>
          <table:table-cell table:formula="of:=0.5+2*(3-[.A225]) - (4.9/4)*([.A225]-3)*([.A225]-3)" office:value-type="float" office:value="0.7864719">
            <text:p>0.7864719</text:p>
          </table:table-cell>
          <table:table-cell/>
          <table:table-cell table:formula="of:=[.C225]-[.E225]" office:value-type="float" office:value="-0.00361089999999964">
            <text:p>-0.00361089999999964</text:p>
          </table:table-cell>
        </table:table-row>
        <table:table-row table:style-name="ro1">
          <table:table-cell office:value-type="float" office:value="1.524">
            <text:p>1.524</text:p>
          </table:table-cell>
          <table:table-cell office:value-type="float" office:value="0">
            <text:p>0</text:p>
          </table:table-cell>
          <table:table-cell office:value-type="float" office:value="0.779628">
            <text:p>0.779628</text:p>
          </table:table-cell>
          <table:table-cell/>
          <table:table-cell table:formula="of:=0.5+2*(3-[.A226]) - (4.9/4)*([.A226]-3)*([.A226]-3)" office:value-type="float" office:value="0.7832444">
            <text:p>0.7832444</text:p>
          </table:table-cell>
          <table:table-cell/>
          <table:table-cell table:formula="of:=[.C226]-[.E226]" office:value-type="float" office:value="-0.00361640000000007">
            <text:p>-0.00361640000000007</text:p>
          </table:table-cell>
        </table:table-row>
        <table:table-row table:style-name="ro1">
          <table:table-cell office:value-type="float" office:value="1.522">
            <text:p>1.522</text:p>
          </table:table-cell>
          <table:table-cell office:value-type="float" office:value="0">
            <text:p>0</text:p>
          </table:table-cell>
          <table:table-cell office:value-type="float" office:value="0.776386">
            <text:p>0.776386</text:p>
          </table:table-cell>
          <table:table-cell/>
          <table:table-cell table:formula="of:=0.5+2*(3-[.A227]) - (4.9/4)*([.A227]-3)*([.A227]-3)" office:value-type="float" office:value="0.7800071">
            <text:p>0.7800071</text:p>
          </table:table-cell>
          <table:table-cell/>
          <table:table-cell table:formula="of:=[.C227]-[.E227]" office:value-type="float" office:value="-0.00362109999999982">
            <text:p>-0.00362109999999982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float" office:value="0.773134">
            <text:p>0.773134</text:p>
          </table:table-cell>
          <table:table-cell/>
          <table:table-cell table:formula="of:=0.5+2*(3-[.A228]) - (4.9/4)*([.A228]-3)*([.A228]-3)" office:value-type="float" office:value="0.77676">
            <text:p>0.77676</text:p>
          </table:table-cell>
          <table:table-cell/>
          <table:table-cell table:formula="of:=[.C228]-[.E228]" office:value-type="float" office:value="-0.00362599999999991">
            <text:p>-0.00362599999999991</text:p>
          </table:table-cell>
        </table:table-row>
        <table:table-row table:style-name="ro1">
          <table:table-cell office:value-type="float" office:value="1.518">
            <text:p>1.518</text:p>
          </table:table-cell>
          <table:table-cell office:value-type="float" office:value="0">
            <text:p>0</text:p>
          </table:table-cell>
          <table:table-cell office:value-type="float" office:value="0.769872">
            <text:p>0.769872</text:p>
          </table:table-cell>
          <table:table-cell/>
          <table:table-cell table:formula="of:=0.5+2*(3-[.A229]) - (4.9/4)*([.A229]-3)*([.A229]-3)" office:value-type="float" office:value="0.7735031">
            <text:p>0.7735031</text:p>
          </table:table-cell>
          <table:table-cell/>
          <table:table-cell table:formula="of:=[.C229]-[.E229]" office:value-type="float" office:value="-0.00363110000000011">
            <text:p>-0.00363110000000011</text:p>
          </table:table-cell>
        </table:table-row>
        <table:table-row table:style-name="ro1">
          <table:table-cell office:value-type="float" office:value="1.516">
            <text:p>1.516</text:p>
          </table:table-cell>
          <table:table-cell office:value-type="float" office:value="0">
            <text:p>0</text:p>
          </table:table-cell>
          <table:table-cell office:value-type="float" office:value="0.766601">
            <text:p>0.766601</text:p>
          </table:table-cell>
          <table:table-cell/>
          <table:table-cell table:formula="of:=0.5+2*(3-[.A230]) - (4.9/4)*([.A230]-3)*([.A230]-3)" office:value-type="float" office:value="0.7702364">
            <text:p>0.7702364</text:p>
          </table:table-cell>
          <table:table-cell/>
          <table:table-cell table:formula="of:=[.C230]-[.E230]" office:value-type="float" office:value="-0.00363539999999996">
            <text:p>-0.00363539999999996</text:p>
          </table:table-cell>
        </table:table-row>
        <table:table-row table:style-name="ro1">
          <table:table-cell office:value-type="float" office:value="1.514">
            <text:p>1.514</text:p>
          </table:table-cell>
          <table:table-cell office:value-type="float" office:value="0">
            <text:p>0</text:p>
          </table:table-cell>
          <table:table-cell office:value-type="float" office:value="0.763319">
            <text:p>0.763319</text:p>
          </table:table-cell>
          <table:table-cell/>
          <table:table-cell table:formula="of:=0.5+2*(3-[.A231]) - (4.9/4)*([.A231]-3)*([.A231]-3)" office:value-type="float" office:value="0.7669599">
            <text:p>0.7669599</text:p>
          </table:table-cell>
          <table:table-cell/>
          <table:table-cell table:formula="of:=[.C231]-[.E231]" office:value-type="float" office:value="-0.00364089999999984">
            <text:p>-0.00364089999999984</text:p>
          </table:table-cell>
        </table:table-row>
        <table:table-row table:style-name="ro1">
          <table:table-cell office:value-type="float" office:value="1.512">
            <text:p>1.512</text:p>
          </table:table-cell>
          <table:table-cell office:value-type="float" office:value="0">
            <text:p>0</text:p>
          </table:table-cell>
          <table:table-cell office:value-type="float" office:value="0.760028">
            <text:p>0.760028</text:p>
          </table:table-cell>
          <table:table-cell/>
          <table:table-cell table:formula="of:=0.5+2*(3-[.A232]) - (4.9/4)*([.A232]-3)*([.A232]-3)" office:value-type="float" office:value="0.7636736">
            <text:p>0.7636736</text:p>
          </table:table-cell>
          <table:table-cell/>
          <table:table-cell table:formula="of:=[.C232]-[.E232]" office:value-type="float" office:value="-0.0036455999999998">
            <text:p>-0.0036455999999998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">
            <text:p>0</text:p>
          </table:table-cell>
          <table:table-cell office:value-type="float" office:value="0.756727">
            <text:p>0.756727</text:p>
          </table:table-cell>
          <table:table-cell/>
          <table:table-cell table:formula="of:=0.5+2*(3-[.A233]) - (4.9/4)*([.A233]-3)*([.A233]-3)" office:value-type="float" office:value="0.7603775">
            <text:p>0.7603775</text:p>
          </table:table-cell>
          <table:table-cell/>
          <table:table-cell table:formula="of:=[.C233]-[.E233]" office:value-type="float" office:value="-0.00365050000000022">
            <text:p>-0.00365050000000022</text:p>
          </table:table-cell>
        </table:table-row>
        <table:table-row table:style-name="ro1">
          <table:table-cell office:value-type="float" office:value="1.508">
            <text:p>1.508</text:p>
          </table:table-cell>
          <table:table-cell office:value-type="float" office:value="0">
            <text:p>0</text:p>
          </table:table-cell>
          <table:table-cell office:value-type="float" office:value="0.753416">
            <text:p>0.753416</text:p>
          </table:table-cell>
          <table:table-cell/>
          <table:table-cell table:formula="of:=0.5+2*(3-[.A234]) - (4.9/4)*([.A234]-3)*([.A234]-3)" office:value-type="float" office:value="0.7570716">
            <text:p>0.7570716</text:p>
          </table:table-cell>
          <table:table-cell/>
          <table:table-cell table:formula="of:=[.C234]-[.E234]" office:value-type="float" office:value="-0.00365559999999976">
            <text:p>-0.00365559999999976</text:p>
          </table:table-cell>
        </table:table-row>
        <table:table-row table:style-name="ro1">
          <table:table-cell office:value-type="float" office:value="1.464">
            <text:p>1.464</text:p>
          </table:table-cell>
          <table:table-cell office:value-type="float" office:value="0">
            <text:p>0</text:p>
          </table:table-cell>
          <table:table-cell office:value-type="float" office:value="0.678099">
            <text:p>0.678099</text:p>
          </table:table-cell>
          <table:table-cell/>
          <table:table-cell table:formula="of:=0.5+2*(3-[.A235]) - (4.9/4)*([.A235]-3)*([.A235]-3)" office:value-type="float" office:value="0.6818624">
            <text:p>0.6818624</text:p>
          </table:table-cell>
          <table:table-cell/>
          <table:table-cell table:formula="of:=[.C235]-[.E235]" office:value-type="float" office:value="-0.00376339999999953">
            <text:p>-0.00376339999999953</text:p>
          </table:table-cell>
        </table:table-row>
        <table:table-row table:style-name="ro1">
          <table:table-cell office:value-type="float" office:value="1.462">
            <text:p>1.462</text:p>
          </table:table-cell>
          <table:table-cell office:value-type="float" office:value="0">
            <text:p>0</text:p>
          </table:table-cell>
          <table:table-cell office:value-type="float" office:value="0.674563">
            <text:p>0.674563</text:p>
          </table:table-cell>
          <table:table-cell/>
          <table:table-cell table:formula="of:=0.5+2*(3-[.A236]) - (4.9/4)*([.A236]-3)*([.A236]-3)" office:value-type="float" office:value="0.6783311">
            <text:p>0.6783311</text:p>
          </table:table-cell>
          <table:table-cell/>
          <table:table-cell table:formula="of:=[.C236]-[.E236]" office:value-type="float" office:value="-0.00376809999999983">
            <text:p>-0.00376809999999983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0">
            <text:p>0</text:p>
          </table:table-cell>
          <table:table-cell office:value-type="float" office:value="0.671017">
            <text:p>0.671017</text:p>
          </table:table-cell>
          <table:table-cell/>
          <table:table-cell table:formula="of:=0.5+2*(3-[.A237]) - (4.9/4)*([.A237]-3)*([.A237]-3)" office:value-type="float" office:value="0.67479">
            <text:p>0.67479</text:p>
          </table:table-cell>
          <table:table-cell/>
          <table:table-cell table:formula="of:=[.C237]-[.E237]" office:value-type="float" office:value="-0.0037729999999998">
            <text:p>-0.0037729999999998</text:p>
          </table:table-cell>
        </table:table-row>
        <table:table-row table:style-name="ro1">
          <table:table-cell office:value-type="float" office:value="1.458">
            <text:p>1.458</text:p>
          </table:table-cell>
          <table:table-cell office:value-type="float" office:value="0">
            <text:p>0</text:p>
          </table:table-cell>
          <table:table-cell office:value-type="float" office:value="0.667461">
            <text:p>0.667461</text:p>
          </table:table-cell>
          <table:table-cell/>
          <table:table-cell table:formula="of:=0.5+2*(3-[.A238]) - (4.9/4)*([.A238]-3)*([.A238]-3)" office:value-type="float" office:value="0.6712391">
            <text:p>0.6712391</text:p>
          </table:table-cell>
          <table:table-cell/>
          <table:table-cell table:formula="of:=[.C238]-[.E238]" office:value-type="float" office:value="-0.00377809999999978">
            <text:p>-0.00377809999999978</text:p>
          </table:table-cell>
        </table:table-row>
        <table:table-row table:style-name="ro1">
          <table:table-cell office:value-type="float" office:value="1.456">
            <text:p>1.456</text:p>
          </table:table-cell>
          <table:table-cell office:value-type="float" office:value="0">
            <text:p>0</text:p>
          </table:table-cell>
          <table:table-cell office:value-type="float" office:value="0.663896">
            <text:p>0.663896</text:p>
          </table:table-cell>
          <table:table-cell/>
          <table:table-cell table:formula="of:=0.5+2*(3-[.A239]) - (4.9/4)*([.A239]-3)*([.A239]-3)" office:value-type="float" office:value="0.6676784">
            <text:p>0.6676784</text:p>
          </table:table-cell>
          <table:table-cell/>
          <table:table-cell table:formula="of:=[.C239]-[.E239]" office:value-type="float" office:value="-0.00378239999999985">
            <text:p>-0.00378239999999985</text:p>
          </table:table-cell>
        </table:table-row>
        <table:table-row table:style-name="ro1">
          <table:table-cell office:value-type="float" office:value="1.454">
            <text:p>1.454</text:p>
          </table:table-cell>
          <table:table-cell office:value-type="float" office:value="0">
            <text:p>0</text:p>
          </table:table-cell>
          <table:table-cell office:value-type="float" office:value="0.66032">
            <text:p>0.66032</text:p>
          </table:table-cell>
          <table:table-cell/>
          <table:table-cell table:formula="of:=0.5+2*(3-[.A240]) - (4.9/4)*([.A240]-3)*([.A240]-3)" office:value-type="float" office:value="0.664107899999999">
            <text:p>0.664107899999999</text:p>
          </table:table-cell>
          <table:table-cell/>
          <table:table-cell table:formula="of:=[.C240]-[.E240]" office:value-type="float" office:value="-0.0037878999999994">
            <text:p>-0.0037878999999994</text:p>
          </table:table-cell>
        </table:table-row>
        <table:table-row table:style-name="ro1">
          <table:table-cell office:value-type="float" office:value="1.452">
            <text:p>1.452</text:p>
          </table:table-cell>
          <table:table-cell office:value-type="float" office:value="0">
            <text:p>0</text:p>
          </table:table-cell>
          <table:table-cell office:value-type="float" office:value="0.656735">
            <text:p>0.656735</text:p>
          </table:table-cell>
          <table:table-cell/>
          <table:table-cell table:formula="of:=0.5+2*(3-[.A241]) - (4.9/4)*([.A241]-3)*([.A241]-3)" office:value-type="float" office:value="0.6605276">
            <text:p>0.6605276</text:p>
          </table:table-cell>
          <table:table-cell/>
          <table:table-cell table:formula="of:=[.C241]-[.E241]" office:value-type="float" office:value="-0.00379260000000003">
            <text:p>-0.00379260000000003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office:value-type="float" office:value="0.65314">
            <text:p>0.65314</text:p>
          </table:table-cell>
          <table:table-cell/>
          <table:table-cell table:formula="of:=0.5+2*(3-[.A242]) - (4.9/4)*([.A242]-3)*([.A242]-3)" office:value-type="float" office:value="0.6569375">
            <text:p>0.6569375</text:p>
          </table:table-cell>
          <table:table-cell/>
          <table:table-cell table:formula="of:=[.C242]-[.E242]" office:value-type="float" office:value="-0.00379749999999979">
            <text:p>-0.00379749999999979</text:p>
          </table:table-cell>
        </table:table-row>
        <table:table-row table:style-name="ro1">
          <table:table-cell office:value-type="float" office:value="1.448">
            <text:p>1.448</text:p>
          </table:table-cell>
          <table:table-cell office:value-type="float" office:value="0">
            <text:p>0</text:p>
          </table:table-cell>
          <table:table-cell office:value-type="float" office:value="0.649535">
            <text:p>0.649535</text:p>
          </table:table-cell>
          <table:table-cell/>
          <table:table-cell table:formula="of:=0.5+2*(3-[.A243]) - (4.9/4)*([.A243]-3)*([.A243]-3)" office:value-type="float" office:value="0.6533376">
            <text:p>0.6533376</text:p>
          </table:table-cell>
          <table:table-cell/>
          <table:table-cell table:formula="of:=[.C243]-[.E243]" office:value-type="float" office:value="-0.00380259999999955">
            <text:p>-0.00380259999999955</text:p>
          </table:table-cell>
        </table:table-row>
        <table:table-row table:style-name="ro1">
          <table:table-cell office:value-type="float" office:value="1.446">
            <text:p>1.446</text:p>
          </table:table-cell>
          <table:table-cell office:value-type="float" office:value="0">
            <text:p>0</text:p>
          </table:table-cell>
          <table:table-cell office:value-type="float" office:value="0.645921">
            <text:p>0.645921</text:p>
          </table:table-cell>
          <table:table-cell/>
          <table:table-cell table:formula="of:=0.5+2*(3-[.A244]) - (4.9/4)*([.A244]-3)*([.A244]-3)" office:value-type="float" office:value="0.649727899999999">
            <text:p>0.649727899999999</text:p>
          </table:table-cell>
          <table:table-cell/>
          <table:table-cell table:formula="of:=[.C244]-[.E244]" office:value-type="float" office:value="-0.00380689999999939">
            <text:p>-0.00380689999999939</text:p>
          </table:table-cell>
        </table:table-row>
        <table:table-row table:style-name="ro1">
          <table:table-cell office:value-type="float" office:value="1.444">
            <text:p>1.444</text:p>
          </table:table-cell>
          <table:table-cell office:value-type="float" office:value="0">
            <text:p>0</text:p>
          </table:table-cell>
          <table:table-cell office:value-type="float" office:value="0.642296">
            <text:p>0.642296</text:p>
          </table:table-cell>
          <table:table-cell/>
          <table:table-cell table:formula="of:=0.5+2*(3-[.A245]) - (4.9/4)*([.A245]-3)*([.A245]-3)" office:value-type="float" office:value="0.6461084">
            <text:p>0.6461084</text:p>
          </table:table-cell>
          <table:table-cell/>
          <table:table-cell table:formula="of:=[.C245]-[.E245]" office:value-type="float" office:value="-0.00381239999999972">
            <text:p>-0.00381239999999972</text:p>
          </table:table-cell>
        </table:table-row>
        <table:table-row table:style-name="ro1">
          <table:table-cell office:value-type="float" office:value="1.418">
            <text:p>1.418</text:p>
          </table:table-cell>
          <table:table-cell office:value-type="float" office:value="0">
            <text:p>0</text:p>
          </table:table-cell>
          <table:table-cell office:value-type="float" office:value="0.594287">
            <text:p>0.594287</text:p>
          </table:table-cell>
          <table:table-cell/>
          <table:table-cell table:formula="of:=0.5+2*(3-[.A246]) - (4.9/4)*([.A246]-3)*([.A246]-3)" office:value-type="float" office:value="0.598163099999999">
            <text:p>0.598163099999999</text:p>
          </table:table-cell>
          <table:table-cell/>
          <table:table-cell table:formula="of:=[.C246]-[.E246]" office:value-type="float" office:value="-0.00387609999999938">
            <text:p>-0.00387609999999938</text:p>
          </table:table-cell>
        </table:table-row>
        <table:table-row table:style-name="ro1">
          <table:table-cell office:value-type="float" office:value="1.416">
            <text:p>1.416</text:p>
          </table:table-cell>
          <table:table-cell office:value-type="float" office:value="0">
            <text:p>0</text:p>
          </table:table-cell>
          <table:table-cell office:value-type="float" office:value="0.590526">
            <text:p>0.590526</text:p>
          </table:table-cell>
          <table:table-cell/>
          <table:table-cell table:formula="of:=0.5+2*(3-[.A247]) - (4.9/4)*([.A247]-3)*([.A247]-3)" office:value-type="float" office:value="0.5944064">
            <text:p>0.5944064</text:p>
          </table:table-cell>
          <table:table-cell/>
          <table:table-cell table:formula="of:=[.C247]-[.E247]" office:value-type="float" office:value="-0.00388040000000001">
            <text:p>-0.00388040000000001</text:p>
          </table:table-cell>
        </table:table-row>
        <table:table-row table:style-name="ro1">
          <table:table-cell office:value-type="float" office:value="1.414">
            <text:p>1.414</text:p>
          </table:table-cell>
          <table:table-cell office:value-type="float" office:value="0">
            <text:p>0</text:p>
          </table:table-cell>
          <table:table-cell office:value-type="float" office:value="0.586754">
            <text:p>0.586754</text:p>
          </table:table-cell>
          <table:table-cell/>
          <table:table-cell table:formula="of:=0.5+2*(3-[.A248]) - (4.9/4)*([.A248]-3)*([.A248]-3)" office:value-type="float" office:value="0.5906399">
            <text:p>0.5906399</text:p>
          </table:table-cell>
          <table:table-cell/>
          <table:table-cell table:formula="of:=[.C248]-[.E248]" office:value-type="float" office:value="-0.00388589999999978">
            <text:p>-0.00388589999999978</text:p>
          </table:table-cell>
        </table:table-row>
        <table:table-row table:style-name="ro1">
          <table:table-cell office:value-type="float" office:value="1.412">
            <text:p>1.412</text:p>
          </table:table-cell>
          <table:table-cell office:value-type="float" office:value="0">
            <text:p>0</text:p>
          </table:table-cell>
          <table:table-cell office:value-type="float" office:value="0.582973">
            <text:p>0.582973</text:p>
          </table:table-cell>
          <table:table-cell/>
          <table:table-cell table:formula="of:=0.5+2*(3-[.A249]) - (4.9/4)*([.A249]-3)*([.A249]-3)" office:value-type="float" office:value="0.5868636">
            <text:p>0.5868636</text:p>
          </table:table-cell>
          <table:table-cell/>
          <table:table-cell table:formula="of:=[.C249]-[.E249]" office:value-type="float" office:value="-0.00389059999999963">
            <text:p>-0.00389059999999963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0">
            <text:p>0</text:p>
          </table:table-cell>
          <table:table-cell office:value-type="float" office:value="0.579182">
            <text:p>0.579182</text:p>
          </table:table-cell>
          <table:table-cell/>
          <table:table-cell table:formula="of:=0.5+2*(3-[.A250]) - (4.9/4)*([.A250]-3)*([.A250]-3)" office:value-type="float" office:value="0.5830775">
            <text:p>0.5830775</text:p>
          </table:table-cell>
          <table:table-cell/>
          <table:table-cell table:formula="of:=[.C250]-[.E250]" office:value-type="float" office:value="-0.0038954999999995">
            <text:p>-0.0038954999999995</text:p>
          </table:table-cell>
        </table:table-row>
        <table:table-row table:style-name="ro1">
          <table:table-cell office:value-type="float" office:value="1.408">
            <text:p>1.408</text:p>
          </table:table-cell>
          <table:table-cell office:value-type="float" office:value="0">
            <text:p>0</text:p>
          </table:table-cell>
          <table:table-cell office:value-type="float" office:value="0.575381">
            <text:p>0.575381</text:p>
          </table:table-cell>
          <table:table-cell/>
          <table:table-cell table:formula="of:=0.5+2*(3-[.A251]) - (4.9/4)*([.A251]-3)*([.A251]-3)" office:value-type="float" office:value="0.5792816">
            <text:p>0.5792816</text:p>
          </table:table-cell>
          <table:table-cell/>
          <table:table-cell table:formula="of:=[.C251]-[.E251]" office:value-type="float" office:value="-0.00390059999999992">
            <text:p>-0.00390059999999992</text:p>
          </table:table-cell>
        </table:table-row>
        <table:table-row table:style-name="ro1">
          <table:table-cell office:value-type="float" office:value="1.406">
            <text:p>1.406</text:p>
          </table:table-cell>
          <table:table-cell office:value-type="float" office:value="0">
            <text:p>0</text:p>
          </table:table-cell>
          <table:table-cell office:value-type="float" office:value="0.571571">
            <text:p>0.571571</text:p>
          </table:table-cell>
          <table:table-cell/>
          <table:table-cell table:formula="of:=0.5+2*(3-[.A252]) - (4.9/4)*([.A252]-3)*([.A252]-3)" office:value-type="float" office:value="0.5754759">
            <text:p>0.5754759</text:p>
          </table:table-cell>
          <table:table-cell/>
          <table:table-cell table:formula="of:=[.C252]-[.E252]" office:value-type="float" office:value="-0.00390489999999988">
            <text:p>-0.00390489999999988</text:p>
          </table:table-cell>
        </table:table-row>
        <table:table-row table:style-name="ro1">
          <table:table-cell office:value-type="float" office:value="1.404">
            <text:p>1.404</text:p>
          </table:table-cell>
          <table:table-cell office:value-type="float" office:value="0">
            <text:p>0</text:p>
          </table:table-cell>
          <table:table-cell office:value-type="float" office:value="0.56775">
            <text:p>0.56775</text:p>
          </table:table-cell>
          <table:table-cell/>
          <table:table-cell table:formula="of:=0.5+2*(3-[.A253]) - (4.9/4)*([.A253]-3)*([.A253]-3)" office:value-type="float" office:value="0.571660399999999">
            <text:p>0.571660399999999</text:p>
          </table:table-cell>
          <table:table-cell/>
          <table:table-cell table:formula="of:=[.C253]-[.E253]" office:value-type="float" office:value="-0.00391039999999943">
            <text:p>-0.00391039999999943</text:p>
          </table:table-cell>
        </table:table-row>
        <table:table-row table:style-name="ro1">
          <table:table-cell office:value-type="float" office:value="1.402">
            <text:p>1.402</text:p>
          </table:table-cell>
          <table:table-cell office:value-type="float" office:value="0">
            <text:p>0</text:p>
          </table:table-cell>
          <table:table-cell office:value-type="float" office:value="0.56392">
            <text:p>0.56392</text:p>
          </table:table-cell>
          <table:table-cell/>
          <table:table-cell table:formula="of:=0.5+2*(3-[.A254]) - (4.9/4)*([.A254]-3)*([.A254]-3)" office:value-type="float" office:value="0.5678351">
            <text:p>0.5678351</text:p>
          </table:table-cell>
          <table:table-cell/>
          <table:table-cell table:formula="of:=[.C254]-[.E254]" office:value-type="float" office:value="-0.00391509999999951">
            <text:p>-0.00391509999999951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56008">
            <text:p>0.56008</text:p>
          </table:table-cell>
          <table:table-cell/>
          <table:table-cell table:formula="of:=0.5+2*(3-[.A255]) - (4.9/4)*([.A255]-3)*([.A255]-3)" office:value-type="float" office:value="0.564">
            <text:p>0.564</text:p>
          </table:table-cell>
          <table:table-cell/>
          <table:table-cell table:formula="of:=[.C255]-[.E255]" office:value-type="float" office:value="-0.00391999999999959">
            <text:p>-0.00391999999999959</text:p>
          </table:table-cell>
        </table:table-row>
        <table:table-row table:style-name="ro1">
          <table:table-cell office:value-type="float" office:value="1.398">
            <text:p>1.398</text:p>
          </table:table-cell>
          <table:table-cell office:value-type="float" office:value="0">
            <text:p>0</text:p>
          </table:table-cell>
          <table:table-cell office:value-type="float" office:value="0.55623">
            <text:p>0.55623</text:p>
          </table:table-cell>
          <table:table-cell/>
          <table:table-cell table:formula="of:=0.5+2*(3-[.A256]) - (4.9/4)*([.A256]-3)*([.A256]-3)" office:value-type="float" office:value="0.5601551">
            <text:p>0.5601551</text:p>
          </table:table-cell>
          <table:table-cell/>
          <table:table-cell table:formula="of:=[.C256]-[.E256]" office:value-type="float" office:value="-0.00392509999999979">
            <text:p>-0.00392509999999979</text:p>
          </table:table-cell>
        </table:table-row>
        <table:table-row table:style-name="ro1">
          <table:table-cell office:value-type="float" office:value="1.386">
            <text:p>1.386</text:p>
          </table:table-cell>
          <table:table-cell office:value-type="float" office:value="0">
            <text:p>0</text:p>
          </table:table-cell>
          <table:table-cell office:value-type="float" office:value="0.532926">
            <text:p>0.532926</text:p>
          </table:table-cell>
          <table:table-cell/>
          <table:table-cell table:formula="of:=0.5+2*(3-[.A257]) - (4.9/4)*([.A257]-3)*([.A257]-3)" office:value-type="float" office:value="0.5368799">
            <text:p>0.5368799</text:p>
          </table:table-cell>
          <table:table-cell/>
          <table:table-cell table:formula="of:=[.C257]-[.E257]" office:value-type="float" office:value="-0.00395390000000018">
            <text:p>-0.00395390000000018</text:p>
          </table:table-cell>
        </table:table-row>
        <table:table-row table:style-name="ro1">
          <table:table-cell office:value-type="float" office:value="1.384">
            <text:p>1.384</text:p>
          </table:table-cell>
          <table:table-cell office:value-type="float" office:value="0">
            <text:p>0</text:p>
          </table:table-cell>
          <table:table-cell office:value-type="float" office:value="0.529007">
            <text:p>0.529007</text:p>
          </table:table-cell>
          <table:table-cell/>
          <table:table-cell table:formula="of:=0.5+2*(3-[.A258]) - (4.9/4)*([.A258]-3)*([.A258]-3)" office:value-type="float" office:value="0.532966399999999">
            <text:p>0.532966399999999</text:p>
          </table:table-cell>
          <table:table-cell/>
          <table:table-cell table:formula="of:=[.C258]-[.E258]" office:value-type="float" office:value="-0.00395939999999939">
            <text:p>-0.00395939999999939</text:p>
          </table:table-cell>
        </table:table-row>
        <table:table-row table:style-name="ro1">
          <table:table-cell office:value-type="float" office:value="1.382">
            <text:p>1.382</text:p>
          </table:table-cell>
          <table:table-cell office:value-type="float" office:value="0">
            <text:p>0</text:p>
          </table:table-cell>
          <table:table-cell office:value-type="float" office:value="0.525079">
            <text:p>0.525079</text:p>
          </table:table-cell>
          <table:table-cell/>
          <table:table-cell table:formula="of:=0.5+2*(3-[.A259]) - (4.9/4)*([.A259]-3)*([.A259]-3)" office:value-type="float" office:value="0.5290431">
            <text:p>0.5290431</text:p>
          </table:table-cell>
          <table:table-cell/>
          <table:table-cell table:formula="of:=[.C259]-[.E259]" office:value-type="float" office:value="-0.00396410000000003">
            <text:p>-0.00396410000000003</text:p>
          </table:table-cell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0.521141">
            <text:p>0.521141</text:p>
          </table:table-cell>
          <table:table-cell/>
          <table:table-cell table:formula="of:=0.5+2*(3-[.A260]) - (4.9/4)*([.A260]-3)*([.A260]-3)" office:value-type="float" office:value="0.525109999999999">
            <text:p>0.525109999999999</text:p>
          </table:table-cell>
          <table:table-cell/>
          <table:table-cell table:formula="of:=[.C260]-[.E260]" office:value-type="float" office:value="-0.00396899999999933">
            <text:p>-0.00396899999999933</text:p>
          </table:table-cell>
        </table:table-row>
        <table:table-row table:style-name="ro1">
          <table:table-cell office:value-type="float" office:value="1.378">
            <text:p>1.378</text:p>
          </table:table-cell>
          <table:table-cell office:value-type="float" office:value="0">
            <text:p>0</text:p>
          </table:table-cell>
          <table:table-cell office:value-type="float" office:value="0.517193">
            <text:p>0.517193</text:p>
          </table:table-cell>
          <table:table-cell/>
          <table:table-cell table:formula="of:=0.5+2*(3-[.A261]) - (4.9/4)*([.A261]-3)*([.A261]-3)" office:value-type="float" office:value="0.5211671">
            <text:p>0.5211671</text:p>
          </table:table-cell>
          <table:table-cell/>
          <table:table-cell table:formula="of:=[.C261]-[.E261]" office:value-type="float" office:value="-0.00397409999999998">
            <text:p>-0.00397409999999998</text:p>
          </table:table-cell>
        </table:table-row>
        <table:table-row table:style-name="ro1">
          <table:table-cell office:value-type="float" office:value="1.376">
            <text:p>1.376</text:p>
          </table:table-cell>
          <table:table-cell office:value-type="float" office:value="0">
            <text:p>0</text:p>
          </table:table-cell>
          <table:table-cell office:value-type="float" office:value="0.513236">
            <text:p>0.513236</text:p>
          </table:table-cell>
          <table:table-cell/>
          <table:table-cell table:formula="of:=0.5+2*(3-[.A262]) - (4.9/4)*([.A262]-3)*([.A262]-3)" office:value-type="float" office:value="0.517214399999999">
            <text:p>0.517214399999999</text:p>
          </table:table-cell>
          <table:table-cell/>
          <table:table-cell table:formula="of:=[.C262]-[.E262]" office:value-type="float" office:value="-0.00397839999999938">
            <text:p>-0.00397839999999938</text:p>
          </table:table-cell>
        </table:table-row>
        <table:table-row table:style-name="ro1">
          <table:table-cell office:value-type="float" office:value="1.374">
            <text:p>1.374</text:p>
          </table:table-cell>
          <table:table-cell office:value-type="float" office:value="0">
            <text:p>0</text:p>
          </table:table-cell>
          <table:table-cell office:value-type="float" office:value="0.509268">
            <text:p>0.509268</text:p>
          </table:table-cell>
          <table:table-cell/>
          <table:table-cell table:formula="of:=0.5+2*(3-[.A263]) - (4.9/4)*([.A263]-3)*([.A263]-3)" office:value-type="float" office:value="0.5132519">
            <text:p>0.5132519</text:p>
          </table:table-cell>
          <table:table-cell/>
          <table:table-cell table:formula="of:=[.C263]-[.E263]" office:value-type="float" office:value="-0.00398389999999982">
            <text:p>-0.00398389999999982</text:p>
          </table:table-cell>
        </table:table-row>
        <table:table-row table:style-name="ro1">
          <table:table-cell office:value-type="float" office:value="1.372">
            <text:p>1.372</text:p>
          </table:table-cell>
          <table:table-cell office:value-type="float" office:value="0">
            <text:p>0</text:p>
          </table:table-cell>
          <table:table-cell office:value-type="float" office:value="0.505291">
            <text:p>0.505291</text:p>
          </table:table-cell>
          <table:table-cell/>
          <table:table-cell table:formula="of:=0.5+2*(3-[.A264]) - (4.9/4)*([.A264]-3)*([.A264]-3)" office:value-type="float" office:value="0.5092796">
            <text:p>0.5092796</text:p>
          </table:table-cell>
          <table:table-cell/>
          <table:table-cell table:formula="of:=[.C264]-[.E264]" office:value-type="float" office:value="-0.00398859999999979">
            <text:p>-0.00398859999999979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">
            <text:p>0</text:p>
          </table:table-cell>
          <table:table-cell office:value-type="float" office:value="0.501304">
            <text:p>0.501304</text:p>
          </table:table-cell>
          <table:table-cell/>
          <table:table-cell table:formula="of:=0.5+2*(3-[.A265]) - (4.9/4)*([.A265]-3)*([.A265]-3)" office:value-type="float" office:value="0.5052975">
            <text:p>0.5052975</text:p>
          </table:table-cell>
          <table:table-cell/>
          <table:table-cell table:formula="of:=[.C265]-[.E265]" office:value-type="float" office:value="-0.00399350000000021">
            <text:p>-0.00399350000000021</text:p>
          </table:table-cell>
        </table:table-row>
        <table:table-row table:style-name="ro1">
          <table:table-cell office:value-type="float" office:value="1.368">
            <text:p>1.368</text:p>
          </table:table-cell>
          <table:table-cell office:value-type="float" office:value="0">
            <text:p>0</text:p>
          </table:table-cell>
          <table:table-cell office:value-type="float" office:value="0.497307">
            <text:p>0.497307</text:p>
          </table:table-cell>
          <table:table-cell/>
          <table:table-cell table:formula="of:=0.5+2*(3-[.A266]) - (4.9/4)*([.A266]-3)*([.A266]-3)" office:value-type="float" office:value="0.501305599999999">
            <text:p>0.501305599999999</text:p>
          </table:table-cell>
          <table:table-cell/>
          <table:table-cell table:formula="of:=[.C266]-[.E266]" office:value-type="float" office:value="-0.00399859999999935">
            <text:p>-0.00399859999999935</text:p>
          </table:table-cell>
        </table:table-row>
        <table:table-row table:style-name="ro1">
          <table:table-cell office:value-type="float" office:value="1.366">
            <text:p>1.366</text:p>
          </table:table-cell>
          <table:table-cell office:value-type="float" office:value="0">
            <text:p>0</text:p>
          </table:table-cell>
          <table:table-cell office:value-type="float" office:value="0.493301">
            <text:p>0.493301</text:p>
          </table:table-cell>
          <table:table-cell/>
          <table:table-cell table:formula="of:=0.5+2*(3-[.A267]) - (4.9/4)*([.A267]-3)*([.A267]-3)" office:value-type="float" office:value="0.4973039">
            <text:p>0.4973039</text:p>
          </table:table-cell>
          <table:table-cell/>
          <table:table-cell table:formula="of:=[.C267]-[.E267]" office:value-type="float" office:value="-0.00400289999999992">
            <text:p>-0.00400289999999992</text:p>
          </table:table-cell>
        </table:table-row>
        <table:table-row table:style-name="ro1">
          <table:table-cell office:value-type="float" office:value="1.346">
            <text:p>1.346</text:p>
          </table:table-cell>
          <table:table-cell office:value-type="float" office:value="0">
            <text:p>0</text:p>
          </table:table-cell>
          <table:table-cell office:value-type="float" office:value="0.452696">
            <text:p>0.452696</text:p>
          </table:table-cell>
          <table:table-cell/>
          <table:table-cell table:formula="of:=0.5+2*(3-[.A268]) - (4.9/4)*([.A268]-3)*([.A268]-3)" office:value-type="float" office:value="0.4567479">
            <text:p>0.4567479</text:p>
          </table:table-cell>
          <table:table-cell/>
          <table:table-cell table:formula="of:=[.C268]-[.E268]" office:value-type="float" office:value="-0.00405190000000033">
            <text:p>-0.00405190000000033</text:p>
          </table:table-cell>
        </table:table-row>
        <table:table-row table:style-name="ro1">
          <table:table-cell office:value-type="float" office:value="1.344">
            <text:p>1.344</text:p>
          </table:table-cell>
          <table:table-cell office:value-type="float" office:value="0">
            <text:p>0</text:p>
          </table:table-cell>
          <table:table-cell office:value-type="float" office:value="0.448581">
            <text:p>0.448581</text:p>
          </table:table-cell>
          <table:table-cell/>
          <table:table-cell table:formula="of:=0.5+2*(3-[.A269]) - (4.9/4)*([.A269]-3)*([.A269]-3)" office:value-type="float" office:value="0.452638399999999">
            <text:p>0.452638399999999</text:p>
          </table:table-cell>
          <table:table-cell/>
          <table:table-cell table:formula="of:=[.C269]-[.E269]" office:value-type="float" office:value="-0.00405739999999927">
            <text:p>-0.00405739999999927</text:p>
          </table:table-cell>
        </table:table-row>
        <table:table-row table:style-name="ro1">
          <table:table-cell office:value-type="float" office:value="1.342">
            <text:p>1.342</text:p>
          </table:table-cell>
          <table:table-cell office:value-type="float" office:value="0">
            <text:p>0</text:p>
          </table:table-cell>
          <table:table-cell office:value-type="float" office:value="0.444457">
            <text:p>0.444457</text:p>
          </table:table-cell>
          <table:table-cell/>
          <table:table-cell table:formula="of:=0.5+2*(3-[.A270]) - (4.9/4)*([.A270]-3)*([.A270]-3)" office:value-type="float" office:value="0.4485191">
            <text:p>0.4485191</text:p>
          </table:table-cell>
          <table:table-cell/>
          <table:table-cell table:formula="of:=[.C270]-[.E270]" office:value-type="float" office:value="-0.00406209999999996">
            <text:p>-0.00406209999999996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 office:value-type="float" office:value="0.440323">
            <text:p>0.440323</text:p>
          </table:table-cell>
          <table:table-cell/>
          <table:table-cell table:formula="of:=0.5+2*(3-[.A271]) - (4.9/4)*([.A271]-3)*([.A271]-3)" office:value-type="float" office:value="0.444389999999999">
            <text:p>0.444389999999999</text:p>
          </table:table-cell>
          <table:table-cell/>
          <table:table-cell table:formula="of:=[.C271]-[.E271]" office:value-type="float" office:value="-0.00406699999999899">
            <text:p>-0.00406699999999899</text:p>
          </table:table-cell>
        </table:table-row>
        <table:table-row table:style-name="ro1">
          <table:table-cell office:value-type="float" office:value="1.338">
            <text:p>1.338</text:p>
          </table:table-cell>
          <table:table-cell office:value-type="float" office:value="0">
            <text:p>0</text:p>
          </table:table-cell>
          <table:table-cell office:value-type="float" office:value="0.436179">
            <text:p>0.436179</text:p>
          </table:table-cell>
          <table:table-cell/>
          <table:table-cell table:formula="of:=0.5+2*(3-[.A272]) - (4.9/4)*([.A272]-3)*([.A272]-3)" office:value-type="float" office:value="0.4402511">
            <text:p>0.4402511</text:p>
          </table:table-cell>
          <table:table-cell/>
          <table:table-cell table:formula="of:=[.C272]-[.E272]" office:value-type="float" office:value="-0.0040720999999998">
            <text:p>-0.0040720999999998</text:p>
          </table:table-cell>
        </table:table-row>
        <table:table-row table:style-name="ro1">
          <table:table-cell office:value-type="float" office:value="1.336">
            <text:p>1.336</text:p>
          </table:table-cell>
          <table:table-cell office:value-type="float" office:value="0">
            <text:p>0</text:p>
          </table:table-cell>
          <table:table-cell office:value-type="float" office:value="0.432026">
            <text:p>0.432026</text:p>
          </table:table-cell>
          <table:table-cell/>
          <table:table-cell table:formula="of:=0.5+2*(3-[.A273]) - (4.9/4)*([.A273]-3)*([.A273]-3)" office:value-type="float" office:value="0.4361024">
            <text:p>0.4361024</text:p>
          </table:table-cell>
          <table:table-cell/>
          <table:table-cell table:formula="of:=[.C273]-[.E273]" office:value-type="float" office:value="-0.00407639999999981">
            <text:p>-0.00407639999999981</text:p>
          </table:table-cell>
        </table:table-row>
        <table:table-row table:style-name="ro1">
          <table:table-cell office:value-type="float" office:value="1.334">
            <text:p>1.334</text:p>
          </table:table-cell>
          <table:table-cell office:value-type="float" office:value="0">
            <text:p>0</text:p>
          </table:table-cell>
          <table:table-cell office:value-type="float" office:value="0.427862">
            <text:p>0.427862</text:p>
          </table:table-cell>
          <table:table-cell/>
          <table:table-cell table:formula="of:=0.5+2*(3-[.A274]) - (4.9/4)*([.A274]-3)*([.A274]-3)" office:value-type="float" office:value="0.431943899999999">
            <text:p>0.431943899999999</text:p>
          </table:table-cell>
          <table:table-cell/>
          <table:table-cell table:formula="of:=[.C274]-[.E274]" office:value-type="float" office:value="-0.00408189999999942">
            <text:p>-0.00408189999999942</text:p>
          </table:table-cell>
        </table:table-row>
        <table:table-row table:style-name="ro1">
          <table:table-cell office:value-type="float" office:value="1.332">
            <text:p>1.332</text:p>
          </table:table-cell>
          <table:table-cell office:value-type="float" office:value="0">
            <text:p>0</text:p>
          </table:table-cell>
          <table:table-cell office:value-type="float" office:value="0.423689">
            <text:p>0.423689</text:p>
          </table:table-cell>
          <table:table-cell/>
          <table:table-cell table:formula="of:=0.5+2*(3-[.A275]) - (4.9/4)*([.A275]-3)*([.A275]-3)" office:value-type="float" office:value="0.4277756">
            <text:p>0.4277756</text:p>
          </table:table-cell>
          <table:table-cell/>
          <table:table-cell table:formula="of:=[.C275]-[.E275]" office:value-type="float" office:value="-0.0040865999999995">
            <text:p>-0.0040865999999995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 office:value-type="float" office:value="0.419506">
            <text:p>0.419506</text:p>
          </table:table-cell>
          <table:table-cell/>
          <table:table-cell table:formula="of:=0.5+2*(3-[.A276]) - (4.9/4)*([.A276]-3)*([.A276]-3)" office:value-type="float" office:value="0.4235975">
            <text:p>0.4235975</text:p>
          </table:table-cell>
          <table:table-cell/>
          <table:table-cell table:formula="of:=[.C276]-[.E276]" office:value-type="float" office:value="-0.00409150000000008">
            <text:p>-0.00409150000000008</text:p>
          </table:table-cell>
        </table:table-row>
        <table:table-row table:style-name="ro1">
          <table:table-cell office:value-type="float" office:value="1.328">
            <text:p>1.328</text:p>
          </table:table-cell>
          <table:table-cell office:value-type="float" office:value="0">
            <text:p>0</text:p>
          </table:table-cell>
          <table:table-cell office:value-type="float" office:value="0.415313">
            <text:p>0.415313</text:p>
          </table:table-cell>
          <table:table-cell/>
          <table:table-cell table:formula="of:=0.5+2*(3-[.A277]) - (4.9/4)*([.A277]-3)*([.A277]-3)" office:value-type="float" office:value="0.419409599999999">
            <text:p>0.419409599999999</text:p>
          </table:table-cell>
          <table:table-cell/>
          <table:table-cell table:formula="of:=[.C277]-[.E277]" office:value-type="float" office:value="-0.0040965999999994">
            <text:p>-0.0040965999999994</text:p>
          </table:table-cell>
        </table:table-row>
        <table:table-row table:style-name="ro1">
          <table:table-cell office:value-type="float" office:value="1.326">
            <text:p>1.326</text:p>
          </table:table-cell>
          <table:table-cell office:value-type="float" office:value="0">
            <text:p>0</text:p>
          </table:table-cell>
          <table:table-cell office:value-type="float" office:value="0.411111">
            <text:p>0.411111</text:p>
          </table:table-cell>
          <table:table-cell/>
          <table:table-cell table:formula="of:=0.5+2*(3-[.A278]) - (4.9/4)*([.A278]-3)*([.A278]-3)" office:value-type="float" office:value="0.4152119">
            <text:p>0.4152119</text:p>
          </table:table-cell>
          <table:table-cell/>
          <table:table-cell table:formula="of:=[.C278]-[.E278]" office:value-type="float" office:value="-0.00410090000000007">
            <text:p>-0.00410090000000007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float" office:value="0.377137">
            <text:p>0.377137</text:p>
          </table:table-cell>
          <table:table-cell/>
          <table:table-cell table:formula="of:=0.5+2*(3-[.A279]) - (4.9/4)*([.A279]-3)*([.A279]-3)" office:value-type="float" office:value="0.3812775">
            <text:p>0.3812775</text:p>
          </table:table-cell>
          <table:table-cell/>
          <table:table-cell table:formula="of:=[.C279]-[.E279]" office:value-type="float" office:value="-0.00414049999999994">
            <text:p>-0.00414049999999994</text:p>
          </table:table-cell>
        </table:table-row>
        <table:table-row table:style-name="ro1">
          <table:table-cell office:value-type="float" office:value="1.308">
            <text:p>1.308</text:p>
          </table:table-cell>
          <table:table-cell office:value-type="float" office:value="0">
            <text:p>0</text:p>
          </table:table-cell>
          <table:table-cell office:value-type="float" office:value="0.372846">
            <text:p>0.372846</text:p>
          </table:table-cell>
          <table:table-cell/>
          <table:table-cell table:formula="of:=0.5+2*(3-[.A280]) - (4.9/4)*([.A280]-3)*([.A280]-3)" office:value-type="float" office:value="0.3769916">
            <text:p>0.3769916</text:p>
          </table:table-cell>
          <table:table-cell/>
          <table:table-cell table:formula="of:=[.C280]-[.E280]" office:value-type="float" office:value="-0.00414559999999975">
            <text:p>-0.00414559999999975</text:p>
          </table:table-cell>
        </table:table-row>
        <table:table-row table:style-name="ro1">
          <table:table-cell office:value-type="float" office:value="1.306">
            <text:p>1.306</text:p>
          </table:table-cell>
          <table:table-cell office:value-type="float" office:value="0">
            <text:p>0</text:p>
          </table:table-cell>
          <table:table-cell office:value-type="float" office:value="0.368546">
            <text:p>0.368546</text:p>
          </table:table-cell>
          <table:table-cell/>
          <table:table-cell table:formula="of:=0.5+2*(3-[.A281]) - (4.9/4)*([.A281]-3)*([.A281]-3)" office:value-type="float" office:value="0.3726959">
            <text:p>0.3726959</text:p>
          </table:table-cell>
          <table:table-cell/>
          <table:table-cell table:formula="of:=[.C281]-[.E281]" office:value-type="float" office:value="-0.00414989999999965">
            <text:p>-0.00414989999999965</text:p>
          </table:table-cell>
        </table:table-row>
        <table:table-row table:style-name="ro1">
          <table:table-cell office:value-type="float" office:value="1.304">
            <text:p>1.304</text:p>
          </table:table-cell>
          <table:table-cell office:value-type="float" office:value="0">
            <text:p>0</text:p>
          </table:table-cell>
          <table:table-cell office:value-type="float" office:value="0.364235">
            <text:p>0.364235</text:p>
          </table:table-cell>
          <table:table-cell/>
          <table:table-cell table:formula="of:=0.5+2*(3-[.A282]) - (4.9/4)*([.A282]-3)*([.A282]-3)" office:value-type="float" office:value="0.3683904">
            <text:p>0.3683904</text:p>
          </table:table-cell>
          <table:table-cell/>
          <table:table-cell table:formula="of:=[.C282]-[.E282]" office:value-type="float" office:value="-0.00415540000000003">
            <text:p>-0.00415540000000003</text:p>
          </table:table-cell>
        </table:table-row>
        <table:table-row table:style-name="ro1">
          <table:table-cell office:value-type="float" office:value="1.302">
            <text:p>1.302</text:p>
          </table:table-cell>
          <table:table-cell office:value-type="float" office:value="0">
            <text:p>0</text:p>
          </table:table-cell>
          <table:table-cell office:value-type="float" office:value="0.359915">
            <text:p>0.359915</text:p>
          </table:table-cell>
          <table:table-cell/>
          <table:table-cell table:formula="of:=0.5+2*(3-[.A283]) - (4.9/4)*([.A283]-3)*([.A283]-3)" office:value-type="float" office:value="0.3640751">
            <text:p>0.3640751</text:p>
          </table:table-cell>
          <table:table-cell/>
          <table:table-cell table:formula="of:=[.C283]-[.E283]" office:value-type="float" office:value="-0.0041601">
            <text:p>-0.0041601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355585">
            <text:p>0.355585</text:p>
          </table:table-cell>
          <table:table-cell/>
          <table:table-cell table:formula="of:=0.5+2*(3-[.A284]) - (4.9/4)*([.A284]-3)*([.A284]-3)" office:value-type="float" office:value="0.35975">
            <text:p>0.35975</text:p>
          </table:table-cell>
          <table:table-cell/>
          <table:table-cell table:formula="of:=[.C284]-[.E284]" office:value-type="float" office:value="-0.00416500000000003">
            <text:p>-0.00416500000000003</text:p>
          </table:table-cell>
        </table:table-row>
        <table:table-row table:style-name="ro1">
          <table:table-cell office:value-type="float" office:value="1.298">
            <text:p>1.298</text:p>
          </table:table-cell>
          <table:table-cell office:value-type="float" office:value="0">
            <text:p>0</text:p>
          </table:table-cell>
          <table:table-cell office:value-type="float" office:value="0.351245">
            <text:p>0.351245</text:p>
          </table:table-cell>
          <table:table-cell/>
          <table:table-cell table:formula="of:=0.5+2*(3-[.A285]) - (4.9/4)*([.A285]-3)*([.A285]-3)" office:value-type="float" office:value="0.3554151">
            <text:p>0.3554151</text:p>
          </table:table-cell>
          <table:table-cell/>
          <table:table-cell table:formula="of:=[.C285]-[.E285]" office:value-type="float" office:value="-0.00417009999999968">
            <text:p>-0.00417009999999968</text:p>
          </table:table-cell>
        </table:table-row>
        <table:table-row table:style-name="ro1">
          <table:table-cell office:value-type="float" office:value="1.296">
            <text:p>1.296</text:p>
          </table:table-cell>
          <table:table-cell office:value-type="float" office:value="0">
            <text:p>0</text:p>
          </table:table-cell>
          <table:table-cell office:value-type="float" office:value="0.346896">
            <text:p>0.346896</text:p>
          </table:table-cell>
          <table:table-cell/>
          <table:table-cell table:formula="of:=0.5+2*(3-[.A286]) - (4.9/4)*([.A286]-3)*([.A286]-3)" office:value-type="float" office:value="0.3510704">
            <text:p>0.3510704</text:p>
          </table:table-cell>
          <table:table-cell/>
          <table:table-cell table:formula="of:=[.C286]-[.E286]" office:value-type="float" office:value="-0.0041743999999998">
            <text:p>-0.0041743999999998</text:p>
          </table:table-cell>
        </table:table-row>
        <table:table-row table:style-name="ro1">
          <table:table-cell office:value-type="float" office:value="1.294">
            <text:p>1.294</text:p>
          </table:table-cell>
          <table:table-cell office:value-type="float" office:value="0">
            <text:p>0</text:p>
          </table:table-cell>
          <table:table-cell office:value-type="float" office:value="0.342536">
            <text:p>0.342536</text:p>
          </table:table-cell>
          <table:table-cell/>
          <table:table-cell table:formula="of:=0.5+2*(3-[.A287]) - (4.9/4)*([.A287]-3)*([.A287]-3)" office:value-type="float" office:value="0.3467159">
            <text:p>0.3467159</text:p>
          </table:table-cell>
          <table:table-cell/>
          <table:table-cell table:formula="of:=[.C287]-[.E287]" office:value-type="float" office:value="-0.00417989999999951">
            <text:p>-0.00417989999999951</text:p>
          </table:table-cell>
        </table:table-row>
        <table:table-row table:style-name="ro1">
          <table:table-cell office:value-type="float" office:value="1.292">
            <text:p>1.292</text:p>
          </table:table-cell>
          <table:table-cell office:value-type="float" office:value="0">
            <text:p>0</text:p>
          </table:table-cell>
          <table:table-cell office:value-type="float" office:value="0.338167">
            <text:p>0.338167</text:p>
          </table:table-cell>
          <table:table-cell/>
          <table:table-cell table:formula="of:=0.5+2*(3-[.A288]) - (4.9/4)*([.A288]-3)*([.A288]-3)" office:value-type="float" office:value="0.3423516">
            <text:p>0.3423516</text:p>
          </table:table-cell>
          <table:table-cell/>
          <table:table-cell table:formula="of:=[.C288]-[.E288]" office:value-type="float" office:value="-0.00418459999999976">
            <text:p>-0.00418459999999976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float" office:value="0.333788">
            <text:p>0.333788</text:p>
          </table:table-cell>
          <table:table-cell/>
          <table:table-cell table:formula="of:=0.5+2*(3-[.A289]) - (4.9/4)*([.A289]-3)*([.A289]-3)" office:value-type="float" office:value="0.3379775">
            <text:p>0.3379775</text:p>
          </table:table-cell>
          <table:table-cell/>
          <table:table-cell table:formula="of:=[.C289]-[.E289]" office:value-type="float" office:value="-0.00418950000000007">
            <text:p>-0.00418950000000007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  <table:table-cell office:value-type="float" office:value="0.311746">
            <text:p>0.311746</text:p>
          </table:table-cell>
          <table:table-cell/>
          <table:table-cell table:formula="of:=0.5+2*(3-[.A290]) - (4.9/4)*([.A290]-3)*([.A290]-3)" office:value-type="float" office:value="0.31596">
            <text:p>0.31596</text:p>
          </table:table-cell>
          <table:table-cell/>
          <table:table-cell table:formula="of:=[.C290]-[.E290]" office:value-type="float" office:value="-0.00421399999999961">
            <text:p>-0.00421399999999961</text:p>
          </table:table-cell>
        </table:table-row>
        <table:table-row table:style-name="ro1">
          <table:table-cell office:value-type="float" office:value="1.278">
            <text:p>1.278</text:p>
          </table:table-cell>
          <table:table-cell office:value-type="float" office:value="0">
            <text:p>0</text:p>
          </table:table-cell>
          <table:table-cell office:value-type="float" office:value="0.307308">
            <text:p>0.307308</text:p>
          </table:table-cell>
          <table:table-cell/>
          <table:table-cell table:formula="of:=0.5+2*(3-[.A291]) - (4.9/4)*([.A291]-3)*([.A291]-3)" office:value-type="float" office:value="0.3115271">
            <text:p>0.3115271</text:p>
          </table:table-cell>
          <table:table-cell/>
          <table:table-cell table:formula="of:=[.C291]-[.E291]" office:value-type="float" office:value="-0.00421909999999975">
            <text:p>-0.00421909999999975</text:p>
          </table:table-cell>
        </table:table-row>
        <table:table-row table:style-name="ro1">
          <table:table-cell office:value-type="float" office:value="1.276">
            <text:p>1.276</text:p>
          </table:table-cell>
          <table:table-cell office:value-type="float" office:value="0">
            <text:p>0</text:p>
          </table:table-cell>
          <table:table-cell office:value-type="float" office:value="0.302861">
            <text:p>0.302861</text:p>
          </table:table-cell>
          <table:table-cell/>
          <table:table-cell table:formula="of:=0.5+2*(3-[.A292]) - (4.9/4)*([.A292]-3)*([.A292]-3)" office:value-type="float" office:value="0.307084399999999">
            <text:p>0.307084399999999</text:p>
          </table:table-cell>
          <table:table-cell/>
          <table:table-cell table:formula="of:=[.C292]-[.E292]" office:value-type="float" office:value="-0.00422339999999949">
            <text:p>-0.00422339999999949</text:p>
          </table:table-cell>
        </table:table-row>
        <table:table-row table:style-name="ro1">
          <table:table-cell office:value-type="float" office:value="1.274">
            <text:p>1.274</text:p>
          </table:table-cell>
          <table:table-cell office:value-type="float" office:value="0">
            <text:p>0</text:p>
          </table:table-cell>
          <table:table-cell office:value-type="float" office:value="0.298403">
            <text:p>0.298403</text:p>
          </table:table-cell>
          <table:table-cell/>
          <table:table-cell table:formula="of:=0.5+2*(3-[.A293]) - (4.9/4)*([.A293]-3)*([.A293]-3)" office:value-type="float" office:value="0.3026319">
            <text:p>0.3026319</text:p>
          </table:table-cell>
          <table:table-cell/>
          <table:table-cell table:formula="of:=[.C293]-[.E293]" office:value-type="float" office:value="-0.0042289000000002">
            <text:p>-0.0042289000000002</text:p>
          </table:table-cell>
        </table:table-row>
        <table:table-row table:style-name="ro1">
          <table:table-cell office:value-type="float" office:value="1.272">
            <text:p>1.272</text:p>
          </table:table-cell>
          <table:table-cell office:value-type="float" office:value="0">
            <text:p>0</text:p>
          </table:table-cell>
          <table:table-cell office:value-type="float" office:value="0.293936">
            <text:p>0.293936</text:p>
          </table:table-cell>
          <table:table-cell/>
          <table:table-cell table:formula="of:=0.5+2*(3-[.A294]) - (4.9/4)*([.A294]-3)*([.A294]-3)" office:value-type="float" office:value="0.2981696">
            <text:p>0.2981696</text:p>
          </table:table-cell>
          <table:table-cell/>
          <table:table-cell table:formula="of:=[.C294]-[.E294]" office:value-type="float" office:value="-0.00423360000000006">
            <text:p>-0.00423360000000006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0">
            <text:p>0</text:p>
          </table:table-cell>
          <table:table-cell office:value-type="float" office:value="0.289459">
            <text:p>0.289459</text:p>
          </table:table-cell>
          <table:table-cell/>
          <table:table-cell table:formula="of:=0.5+2*(3-[.A295]) - (4.9/4)*([.A295]-3)*([.A295]-3)" office:value-type="float" office:value="0.2936975">
            <text:p>0.2936975</text:p>
          </table:table-cell>
          <table:table-cell/>
          <table:table-cell table:formula="of:=[.C295]-[.E295]" office:value-type="float" office:value="-0.00423849999999998">
            <text:p>-0.00423849999999998</text:p>
          </table:table-cell>
        </table:table-row>
        <table:table-row table:style-name="ro1">
          <table:table-cell office:value-type="float" office:value="1.268">
            <text:p>1.268</text:p>
          </table:table-cell>
          <table:table-cell office:value-type="float" office:value="0">
            <text:p>0</text:p>
          </table:table-cell>
          <table:table-cell office:value-type="float" office:value="0.284972">
            <text:p>0.284972</text:p>
          </table:table-cell>
          <table:table-cell/>
          <table:table-cell table:formula="of:=0.5+2*(3-[.A296]) - (4.9/4)*([.A296]-3)*([.A296]-3)" office:value-type="float" office:value="0.2892156">
            <text:p>0.2892156</text:p>
          </table:table-cell>
          <table:table-cell/>
          <table:table-cell table:formula="of:=[.C296]-[.E296]" office:value-type="float" office:value="-0.0042435999999999">
            <text:p>-0.0042435999999999</text:p>
          </table:table-cell>
        </table:table-row>
        <table:table-row table:style-name="ro1">
          <table:table-cell office:value-type="float" office:value="1.266">
            <text:p>1.266</text:p>
          </table:table-cell>
          <table:table-cell office:value-type="float" office:value="0">
            <text:p>0</text:p>
          </table:table-cell>
          <table:table-cell office:value-type="float" office:value="0.280476">
            <text:p>0.280476</text:p>
          </table:table-cell>
          <table:table-cell/>
          <table:table-cell table:formula="of:=0.5+2*(3-[.A297]) - (4.9/4)*([.A297]-3)*([.A297]-3)" office:value-type="float" office:value="0.284723899999999">
            <text:p>0.284723899999999</text:p>
          </table:table-cell>
          <table:table-cell/>
          <table:table-cell table:formula="of:=[.C297]-[.E297]" office:value-type="float" office:value="-0.00424789999999947">
            <text:p>-0.00424789999999947</text:p>
          </table:table-cell>
        </table:table-row>
        <table:table-row table:style-name="ro1">
          <table:table-cell office:value-type="float" office:value="1.264">
            <text:p>1.264</text:p>
          </table:table-cell>
          <table:table-cell office:value-type="float" office:value="0">
            <text:p>0</text:p>
          </table:table-cell>
          <table:table-cell office:value-type="float" office:value="0.275969">
            <text:p>0.275969</text:p>
          </table:table-cell>
          <table:table-cell/>
          <table:table-cell table:formula="of:=0.5+2*(3-[.A298]) - (4.9/4)*([.A298]-3)*([.A298]-3)" office:value-type="float" office:value="0.2802224">
            <text:p>0.2802224</text:p>
          </table:table-cell>
          <table:table-cell/>
          <table:table-cell table:formula="of:=[.C298]-[.E298]" office:value-type="float" office:value="-0.00425339999999957">
            <text:p>-0.00425339999999957</text:p>
          </table:table-cell>
        </table:table-row>
        <table:table-row table:style-name="ro1">
          <table:table-cell office:value-type="float" office:value="1.262">
            <text:p>1.262</text:p>
          </table:table-cell>
          <table:table-cell office:value-type="float" office:value="0">
            <text:p>0</text:p>
          </table:table-cell>
          <table:table-cell office:value-type="float" office:value="0.271453">
            <text:p>0.271453</text:p>
          </table:table-cell>
          <table:table-cell/>
          <table:table-cell table:formula="of:=0.5+2*(3-[.A299]) - (4.9/4)*([.A299]-3)*([.A299]-3)" office:value-type="float" office:value="0.275711099999999">
            <text:p>0.275711099999999</text:p>
          </table:table-cell>
          <table:table-cell/>
          <table:table-cell table:formula="of:=[.C299]-[.E299]" office:value-type="float" office:value="-0.00425809999999921">
            <text:p>-0.00425809999999921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office:value-type="float" office:value="0.266927">
            <text:p>0.266927</text:p>
          </table:table-cell>
          <table:table-cell/>
          <table:table-cell table:formula="of:=0.5+2*(3-[.A300]) - (4.9/4)*([.A300]-3)*([.A300]-3)" office:value-type="float" office:value="0.27119">
            <text:p>0.27119</text:p>
          </table:table-cell>
          <table:table-cell/>
          <table:table-cell table:formula="of:=[.C300]-[.E300]" office:value-type="float" office:value="-0.00426300000000029">
            <text:p>-0.00426300000000029</text:p>
          </table:table-cell>
        </table:table-row>
        <table:table-row table:style-name="ro1">
          <table:table-cell office:value-type="float" office:value="1.238">
            <text:p>1.238</text:p>
          </table:table-cell>
          <table:table-cell office:value-type="float" office:value="0">
            <text:p>0</text:p>
          </table:table-cell>
          <table:table-cell office:value-type="float" office:value="0.216494">
            <text:p>0.216494</text:p>
          </table:table-cell>
          <table:table-cell/>
          <table:table-cell table:formula="of:=0.5+2*(3-[.A301]) - (4.9/4)*([.A301]-3)*([.A301]-3)" office:value-type="float" office:value="0.2208111">
            <text:p>0.2208111</text:p>
          </table:table-cell>
          <table:table-cell/>
          <table:table-cell table:formula="of:=[.C301]-[.E301]" office:value-type="float" office:value="-0.00431709999999971">
            <text:p>-0.00431709999999971</text:p>
          </table:table-cell>
        </table:table-row>
        <table:table-row table:style-name="ro1">
          <table:table-cell office:value-type="float" office:value="1.236">
            <text:p>1.236</text:p>
          </table:table-cell>
          <table:table-cell office:value-type="float" office:value="0">
            <text:p>0</text:p>
          </table:table-cell>
          <table:table-cell office:value-type="float" office:value="0.211851">
            <text:p>0.211851</text:p>
          </table:table-cell>
          <table:table-cell/>
          <table:table-cell table:formula="of:=0.5+2*(3-[.A302]) - (4.9/4)*([.A302]-3)*([.A302]-3)" office:value-type="float" office:value="0.2161724">
            <text:p>0.2161724</text:p>
          </table:table-cell>
          <table:table-cell/>
          <table:table-cell table:formula="of:=[.C302]-[.E302]" office:value-type="float" office:value="-0.00432140000000006">
            <text:p>-0.00432140000000006</text:p>
          </table:table-cell>
        </table:table-row>
        <table:table-row table:style-name="ro1">
          <table:table-cell office:value-type="float" office:value="1.234">
            <text:p>1.234</text:p>
          </table:table-cell>
          <table:table-cell office:value-type="float" office:value="0">
            <text:p>0</text:p>
          </table:table-cell>
          <table:table-cell office:value-type="float" office:value="0.207197">
            <text:p>0.207197</text:p>
          </table:table-cell>
          <table:table-cell/>
          <table:table-cell table:formula="of:=0.5+2*(3-[.A303]) - (4.9/4)*([.A303]-3)*([.A303]-3)" office:value-type="float" office:value="0.2115239">
            <text:p>0.2115239</text:p>
          </table:table-cell>
          <table:table-cell/>
          <table:table-cell table:formula="of:=[.C303]-[.E303]" office:value-type="float" office:value="-0.00432689999999955">
            <text:p>-0.00432689999999955</text:p>
          </table:table-cell>
        </table:table-row>
        <table:table-row table:style-name="ro1">
          <table:table-cell office:value-type="float" office:value="1.232">
            <text:p>1.232</text:p>
          </table:table-cell>
          <table:table-cell office:value-type="float" office:value="0">
            <text:p>0</text:p>
          </table:table-cell>
          <table:table-cell office:value-type="float" office:value="0.202534">
            <text:p>0.202534</text:p>
          </table:table-cell>
          <table:table-cell/>
          <table:table-cell table:formula="of:=0.5+2*(3-[.A304]) - (4.9/4)*([.A304]-3)*([.A304]-3)" office:value-type="float" office:value="0.206865599999999">
            <text:p>0.206865599999999</text:p>
          </table:table-cell>
          <table:table-cell/>
          <table:table-cell table:formula="of:=[.C304]-[.E304]" office:value-type="float" office:value="-0.00433159999999866">
            <text:p>-0.00433159999999866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 office:value-type="float" office:value="0.197861">
            <text:p>0.197861</text:p>
          </table:table-cell>
          <table:table-cell/>
          <table:table-cell table:formula="of:=0.5+2*(3-[.A305]) - (4.9/4)*([.A305]-3)*([.A305]-3)" office:value-type="float" office:value="0.2021975">
            <text:p>0.2021975</text:p>
          </table:table-cell>
          <table:table-cell/>
          <table:table-cell table:formula="of:=[.C305]-[.E305]" office:value-type="float" office:value="-0.00433650000000005">
            <text:p>-0.00433650000000005</text:p>
          </table:table-cell>
        </table:table-row>
        <table:table-row table:style-name="ro1">
          <table:table-cell office:value-type="float" office:value="1.228571">
            <text:p>1.228571</text:p>
          </table:table-cell>
          <table:table-cell office:value-type="float" office:value="0">
            <text:p>0</text:p>
          </table:table-cell>
          <table:table-cell office:value-type="float" office:value="0.198987">
            <text:p>0.198987</text:p>
          </table:table-cell>
          <table:table-cell/>
          <table:table-cell table:formula="of:=0.5+2*(3-[.A306]) - (4.9/4)*([.A306]-3)*([.A306]-3)" office:value-type="float" office:value="0.198856139999775">
            <text:p>0.198856139999775</text:p>
          </table:table-cell>
          <table:table-cell/>
          <table:table-cell table:formula="of:=[.C306]-[.E306]" office:value-type="float" office:value="0.000130860000224525">
            <text:p>0.000130860000224525</text:p>
          </table:table-cell>
        </table:table-row>
        <table:table-row table:style-name="ro1">
          <table:table-cell office:value-type="float" office:value="1.227143">
            <text:p>1.227143</text:p>
          </table:table-cell>
          <table:table-cell office:value-type="float" office:value="0">
            <text:p>0</text:p>
          </table:table-cell>
          <table:table-cell office:value-type="float" office:value="0.200104">
            <text:p>0.200104</text:p>
          </table:table-cell>
          <table:table-cell/>
          <table:table-cell table:formula="of:=0.5+2*(3-[.A307]) - (4.9/4)*([.A307]-3)*([.A307]-3)" office:value-type="float" office:value="0.195512120499974">
            <text:p>0.195512120499974</text:p>
          </table:table-cell>
          <table:table-cell/>
          <table:table-cell table:formula="of:=[.C307]-[.E307]" office:value-type="float" office:value="0.00459187950002565">
            <text:p>0.00459187950002565</text:p>
          </table:table-cell>
        </table:table-row>
        <table:table-row table:style-name="ro1">
          <table:table-cell office:value-type="float" office:value="1.225714">
            <text:p>1.225714</text:p>
          </table:table-cell>
          <table:table-cell office:value-type="float" office:value="0">
            <text:p>0</text:p>
          </table:table-cell>
          <table:table-cell office:value-type="float" office:value="0.20121">
            <text:p>0.20121</text:p>
          </table:table-cell>
          <table:table-cell/>
          <table:table-cell table:formula="of:=0.5+2*(3-[.A308]) - (4.9/4)*([.A308]-3)*([.A308]-3)" office:value-type="float" office:value="0.1921607579999">
            <text:p>0.1921607579999</text:p>
          </table:table-cell>
          <table:table-cell/>
          <table:table-cell table:formula="of:=[.C308]-[.E308]" office:value-type="float" office:value="0.00904924200010038">
            <text:p>0.00904924200010038</text:p>
          </table:table-cell>
        </table:table-row>
        <table:table-row table:style-name="ro1">
          <table:table-cell office:value-type="float" office:value="1.224286">
            <text:p>1.224286</text:p>
          </table:table-cell>
          <table:table-cell office:value-type="float" office:value="0">
            <text:p>0</text:p>
          </table:table-cell>
          <table:table-cell office:value-type="float" office:value="0.202307">
            <text:p>0.202307</text:p>
          </table:table-cell>
          <table:table-cell/>
          <table:table-cell table:formula="of:=0.5+2*(3-[.A309]) - (4.9/4)*([.A309]-3)*([.A309]-3)" office:value-type="float" office:value="0.188806742999899">
            <text:p>0.188806742999899</text:p>
          </table:table-cell>
          <table:table-cell/>
          <table:table-cell table:formula="of:=[.C309]-[.E309]" office:value-type="float" office:value="0.0135002570001006">
            <text:p>0.0135002570001006</text:p>
          </table:table-cell>
        </table:table-row>
        <table:table-row table:style-name="ro1">
          <table:table-cell office:value-type="float" office:value="1.222857">
            <text:p>1.222857</text:p>
          </table:table-cell>
          <table:table-cell office:value-type="float" office:value="0">
            <text:p>0</text:p>
          </table:table-cell>
          <table:table-cell office:value-type="float" office:value="0.203394">
            <text:p>0.203394</text:p>
          </table:table-cell>
          <table:table-cell/>
          <table:table-cell table:formula="of:=0.5+2*(3-[.A310]) - (4.9/4)*([.A310]-3)*([.A310]-3)" office:value-type="float" office:value="0.185445377999975">
            <text:p>0.185445377999975</text:p>
          </table:table-cell>
          <table:table-cell/>
          <table:table-cell table:formula="of:=[.C310]-[.E310]" office:value-type="float" office:value="0.017948622000025">
            <text:p>0.017948622000025</text:p>
          </table:table-cell>
        </table:table-row>
        <table:table-row table:style-name="ro1">
          <table:table-cell office:value-type="float" office:value="1.221429">
            <text:p>1.221429</text:p>
          </table:table-cell>
          <table:table-cell office:value-type="float" office:value="0">
            <text:p>0</text:p>
          </table:table-cell>
          <table:table-cell office:value-type="float" office:value="0.204471">
            <text:p>0.204471</text:p>
          </table:table-cell>
          <table:table-cell/>
          <table:table-cell table:formula="of:=0.5+2*(3-[.A311]) - (4.9/4)*([.A311]-3)*([.A311]-3)" office:value-type="float" office:value="0.182081367499775">
            <text:p>0.182081367499775</text:p>
          </table:table-cell>
          <table:table-cell/>
          <table:table-cell table:formula="of:=[.C311]-[.E311]" office:value-type="float" office:value="0.0223896325002252">
            <text:p>0.0223896325002252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float" office:value="0.212735">
            <text:p>0.212735</text:p>
          </table:table-cell>
          <table:table-cell/>
          <table:table-cell table:formula="of:=0.5+2*(3-[.A312]) - (4.9/4)*([.A312]-3)*([.A312]-3)" office:value-type="float" office:value="0.1549775">
            <text:p>0.1549775</text:p>
          </table:table-cell>
          <table:table-cell/>
          <table:table-cell table:formula="of:=[.C312]-[.E312]" office:value-type="float" office:value="0.0577575000000002">
            <text:p>0.0577575000000002</text:p>
          </table:table-cell>
        </table:table-row>
        <table:table-row table:style-name="ro1">
          <table:table-cell office:value-type="float" office:value="1.208571">
            <text:p>1.208571</text:p>
          </table:table-cell>
          <table:table-cell office:value-type="float" office:value="0">
            <text:p>0</text:p>
          </table:table-cell>
          <table:table-cell office:value-type="float" office:value="0.213724">
            <text:p>0.213724</text:p>
          </table:table-cell>
          <table:table-cell/>
          <table:table-cell table:formula="of:=0.5+2*(3-[.A313]) - (4.9/4)*([.A313]-3)*([.A313]-3)" office:value-type="float" office:value="0.151566118999775">
            <text:p>0.151566118999775</text:p>
          </table:table-cell>
          <table:table-cell/>
          <table:table-cell table:formula="of:=[.C313]-[.E313]" office:value-type="float" office:value="0.0621578810002252">
            <text:p>0.0621578810002252</text:p>
          </table:table-cell>
        </table:table-row>
        <table:table-row table:style-name="ro1">
          <table:table-cell office:value-type="float" office:value="1.207143">
            <text:p>1.207143</text:p>
          </table:table-cell>
          <table:table-cell office:value-type="float" office:value="0">
            <text:p>0</text:p>
          </table:table-cell>
          <table:table-cell office:value-type="float" office:value="0.214704">
            <text:p>0.214704</text:p>
          </table:table-cell>
          <table:table-cell/>
          <table:table-cell table:formula="of:=0.5+2*(3-[.A314]) - (4.9/4)*([.A314]-3)*([.A314]-3)" office:value-type="float" office:value="0.148152127499974">
            <text:p>0.148152127499974</text:p>
          </table:table-cell>
          <table:table-cell/>
          <table:table-cell table:formula="of:=[.C314]-[.E314]" office:value-type="float" office:value="0.0665518725000258">
            <text:p>0.0665518725000258</text:p>
          </table:table-cell>
        </table:table-row>
        <table:table-row table:style-name="ro1">
          <table:table-cell office:value-type="float" office:value="1.205714">
            <text:p>1.205714</text:p>
          </table:table-cell>
          <table:table-cell office:value-type="float" office:value="0">
            <text:p>0</text:p>
          </table:table-cell>
          <table:table-cell office:value-type="float" office:value="0.215673">
            <text:p>0.215673</text:p>
          </table:table-cell>
          <table:table-cell/>
          <table:table-cell table:formula="of:=0.5+2*(3-[.A315]) - (4.9/4)*([.A315]-3)*([.A315]-3)" office:value-type="float" office:value="0.1447307439999">
            <text:p>0.1447307439999</text:p>
          </table:table-cell>
          <table:table-cell/>
          <table:table-cell table:formula="of:=[.C315]-[.E315]" office:value-type="float" office:value="0.0709422560001001">
            <text:p>0.0709422560001001</text:p>
          </table:table-cell>
        </table:table-row>
        <table:table-row table:style-name="ro1">
          <table:table-cell office:value-type="float" office:value="1.204286">
            <text:p>1.204286</text:p>
          </table:table-cell>
          <table:table-cell office:value-type="float" office:value="0">
            <text:p>0</text:p>
          </table:table-cell>
          <table:table-cell office:value-type="float" office:value="0.216633">
            <text:p>0.216633</text:p>
          </table:table-cell>
          <table:table-cell/>
          <table:table-cell table:formula="of:=0.5+2*(3-[.A316]) - (4.9/4)*([.A316]-3)*([.A316]-3)" office:value-type="float" office:value="0.1413067569999">
            <text:p>0.1413067569999</text:p>
          </table:table-cell>
          <table:table-cell/>
          <table:table-cell table:formula="of:=[.C316]-[.E316]" office:value-type="float" office:value="0.0753262430000997">
            <text:p>0.0753262430000997</text:p>
          </table:table-cell>
        </table:table-row>
        <table:table-row table:style-name="ro1">
          <table:table-cell office:value-type="float" office:value="1.202857">
            <text:p>1.202857</text:p>
          </table:table-cell>
          <table:table-cell office:value-type="float" office:value="0">
            <text:p>0</text:p>
          </table:table-cell>
          <table:table-cell office:value-type="float" office:value="0.217582">
            <text:p>0.217582</text:p>
          </table:table-cell>
          <table:table-cell/>
          <table:table-cell table:formula="of:=0.5+2*(3-[.A317]) - (4.9/4)*([.A317]-3)*([.A317]-3)" office:value-type="float" office:value="0.137875370999975">
            <text:p>0.137875370999975</text:p>
          </table:table-cell>
          <table:table-cell/>
          <table:table-cell table:formula="of:=[.C317]-[.E317]" office:value-type="float" office:value="0.0797066290000246">
            <text:p>0.0797066290000246</text:p>
          </table:table-cell>
        </table:table-row>
        <table:table-row table:style-name="ro1">
          <table:table-cell office:value-type="float" office:value="1.201429">
            <text:p>1.201429</text:p>
          </table:table-cell>
          <table:table-cell office:value-type="float" office:value="0">
            <text:p>0</text:p>
          </table:table-cell>
          <table:table-cell office:value-type="float" office:value="0.218522">
            <text:p>0.218522</text:p>
          </table:table-cell>
          <table:table-cell/>
          <table:table-cell table:formula="of:=0.5+2*(3-[.A318]) - (4.9/4)*([.A318]-3)*([.A318]-3)" office:value-type="float" office:value="0.134441388499774">
            <text:p>0.134441388499774</text:p>
          </table:table-cell>
          <table:table-cell/>
          <table:table-cell table:formula="of:=[.C318]-[.E318]" office:value-type="float" office:value="0.0840806115002256">
            <text:p>0.0840806115002256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219452">
            <text:p>0.219452</text:p>
          </table:table-cell>
          <table:table-cell/>
          <table:table-cell table:formula="of:=0.5+2*(3-[.A319]) - (4.9/4)*([.A319]-3)*([.A319]-3)" office:value-type="float" office:value="0.130999999999999">
            <text:p>0.130999999999999</text:p>
          </table:table-cell>
          <table:table-cell/>
          <table:table-cell table:formula="of:=[.C319]-[.E319]" office:value-type="float" office:value="0.0884520000000006">
            <text:p>0.0884520000000006</text:p>
          </table:table-cell>
        </table:table-row>
        <table:table-row table:style-name="ro1">
          <table:table-cell office:value-type="float" office:value="1.198571">
            <text:p>1.198571</text:p>
          </table:table-cell>
          <table:table-cell office:value-type="float" office:value="0">
            <text:p>0</text:p>
          </table:table-cell>
          <table:table-cell office:value-type="float" office:value="0.220373">
            <text:p>0.220373</text:p>
          </table:table-cell>
          <table:table-cell/>
          <table:table-cell table:formula="of:=0.5+2*(3-[.A320]) - (4.9/4)*([.A320]-3)*([.A320]-3)" office:value-type="float" office:value="0.127553608499775">
            <text:p>0.127553608499775</text:p>
          </table:table-cell>
          <table:table-cell/>
          <table:table-cell table:formula="of:=[.C320]-[.E320]" office:value-type="float" office:value="0.0928193915002252">
            <text:p>0.0928193915002252</text:p>
          </table:table-cell>
        </table:table-row>
        <table:table-row table:style-name="ro1">
          <table:table-cell office:value-type="float" office:value="1.197143">
            <text:p>1.197143</text:p>
          </table:table-cell>
          <table:table-cell office:value-type="float" office:value="0">
            <text:p>0</text:p>
          </table:table-cell>
          <table:table-cell office:value-type="float" office:value="0.221283">
            <text:p>0.221283</text:p>
          </table:table-cell>
          <table:table-cell/>
          <table:table-cell table:formula="of:=0.5+2*(3-[.A321]) - (4.9/4)*([.A321]-3)*([.A321]-3)" office:value-type="float" office:value="0.124104630999975">
            <text:p>0.124104630999975</text:p>
          </table:table-cell>
          <table:table-cell/>
          <table:table-cell table:formula="of:=[.C321]-[.E321]" office:value-type="float" office:value="0.097178369000025">
            <text:p>0.097178369000025</text:p>
          </table:table-cell>
        </table:table-row>
        <table:table-row table:style-name="ro1">
          <table:table-cell office:value-type="float" office:value="1.195714">
            <text:p>1.195714</text:p>
          </table:table-cell>
          <table:table-cell office:value-type="float" office:value="0">
            <text:p>0</text:p>
          </table:table-cell>
          <table:table-cell office:value-type="float" office:value="0.222184">
            <text:p>0.222184</text:p>
          </table:table-cell>
          <table:table-cell/>
          <table:table-cell table:formula="of:=0.5+2*(3-[.A322]) - (4.9/4)*([.A322]-3)*([.A322]-3)" office:value-type="float" office:value="0.1206482369999">
            <text:p>0.1206482369999</text:p>
          </table:table-cell>
          <table:table-cell/>
          <table:table-cell table:formula="of:=[.C322]-[.E322]" office:value-type="float" office:value="0.1015357630001">
            <text:p>0.1015357630001</text:p>
          </table:table-cell>
        </table:table-row>
        <table:table-row table:style-name="ro1">
          <table:table-cell office:value-type="float" office:value="1.184286">
            <text:p>1.184286</text:p>
          </table:table-cell>
          <table:table-cell office:value-type="float" office:value="0">
            <text:p>0</text:p>
          </table:table-cell>
          <table:table-cell office:value-type="float" office:value="0.229037">
            <text:p>0.229037</text:p>
          </table:table-cell>
          <table:table-cell/>
          <table:table-cell table:formula="of:=0.5+2*(3-[.A323]) - (4.9/4)*([.A323]-3)*([.A323]-3)" office:value-type="float" office:value="0.0928267709998991">
            <text:p>0.0928267709998991</text:p>
          </table:table-cell>
          <table:table-cell/>
          <table:table-cell table:formula="of:=[.C323]-[.E323]" office:value-type="float" office:value="0.136210229000101">
            <text:p>0.136210229000101</text:p>
          </table:table-cell>
        </table:table-row>
        <table:table-row table:style-name="ro1">
          <table:table-cell office:value-type="float" office:value="1.182857">
            <text:p>1.182857</text:p>
          </table:table-cell>
          <table:table-cell office:value-type="float" office:value="0">
            <text:p>0</text:p>
          </table:table-cell>
          <table:table-cell office:value-type="float" office:value="0.22985">
            <text:p>0.22985</text:p>
          </table:table-cell>
          <table:table-cell/>
          <table:table-cell table:formula="of:=0.5+2*(3-[.A324]) - (4.9/4)*([.A324]-3)*([.A324]-3)" office:value-type="float" office:value="0.0893253639999738">
            <text:p>0.0893253639999738</text:p>
          </table:table-cell>
          <table:table-cell/>
          <table:table-cell table:formula="of:=[.C324]-[.E324]" office:value-type="float" office:value="0.140524636000026">
            <text:p>0.140524636000026</text:p>
          </table:table-cell>
        </table:table-row>
        <table:table-row table:style-name="ro1">
          <table:table-cell office:value-type="float" office:value="1.181428">
            <text:p>1.181428</text:p>
          </table:table-cell>
          <table:table-cell office:value-type="float" office:value="0">
            <text:p>0</text:p>
          </table:table-cell>
          <table:table-cell office:value-type="float" office:value="0.230653">
            <text:p>0.230653</text:p>
          </table:table-cell>
          <table:table-cell/>
          <table:table-cell table:formula="of:=0.5+2*(3-[.A325]) - (4.9/4)*([.A325]-3)*([.A325]-3)" office:value-type="float" office:value="0.0858189539995999">
            <text:p>0.0858189539995999</text:p>
          </table:table-cell>
          <table:table-cell/>
          <table:table-cell table:formula="of:=[.C325]-[.E325]" office:value-type="float" office:value="0.1448340460004">
            <text:p>0.1448340460004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float" office:value="0.231446">
            <text:p>0.231446</text:p>
          </table:table-cell>
          <table:table-cell/>
          <table:table-cell table:formula="of:=0.5+2*(3-[.A326]) - (4.9/4)*([.A326]-3)*([.A326]-3)" office:value-type="float" office:value="0.0823099999999997">
            <text:p>0.0823099999999997</text:p>
          </table:table-cell>
          <table:table-cell/>
          <table:table-cell table:formula="of:=[.C326]-[.E326]" office:value-type="float" office:value="0.149136">
            <text:p>0.149136</text:p>
          </table:table-cell>
        </table:table-row>
        <table:table-row table:style-name="ro1">
          <table:table-cell office:value-type="float" office:value="1.178571">
            <text:p>1.178571</text:p>
          </table:table-cell>
          <table:table-cell office:value-type="float" office:value="0">
            <text:p>0</text:p>
          </table:table-cell>
          <table:table-cell office:value-type="float" office:value="0.232229">
            <text:p>0.232229</text:p>
          </table:table-cell>
          <table:table-cell/>
          <table:table-cell table:formula="of:=0.5+2*(3-[.A327]) - (4.9/4)*([.A327]-3)*([.A327]-3)" office:value-type="float" office:value="0.0787935874997752">
            <text:p>0.0787935874997752</text:p>
          </table:table-cell>
          <table:table-cell/>
          <table:table-cell table:formula="of:=[.C327]-[.E327]" office:value-type="float" office:value="0.153435412500225">
            <text:p>0.153435412500225</text:p>
          </table:table-cell>
        </table:table-row>
        <table:table-row table:style-name="ro1">
          <table:table-cell office:value-type="float" office:value="1.177143">
            <text:p>1.177143</text:p>
          </table:table-cell>
          <table:table-cell office:value-type="float" office:value="0">
            <text:p>0</text:p>
          </table:table-cell>
          <table:table-cell office:value-type="float" office:value="0.233002">
            <text:p>0.233002</text:p>
          </table:table-cell>
          <table:table-cell/>
          <table:table-cell table:formula="of:=0.5+2*(3-[.A328]) - (4.9/4)*([.A328]-3)*([.A328]-3)" office:value-type="float" office:value="0.0752746379999749">
            <text:p>0.0752746379999749</text:p>
          </table:table-cell>
          <table:table-cell/>
          <table:table-cell table:formula="of:=[.C328]-[.E328]" office:value-type="float" office:value="0.157727362000025">
            <text:p>0.157727362000025</text:p>
          </table:table-cell>
        </table:table-row>
        <table:table-row table:style-name="ro1">
          <table:table-cell office:value-type="float" office:value="1.175714">
            <text:p>1.175714</text:p>
          </table:table-cell>
          <table:table-cell office:value-type="float" office:value="0">
            <text:p>0</text:p>
          </table:table-cell>
          <table:table-cell office:value-type="float" office:value="0.233766">
            <text:p>0.233766</text:p>
          </table:table-cell>
          <table:table-cell/>
          <table:table-cell table:formula="of:=0.5+2*(3-[.A329]) - (4.9/4)*([.A329]-3)*([.A329]-3)" office:value-type="float" office:value="0.0717482229998989">
            <text:p>0.0717482229998989</text:p>
          </table:table-cell>
          <table:table-cell/>
          <table:table-cell table:formula="of:=[.C329]-[.E329]" office:value-type="float" office:value="0.162017777000101">
            <text:p>0.162017777000101</text:p>
          </table:table-cell>
        </table:table-row>
        <table:table-row table:style-name="ro1">
          <table:table-cell office:value-type="float" office:value="1.174286">
            <text:p>1.174286</text:p>
          </table:table-cell>
          <table:table-cell office:value-type="float" office:value="0">
            <text:p>0</text:p>
          </table:table-cell>
          <table:table-cell office:value-type="float" office:value="0.234519">
            <text:p>0.234519</text:p>
          </table:table-cell>
          <table:table-cell/>
          <table:table-cell table:formula="of:=0.5+2*(3-[.A330]) - (4.9/4)*([.A330]-3)*([.A330]-3)" office:value-type="float" office:value="0.0682192779998996">
            <text:p>0.0682192779998996</text:p>
          </table:table-cell>
          <table:table-cell/>
          <table:table-cell table:formula="of:=[.C330]-[.E330]" office:value-type="float" office:value="0.1662997220001">
            <text:p>0.1662997220001</text:p>
          </table:table-cell>
        </table:table-row>
        <table:table-row table:style-name="ro1">
          <table:table-cell office:value-type="float" office:value="1.172857">
            <text:p>1.172857</text:p>
          </table:table-cell>
          <table:table-cell office:value-type="float" office:value="0">
            <text:p>0</text:p>
          </table:table-cell>
          <table:table-cell office:value-type="float" office:value="0.235263">
            <text:p>0.235263</text:p>
          </table:table-cell>
          <table:table-cell/>
          <table:table-cell table:formula="of:=0.5+2*(3-[.A331]) - (4.9/4)*([.A331]-3)*([.A331]-3)" office:value-type="float" office:value="0.0646828604999747">
            <text:p>0.0646828604999747</text:p>
          </table:table-cell>
          <table:table-cell/>
          <table:table-cell table:formula="of:=[.C331]-[.E331]" office:value-type="float" office:value="0.170580139500025">
            <text:p>0.170580139500025</text:p>
          </table:table-cell>
        </table:table-row>
        <table:table-row table:style-name="ro1">
          <table:table-cell office:value-type="float" office:value="1.171428">
            <text:p>1.171428</text:p>
          </table:table-cell>
          <table:table-cell office:value-type="float" office:value="0">
            <text:p>0</text:p>
          </table:table-cell>
          <table:table-cell office:value-type="float" office:value="0.235998">
            <text:p>0.235998</text:p>
          </table:table-cell>
          <table:table-cell/>
          <table:table-cell table:formula="of:=0.5+2*(3-[.A332]) - (4.9/4)*([.A332]-3)*([.A332]-3)" office:value-type="float" office:value="0.0611414399995995">
            <text:p>0.0611414399995995</text:p>
          </table:table-cell>
          <table:table-cell/>
          <table:table-cell table:formula="of:=[.C332]-[.E332]" office:value-type="float" office:value="0.1748565600004">
            <text:p>0.1748565600004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float" office:value="0.236722">
            <text:p>0.236722</text:p>
          </table:table-cell>
          <table:table-cell/>
          <table:table-cell table:formula="of:=0.5+2*(3-[.A333]) - (4.9/4)*([.A333]-3)*([.A333]-3)" office:value-type="float" office:value="0.0575975">
            <text:p>0.0575975</text:p>
          </table:table-cell>
          <table:table-cell/>
          <table:table-cell table:formula="of:=[.C333]-[.E333]" office:value-type="float" office:value="0.1791245">
            <text:p>0.1791245</text:p>
          </table:table-cell>
        </table:table-row>
        <table:table-row table:style-name="ro1">
          <table:table-cell office:value-type="float" office:value="1.127143">
            <text:p>1.127143</text:p>
          </table:table-cell>
          <table:table-cell office:value-type="float" office:value="0">
            <text:p>0</text:p>
          </table:table-cell>
          <table:table-cell office:value-type="float" office:value="0.253896">
            <text:p>0.253896</text:p>
          </table:table-cell>
          <table:table-cell/>
          <table:table-cell table:formula="of:=0.5+2*(3-[.A334]) - (4.9/4)*([.A334]-3)*([.A334]-3)" office:value-type="float" office:value="-0.0510878445000254">
            <text:p>-0.0510878445000254</text:p>
          </table:table-cell>
          <table:table-cell/>
          <table:table-cell table:formula="of:=[.C334]-[.E334]" office:value-type="float" office:value="0.304983844500025">
            <text:p>0.304983844500025</text:p>
          </table:table-cell>
        </table:table-row>
        <table:table-row table:style-name="ro1">
          <table:table-cell office:value-type="float" office:value="1.125714">
            <text:p>1.125714</text:p>
          </table:table-cell>
          <table:table-cell office:value-type="float" office:value="0">
            <text:p>0</text:p>
          </table:table-cell>
          <table:table-cell office:value-type="float" office:value="0.254316">
            <text:p>0.254316</text:p>
          </table:table-cell>
          <table:table-cell/>
          <table:table-cell table:formula="of:=0.5+2*(3-[.A335]) - (4.9/4)*([.A335]-3)*([.A335]-3)" office:value-type="float" office:value="-0.0547893120001008">
            <text:p>-0.0547893120001008</text:p>
          </table:table-cell>
          <table:table-cell/>
          <table:table-cell table:formula="of:=[.C335]-[.E335]" office:value-type="float" office:value="0.309105312000101">
            <text:p>0.309105312000101</text:p>
          </table:table-cell>
        </table:table-row>
        <table:table-row table:style-name="ro1">
          <table:table-cell office:value-type="float" office:value="1.124285">
            <text:p>1.124285</text:p>
          </table:table-cell>
          <table:table-cell office:value-type="float" office:value="0">
            <text:p>0</text:p>
          </table:table-cell>
          <table:table-cell office:value-type="float" office:value="0.254727">
            <text:p>0.254727</text:p>
          </table:table-cell>
          <table:table-cell/>
          <table:table-cell table:formula="of:=0.5+2*(3-[.A336]) - (4.9/4)*([.A336]-3)*([.A336]-3)" office:value-type="float" office:value="-0.0584957825006249">
            <text:p>-0.0584957825006249</text:p>
          </table:table-cell>
          <table:table-cell/>
          <table:table-cell table:formula="of:=[.C336]-[.E336]" office:value-type="float" office:value="0.313222782500625">
            <text:p>0.313222782500625</text:p>
          </table:table-cell>
        </table:table-row>
        <table:table-row table:style-name="ro1">
          <table:table-cell office:value-type="float" office:value="1.122857">
            <text:p>1.122857</text:p>
          </table:table-cell>
          <table:table-cell office:value-type="float" office:value="0">
            <text:p>0</text:p>
          </table:table-cell>
          <table:table-cell office:value-type="float" office:value="0.255128">
            <text:p>0.255128</text:p>
          </table:table-cell>
          <table:table-cell/>
          <table:table-cell table:formula="of:=0.5+2*(3-[.A337]) - (4.9/4)*([.A337]-3)*([.A337]-3)" office:value-type="float" office:value="-0.0622046570000254">
            <text:p>-0.0622046570000254</text:p>
          </table:table-cell>
          <table:table-cell/>
          <table:table-cell table:formula="of:=[.C337]-[.E337]" office:value-type="float" office:value="0.317332657000025">
            <text:p>0.317332657000025</text:p>
          </table:table-cell>
        </table:table-row>
        <table:table-row table:style-name="ro1">
          <table:table-cell office:value-type="float" office:value="1.121428">
            <text:p>1.121428</text:p>
          </table:table-cell>
          <table:table-cell office:value-type="float" office:value="0">
            <text:p>0</text:p>
          </table:table-cell>
          <table:table-cell office:value-type="float" office:value="0.255519">
            <text:p>0.255519</text:p>
          </table:table-cell>
          <table:table-cell/>
          <table:table-cell table:formula="of:=0.5+2*(3-[.A338]) - (4.9/4)*([.A338]-3)*([.A338]-3)" office:value-type="float" office:value="-0.0659211300004001">
            <text:p>-0.0659211300004001</text:p>
          </table:table-cell>
          <table:table-cell/>
          <table:table-cell table:formula="of:=[.C338]-[.E338]" office:value-type="float" office:value="0.3214401300004">
            <text:p>0.3214401300004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">
            <text:p>0</text:p>
          </table:table-cell>
          <table:table-cell office:value-type="float" office:value="0.255901">
            <text:p>0.255901</text:p>
          </table:table-cell>
          <table:table-cell table:number-columns-repeated="4"/>
        </table:table-row>
        <table:table-row table:style-name="ro1">
          <table:table-cell office:value-type="float" office:value="1.118571">
            <text:p>1.118571</text:p>
          </table:table-cell>
          <table:table-cell office:value-type="float" office:value="0">
            <text:p>0</text:p>
          </table:table-cell>
          <table:table-cell office:value-type="float" office:value="0.256272">
            <text:p>0.256272</text:p>
          </table:table-cell>
          <table:table-cell table:number-columns-repeated="4"/>
        </table:table-row>
        <table:table-row table:style-name="ro1">
          <table:table-cell office:value-type="float" office:value="1.117143">
            <text:p>1.117143</text:p>
          </table:table-cell>
          <table:table-cell office:value-type="float" office:value="0">
            <text:p>0</text:p>
          </table:table-cell>
          <table:table-cell office:value-type="float" office:value="0.256634">
            <text:p>0.256634</text:p>
          </table:table-cell>
          <table:table-cell table:number-columns-repeated="4"/>
        </table:table-row>
        <table:table-row table:style-name="ro1">
          <table:table-cell office:value-type="float" office:value="1.115714">
            <text:p>1.115714</text:p>
          </table:table-cell>
          <table:table-cell office:value-type="float" office:value="0">
            <text:p>0</text:p>
          </table:table-cell>
          <table:table-cell office:value-type="float" office:value="0.256986">
            <text:p>0.256986</text:p>
          </table:table-cell>
          <table:table-cell table:number-columns-repeated="4"/>
        </table:table-row>
        <table:table-row table:style-name="ro1">
          <table:table-cell office:value-type="float" office:value="1.114285">
            <text:p>1.114285</text:p>
          </table:table-cell>
          <table:table-cell office:value-type="float" office:value="0">
            <text:p>0</text:p>
          </table:table-cell>
          <table:table-cell office:value-type="float" office:value="0.257328">
            <text:p>0.257328</text:p>
          </table:table-cell>
          <table:table-cell table:number-columns-repeated="4"/>
        </table:table-row>
        <table:table-row table:style-name="ro1">
          <table:table-cell office:value-type="float" office:value="1.112857">
            <text:p>1.112857</text:p>
          </table:table-cell>
          <table:table-cell office:value-type="float" office:value="0">
            <text:p>0</text:p>
          </table:table-cell>
          <table:table-cell office:value-type="float" office:value="0.25766">
            <text:p>0.25766</text:p>
          </table:table-cell>
          <table:table-cell table:number-columns-repeated="4"/>
        </table:table-row>
        <table:table-row table:style-name="ro1">
          <table:table-cell office:value-type="float" office:value="1.098571">
            <text:p>1.098571</text:p>
          </table:table-cell>
          <table:table-cell office:value-type="float" office:value="0">
            <text:p>0</text:p>
          </table:table-cell>
          <table:table-cell office:value-type="float" office:value="0.260445">
            <text:p>0.260445</text:p>
          </table:table-cell>
          <table:table-cell table:number-columns-repeated="4"/>
        </table:table-row>
        <table:table-row table:style-name="ro1">
          <table:table-cell office:value-type="float" office:value="1.097143">
            <text:p>1.097143</text:p>
          </table:table-cell>
          <table:table-cell office:value-type="float" office:value="0">
            <text:p>0</text:p>
          </table:table-cell>
          <table:table-cell office:value-type="float" office:value="0.26067">
            <text:p>0.26067</text:p>
          </table:table-cell>
          <table:table-cell table:number-columns-repeated="4"/>
        </table:table-row>
        <table:table-row table:style-name="ro1">
          <table:table-cell office:value-type="float" office:value="1.095714">
            <text:p>1.095714</text:p>
          </table:table-cell>
          <table:table-cell office:value-type="float" office:value="0">
            <text:p>0</text:p>
          </table:table-cell>
          <table:table-cell office:value-type="float" office:value="0.260884">
            <text:p>0.260884</text:p>
          </table:table-cell>
          <table:table-cell table:number-columns-repeated="4"/>
        </table:table-row>
        <table:table-row table:style-name="ro1">
          <table:table-cell office:value-type="float" office:value="1.094285">
            <text:p>1.094285</text:p>
          </table:table-cell>
          <table:table-cell office:value-type="float" office:value="0">
            <text:p>0</text:p>
          </table:table-cell>
          <table:table-cell office:value-type="float" office:value="0.261089">
            <text:p>0.261089</text:p>
          </table:table-cell>
          <table:table-cell table:number-columns-repeated="4"/>
        </table:table-row>
        <table:table-row table:style-name="ro1">
          <table:table-cell office:value-type="float" office:value="1.092857">
            <text:p>1.092857</text:p>
          </table:table-cell>
          <table:table-cell office:value-type="float" office:value="0">
            <text:p>0</text:p>
          </table:table-cell>
          <table:table-cell office:value-type="float" office:value="0.261284">
            <text:p>0.261284</text:p>
          </table:table-cell>
          <table:table-cell table:number-columns-repeated="4"/>
        </table:table-row>
        <table:table-row table:style-name="ro1">
          <table:table-cell office:value-type="float" office:value="1.091428">
            <text:p>1.091428</text:p>
          </table:table-cell>
          <table:table-cell office:value-type="float" office:value="0">
            <text:p>0</text:p>
          </table:table-cell>
          <table:table-cell office:value-type="float" office:value="0.26147">
            <text:p>0.26147</text:p>
          </table:table-cell>
          <table:table-cell table:number-columns-repeated="4"/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">
            <text:p>0</text:p>
          </table:table-cell>
          <table:table-cell office:value-type="float" office:value="0.261645">
            <text:p>0.261645</text:p>
          </table:table-cell>
          <table:table-cell table:number-columns-repeated="4"/>
        </table:table-row>
        <table:table-row table:style-name="ro1">
          <table:table-cell office:value-type="float" office:value="1.088571">
            <text:p>1.088571</text:p>
          </table:table-cell>
          <table:table-cell office:value-type="float" office:value="0">
            <text:p>0</text:p>
          </table:table-cell>
          <table:table-cell office:value-type="float" office:value="0.261811">
            <text:p>0.261811</text:p>
          </table:table-cell>
          <table:table-cell table:number-columns-repeated="4"/>
        </table:table-row>
        <table:table-row table:style-name="ro1">
          <table:table-cell office:value-type="float" office:value="1.087143">
            <text:p>1.087143</text:p>
          </table:table-cell>
          <table:table-cell office:value-type="float" office:value="0">
            <text:p>0</text:p>
          </table:table-cell>
          <table:table-cell office:value-type="float" office:value="0.261967">
            <text:p>0.261967</text:p>
          </table:table-cell>
          <table:table-cell table:number-columns-repeated="4"/>
        </table:table-row>
        <table:table-row table:style-name="ro1">
          <table:table-cell office:value-type="float" office:value="1.085714">
            <text:p>1.085714</text:p>
          </table:table-cell>
          <table:table-cell office:value-type="float" office:value="0">
            <text:p>0</text:p>
          </table:table-cell>
          <table:table-cell office:value-type="float" office:value="0.262113">
            <text:p>0.262113</text:p>
          </table:table-cell>
          <table:table-cell table:number-columns-repeated="4"/>
        </table:table-row>
        <table:table-row table:style-name="ro1">
          <table:table-cell office:value-type="float" office:value="1.084285">
            <text:p>1.084285</text:p>
          </table:table-cell>
          <table:table-cell office:value-type="float" office:value="0">
            <text:p>0</text:p>
          </table:table-cell>
          <table:table-cell office:value-type="float" office:value="0.26225">
            <text:p>0.26225</text:p>
          </table:table-cell>
          <table:table-cell table:number-columns-repeated="4"/>
        </table:table-row>
        <table:table-row table:style-name="ro1">
          <table:table-cell office:value-type="float" office:value="1.072857">
            <text:p>1.072857</text:p>
          </table:table-cell>
          <table:table-cell office:value-type="float" office:value="0">
            <text:p>0</text:p>
          </table:table-cell>
          <table:table-cell office:value-type="float" office:value="0.262988">
            <text:p>0.262988</text:p>
          </table:table-cell>
          <table:table-cell table:number-columns-repeated="4"/>
        </table:table-row>
        <table:table-row table:style-name="ro1">
          <table:table-cell office:value-type="float" office:value="1.071428">
            <text:p>1.071428</text:p>
          </table:table-cell>
          <table:table-cell office:value-type="float" office:value="0">
            <text:p>0</text:p>
          </table:table-cell>
          <table:table-cell office:value-type="float" office:value="0.263036">
            <text:p>0.263036</text:p>
          </table:table-cell>
          <table:table-cell table:number-columns-repeated="4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float" office:value="0.263074">
            <text:p>0.263074</text:p>
          </table:table-cell>
          <table:table-cell table:number-columns-repeated="4"/>
        </table:table-row>
        <table:table-row table:style-name="ro1">
          <table:table-cell office:value-type="float" office:value="1.068571">
            <text:p>1.068571</text:p>
          </table:table-cell>
          <table:table-cell office:value-type="float" office:value="0">
            <text:p>0</text:p>
          </table:table-cell>
          <table:table-cell office:value-type="float" office:value="0.263103">
            <text:p>0.263103</text:p>
          </table:table-cell>
          <table:table-cell table:number-columns-repeated="4"/>
        </table:table-row>
        <table:table-row table:style-name="ro1">
          <table:table-cell office:value-type="float" office:value="1.067142">
            <text:p>1.067142</text:p>
          </table:table-cell>
          <table:table-cell office:value-type="float" office:value="0">
            <text:p>0</text:p>
          </table:table-cell>
          <table:table-cell office:value-type="float" office:value="0.263122">
            <text:p>0.263122</text:p>
          </table:table-cell>
          <table:table-cell table:number-columns-repeated="4"/>
        </table:table-row>
        <table:table-row table:style-name="ro1">
          <table:table-cell office:value-type="float" office:value="1.065714">
            <text:p>1.065714</text:p>
          </table:table-cell>
          <table:table-cell office:value-type="float" office:value="0">
            <text:p>0</text:p>
          </table:table-cell>
          <table:table-cell office:value-type="float" office:value="0.263131">
            <text:p>0.263131</text:p>
          </table:table-cell>
          <table:table-cell table:number-columns-repeated="4"/>
        </table:table-row>
        <table:table-row table:style-name="ro1">
          <table:table-cell office:value-type="float" office:value="1.064285">
            <text:p>1.064285</text:p>
          </table:table-cell>
          <table:table-cell office:value-type="float" office:value="0">
            <text:p>0</text:p>
          </table:table-cell>
          <table:table-cell office:value-type="float" office:value="0.26313">
            <text:p>0.26313</text:p>
          </table:table-cell>
          <table:table-cell table:number-columns-repeated="4"/>
        </table:table-row>
        <table:table-row table:style-name="ro1">
          <table:table-cell office:value-type="float" office:value="1.062857">
            <text:p>1.062857</text:p>
          </table:table-cell>
          <table:table-cell office:value-type="float" office:value="0">
            <text:p>0</text:p>
          </table:table-cell>
          <table:table-cell office:value-type="float" office:value="0.263119">
            <text:p>0.263119</text:p>
          </table:table-cell>
          <table:table-cell table:number-columns-repeated="4"/>
        </table:table-row>
        <table:table-row table:style-name="ro1">
          <table:table-cell office:value-type="float" office:value="1.061428">
            <text:p>1.061428</text:p>
          </table:table-cell>
          <table:table-cell office:value-type="float" office:value="0">
            <text:p>0</text:p>
          </table:table-cell>
          <table:table-cell office:value-type="float" office:value="0.263099">
            <text:p>0.263099</text:p>
          </table:table-cell>
          <table:table-cell table:number-columns-repeated="4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office:value-type="float" office:value="0.263068">
            <text:p>0.263068</text:p>
          </table:table-cell>
          <table:table-cell table:number-columns-repeated="4"/>
        </table:table-row>
        <table:table-row table:style-name="ro1">
          <table:table-cell office:value-type="float" office:value="1.058571">
            <text:p>1.058571</text:p>
          </table:table-cell>
          <table:table-cell office:value-type="float" office:value="0">
            <text:p>0</text:p>
          </table:table-cell>
          <table:table-cell office:value-type="float" office:value="0.263028">
            <text:p>0.263028</text:p>
          </table:table-cell>
          <table:table-cell table:number-columns-repeated="4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0.262582">
            <text:p>0.262582</text:p>
          </table:table-cell>
          <table:table-cell table:number-columns-repeated="4"/>
        </table:table-row>
        <table:table-row table:style-name="ro1">
          <table:table-cell office:value-type="float" office:value="1.048571">
            <text:p>1.048571</text:p>
          </table:table-cell>
          <table:table-cell office:value-type="float" office:value="0">
            <text:p>0</text:p>
          </table:table-cell>
          <table:table-cell office:value-type="float" office:value="0.262474">
            <text:p>0.262474</text:p>
          </table:table-cell>
          <table:table-cell table:number-columns-repeated="4"/>
        </table:table-row>
        <table:table-row table:style-name="ro1">
          <table:table-cell office:value-type="float" office:value="1.047142">
            <text:p>1.047142</text:p>
          </table:table-cell>
          <table:table-cell office:value-type="float" office:value="0">
            <text:p>0</text:p>
          </table:table-cell>
          <table:table-cell office:value-type="float" office:value="0.262355">
            <text:p>0.262355</text:p>
          </table:table-cell>
          <table:table-cell table:number-columns-repeated="4"/>
        </table:table-row>
        <table:table-row table:style-name="ro1">
          <table:table-cell office:value-type="float" office:value="1.045714">
            <text:p>1.045714</text:p>
          </table:table-cell>
          <table:table-cell office:value-type="float" office:value="0">
            <text:p>0</text:p>
          </table:table-cell>
          <table:table-cell office:value-type="float" office:value="0.262227">
            <text:p>0.262227</text:p>
          </table:table-cell>
          <table:table-cell table:number-columns-repeated="4"/>
        </table:table-row>
        <table:table-row table:style-name="ro1">
          <table:table-cell office:value-type="float" office:value="1.044285">
            <text:p>1.044285</text:p>
          </table:table-cell>
          <table:table-cell office:value-type="float" office:value="0">
            <text:p>0</text:p>
          </table:table-cell>
          <table:table-cell office:value-type="float" office:value="0.262089">
            <text:p>0.262089</text:p>
          </table:table-cell>
          <table:table-cell table:number-columns-repeated="4"/>
        </table:table-row>
        <table:table-row table:style-name="ro1">
          <table:table-cell office:value-type="float" office:value="1.042857">
            <text:p>1.042857</text:p>
          </table:table-cell>
          <table:table-cell office:value-type="float" office:value="0">
            <text:p>0</text:p>
          </table:table-cell>
          <table:table-cell office:value-type="float" office:value="0.261941">
            <text:p>0.261941</text:p>
          </table:table-cell>
          <table:table-cell table:number-columns-repeated="4"/>
        </table:table-row>
        <table:table-row table:style-name="ro1">
          <table:table-cell office:value-type="float" office:value="1.041428">
            <text:p>1.041428</text:p>
          </table:table-cell>
          <table:table-cell office:value-type="float" office:value="0">
            <text:p>0</text:p>
          </table:table-cell>
          <table:table-cell office:value-type="float" office:value="0.261783">
            <text:p>0.261783</text:p>
          </table:table-cell>
          <table:table-cell table:number-columns-repeated="4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0.261616">
            <text:p>0.261616</text:p>
          </table:table-cell>
          <table:table-cell table:number-columns-repeated="4"/>
        </table:table-row>
        <table:table-row table:style-name="ro1">
          <table:table-cell office:value-type="float" office:value="1.038571">
            <text:p>1.038571</text:p>
          </table:table-cell>
          <table:table-cell office:value-type="float" office:value="0">
            <text:p>0</text:p>
          </table:table-cell>
          <table:table-cell office:value-type="float" office:value="0.261439">
            <text:p>0.261439</text:p>
          </table:table-cell>
          <table:table-cell table:number-columns-repeated="4"/>
        </table:table-row>
        <table:table-row table:style-name="ro1">
          <table:table-cell office:value-type="float" office:value="1.037142">
            <text:p>1.037142</text:p>
          </table:table-cell>
          <table:table-cell office:value-type="float" office:value="0">
            <text:p>0</text:p>
          </table:table-cell>
          <table:table-cell office:value-type="float" office:value="0.261252">
            <text:p>0.261252</text:p>
          </table:table-cell>
          <table:table-cell table:number-columns-repeated="4"/>
        </table:table-row>
        <table:table-row table:style-name="ro1">
          <table:table-cell office:value-type="float" office:value="1.035714">
            <text:p>1.035714</text:p>
          </table:table-cell>
          <table:table-cell office:value-type="float" office:value="0">
            <text:p>0</text:p>
          </table:table-cell>
          <table:table-cell office:value-type="float" office:value="0.261055">
            <text:p>0.261055</text:p>
          </table:table-cell>
          <table:table-cell table:number-columns-repeated="4"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">
            <text:p>0</text:p>
          </table:table-cell>
          <table:table-cell office:value-type="float" office:value="0.258243">
            <text:p>0.258243</text:p>
          </table:table-cell>
          <table:table-cell table:number-columns-repeated="4"/>
        </table:table-row>
        <table:table-row table:style-name="ro1">
          <table:table-cell office:value-type="float" office:value="1.018571">
            <text:p>1.018571</text:p>
          </table:table-cell>
          <table:table-cell office:value-type="float" office:value="0">
            <text:p>0</text:p>
          </table:table-cell>
          <table:table-cell office:value-type="float" office:value="0.257928">
            <text:p>0.257928</text:p>
          </table:table-cell>
          <table:table-cell table:number-columns-repeated="4"/>
        </table:table-row>
        <table:table-row table:style-name="ro1">
          <table:table-cell office:value-type="float" office:value="1.017142">
            <text:p>1.017142</text:p>
          </table:table-cell>
          <table:table-cell office:value-type="float" office:value="0">
            <text:p>0</text:p>
          </table:table-cell>
          <table:table-cell office:value-type="float" office:value="0.257604">
            <text:p>0.257604</text:p>
          </table:table-cell>
          <table:table-cell table:number-columns-repeated="4"/>
        </table:table-row>
        <table:table-row table:style-name="ro1">
          <table:table-cell office:value-type="float" office:value="1.015714">
            <text:p>1.015714</text:p>
          </table:table-cell>
          <table:table-cell office:value-type="float" office:value="0">
            <text:p>0</text:p>
          </table:table-cell>
          <table:table-cell office:value-type="float" office:value="0.25727">
            <text:p>0.25727</text:p>
          </table:table-cell>
          <table:table-cell table:number-columns-repeated="4"/>
        </table:table-row>
        <table:table-row table:style-name="ro1">
          <table:table-cell office:value-type="float" office:value="1.014285">
            <text:p>1.014285</text:p>
          </table:table-cell>
          <table:table-cell office:value-type="float" office:value="0">
            <text:p>0</text:p>
          </table:table-cell>
          <table:table-cell office:value-type="float" office:value="0.256926">
            <text:p>0.256926</text:p>
          </table:table-cell>
          <table:table-cell table:number-columns-repeated="4"/>
        </table:table-row>
        <table:table-row table:style-name="ro1">
          <table:table-cell office:value-type="float" office:value="1.012857">
            <text:p>1.012857</text:p>
          </table:table-cell>
          <table:table-cell office:value-type="float" office:value="0">
            <text:p>0</text:p>
          </table:table-cell>
          <table:table-cell office:value-type="float" office:value="0.256573">
            <text:p>0.256573</text:p>
          </table:table-cell>
          <table:table-cell table:number-columns-repeated="4"/>
        </table:table-row>
        <table:table-row table:style-name="ro1">
          <table:table-cell office:value-type="float" office:value="1.011428">
            <text:p>1.011428</text:p>
          </table:table-cell>
          <table:table-cell office:value-type="float" office:value="0">
            <text:p>0</text:p>
          </table:table-cell>
          <table:table-cell office:value-type="float" office:value="0.256209">
            <text:p>0.256209</text:p>
          </table:table-cell>
          <table:table-cell table:number-columns-repeated="4"/>
        </table:table-row>
        <table:table-row table:style-name="ro1">
          <table:table-cell office:value-type="float" office:value="1.009999">
            <text:p>1.009999</text:p>
          </table:table-cell>
          <table:table-cell office:value-type="float" office:value="0">
            <text:p>0</text:p>
          </table:table-cell>
          <table:table-cell office:value-type="float" office:value="0.255836">
            <text:p>0.255836</text:p>
          </table:table-cell>
          <table:table-cell table:number-columns-repeated="4"/>
        </table:table-row>
        <table:table-row table:style-name="ro1">
          <table:table-cell office:value-type="float" office:value="1.008571">
            <text:p>1.008571</text:p>
          </table:table-cell>
          <table:table-cell office:value-type="float" office:value="0">
            <text:p>0</text:p>
          </table:table-cell>
          <table:table-cell office:value-type="float" office:value="0.255453">
            <text:p>0.255453</text:p>
          </table:table-cell>
          <table:table-cell table:number-columns-repeated="4"/>
        </table:table-row>
        <table:table-row table:style-name="ro1">
          <table:table-cell office:value-type="float" office:value="1.007142">
            <text:p>1.007142</text:p>
          </table:table-cell>
          <table:table-cell office:value-type="float" office:value="0">
            <text:p>0</text:p>
          </table:table-cell>
          <table:table-cell office:value-type="float" office:value="0.25506">
            <text:p>0.25506</text:p>
          </table:table-cell>
          <table:table-cell table:number-columns-repeated="4"/>
        </table:table-row>
        <table:table-row table:style-name="ro1">
          <table:table-cell office:value-type="float" office:value="1.005714">
            <text:p>1.005714</text:p>
          </table:table-cell>
          <table:table-cell office:value-type="float" office:value="0">
            <text:p>0</text:p>
          </table:table-cell>
          <table:table-cell office:value-type="float" office:value="0.254657">
            <text:p>0.254657</text:p>
          </table:table-cell>
          <table:table-cell table:number-columns-repeated="4"/>
        </table:table-row>
        <table:table-row table:style-name="ro1">
          <table:table-cell office:value-type="float" office:value="0.978571">
            <text:p>0.978571</text:p>
          </table:table-cell>
          <table:table-cell office:value-type="float" office:value="0">
            <text:p>0</text:p>
          </table:table-cell>
          <table:table-cell office:value-type="float" office:value="0.245145">
            <text:p>0.245145</text:p>
          </table:table-cell>
          <table:table-cell table:number-columns-repeated="4"/>
        </table:table-row>
        <table:table-row table:style-name="ro1">
          <table:table-cell office:value-type="float" office:value="0.977142">
            <text:p>0.977142</text:p>
          </table:table-cell>
          <table:table-cell office:value-type="float" office:value="0">
            <text:p>0</text:p>
          </table:table-cell>
          <table:table-cell office:value-type="float" office:value="0.244547">
            <text:p>0.244547</text:p>
          </table:table-cell>
          <table:table-cell table:number-columns-repeated="4"/>
        </table:table-row>
        <table:table-row table:style-name="ro1">
          <table:table-cell office:value-type="float" office:value="0.975714">
            <text:p>0.975714</text:p>
          </table:table-cell>
          <table:table-cell office:value-type="float" office:value="0">
            <text:p>0</text:p>
          </table:table-cell>
          <table:table-cell office:value-type="float" office:value="0.243938">
            <text:p>0.243938</text:p>
          </table:table-cell>
          <table:table-cell table:number-columns-repeated="4"/>
        </table:table-row>
        <table:table-row table:style-name="ro1">
          <table:table-cell office:value-type="float" office:value="0.974285">
            <text:p>0.974285</text:p>
          </table:table-cell>
          <table:table-cell office:value-type="float" office:value="0">
            <text:p>0</text:p>
          </table:table-cell>
          <table:table-cell office:value-type="float" office:value="0.24332">
            <text:p>0.24332</text:p>
          </table:table-cell>
          <table:table-cell table:number-columns-repeated="4"/>
        </table:table-row>
        <table:table-row table:style-name="ro1">
          <table:table-cell office:value-type="float" office:value="0.972857">
            <text:p>0.972857</text:p>
          </table:table-cell>
          <table:table-cell office:value-type="float" office:value="0">
            <text:p>0</text:p>
          </table:table-cell>
          <table:table-cell office:value-type="float" office:value="0.242692">
            <text:p>0.242692</text:p>
          </table:table-cell>
          <table:table-cell table:number-columns-repeated="4"/>
        </table:table-row>
        <table:table-row table:style-name="ro1">
          <table:table-cell office:value-type="float" office:value="0.971428">
            <text:p>0.971428</text:p>
          </table:table-cell>
          <table:table-cell office:value-type="float" office:value="0">
            <text:p>0</text:p>
          </table:table-cell>
          <table:table-cell office:value-type="float" office:value="0.242054">
            <text:p>0.242054</text:p>
          </table:table-cell>
          <table:table-cell table:number-columns-repeated="4"/>
        </table:table-row>
        <table:table-row table:style-name="ro1">
          <table:table-cell office:value-type="float" office:value="0.969999">
            <text:p>0.969999</text:p>
          </table:table-cell>
          <table:table-cell office:value-type="float" office:value="0">
            <text:p>0</text:p>
          </table:table-cell>
          <table:table-cell office:value-type="float" office:value="0.241407">
            <text:p>0.241407</text:p>
          </table:table-cell>
          <table:table-cell table:number-columns-repeated="4"/>
        </table:table-row>
        <table:table-row table:style-name="ro1">
          <table:table-cell office:value-type="float" office:value="0.968571">
            <text:p>0.968571</text:p>
          </table:table-cell>
          <table:table-cell office:value-type="float" office:value="0">
            <text:p>0</text:p>
          </table:table-cell>
          <table:table-cell office:value-type="float" office:value="0.240749">
            <text:p>0.240749</text:p>
          </table:table-cell>
          <table:table-cell table:number-columns-repeated="4"/>
        </table:table-row>
        <table:table-row table:style-name="ro1">
          <table:table-cell office:value-type="float" office:value="0.967142">
            <text:p>0.967142</text:p>
          </table:table-cell>
          <table:table-cell office:value-type="float" office:value="0">
            <text:p>0</text:p>
          </table:table-cell>
          <table:table-cell office:value-type="float" office:value="0.240082">
            <text:p>0.240082</text:p>
          </table:table-cell>
          <table:table-cell table:number-columns-repeated="4"/>
        </table:table-row>
        <table:table-row table:style-name="ro1">
          <table:table-cell office:value-type="float" office:value="0.965714">
            <text:p>0.965714</text:p>
          </table:table-cell>
          <table:table-cell office:value-type="float" office:value="0">
            <text:p>0</text:p>
          </table:table-cell>
          <table:table-cell office:value-type="float" office:value="0.239405">
            <text:p>0.239405</text:p>
          </table:table-cell>
          <table:table-cell table:number-columns-repeated="4"/>
        </table:table-row>
        <table:table-row table:style-name="ro1">
          <table:table-cell office:value-type="float" office:value="0.964285">
            <text:p>0.964285</text:p>
          </table:table-cell>
          <table:table-cell office:value-type="float" office:value="0">
            <text:p>0</text:p>
          </table:table-cell>
          <table:table-cell office:value-type="float" office:value="0.238718">
            <text:p>0.238718</text:p>
          </table:table-cell>
          <table:table-cell table:number-columns-repeated="4"/>
        </table:table-row>
        <table:table-row table:style-name="ro1">
          <table:table-cell office:value-type="float" office:value="0.952856">
            <text:p>0.952856</text:p>
          </table:table-cell>
          <table:table-cell office:value-type="float" office:value="0">
            <text:p>0</text:p>
          </table:table-cell>
          <table:table-cell office:value-type="float" office:value="0.23287">
            <text:p>0.23287</text:p>
          </table:table-cell>
          <table:table-cell table:number-columns-repeated="4"/>
        </table:table-row>
        <table:table-row table:style-name="ro1">
          <table:table-cell office:value-type="float" office:value="0.951428">
            <text:p>0.951428</text:p>
          </table:table-cell>
          <table:table-cell office:value-type="float" office:value="0">
            <text:p>0</text:p>
          </table:table-cell>
          <table:table-cell office:value-type="float" office:value="0.232095">
            <text:p>0.232095</text:p>
          </table:table-cell>
          <table:table-cell table:number-columns-repeated="4"/>
        </table:table-row>
        <table:table-row table:style-name="ro1">
          <table:table-cell office:value-type="float" office:value="0.949999">
            <text:p>0.949999</text:p>
          </table:table-cell>
          <table:table-cell office:value-type="float" office:value="0">
            <text:p>0</text:p>
          </table:table-cell>
          <table:table-cell office:value-type="float" office:value="0.231311">
            <text:p>0.231311</text:p>
          </table:table-cell>
          <table:table-cell table:number-columns-repeated="4"/>
        </table:table-row>
        <table:table-row table:style-name="ro1">
          <table:table-cell office:value-type="float" office:value="0.948571">
            <text:p>0.948571</text:p>
          </table:table-cell>
          <table:table-cell office:value-type="float" office:value="0">
            <text:p>0</text:p>
          </table:table-cell>
          <table:table-cell office:value-type="float" office:value="0.230516">
            <text:p>0.230516</text:p>
          </table:table-cell>
          <table:table-cell table:number-columns-repeated="4"/>
        </table:table-row>
        <table:table-row table:style-name="ro1">
          <table:table-cell office:value-type="float" office:value="0.947142">
            <text:p>0.947142</text:p>
          </table:table-cell>
          <table:table-cell office:value-type="float" office:value="0">
            <text:p>0</text:p>
          </table:table-cell>
          <table:table-cell office:value-type="float" office:value="0.229712">
            <text:p>0.229712</text:p>
          </table:table-cell>
          <table:table-cell table:number-columns-repeated="4"/>
        </table:table-row>
        <table:table-row table:style-name="ro1">
          <table:table-cell office:value-type="float" office:value="0.945714">
            <text:p>0.945714</text:p>
          </table:table-cell>
          <table:table-cell office:value-type="float" office:value="0">
            <text:p>0</text:p>
          </table:table-cell>
          <table:table-cell office:value-type="float" office:value="0.228897">
            <text:p>0.228897</text:p>
          </table:table-cell>
          <table:table-cell table:number-columns-repeated="4"/>
        </table:table-row>
        <table:table-row table:style-name="ro1">
          <table:table-cell office:value-type="float" office:value="0.944285">
            <text:p>0.944285</text:p>
          </table:table-cell>
          <table:table-cell office:value-type="float" office:value="0">
            <text:p>0</text:p>
          </table:table-cell>
          <table:table-cell office:value-type="float" office:value="0.228073">
            <text:p>0.228073</text:p>
          </table:table-cell>
          <table:table-cell table:number-columns-repeated="4"/>
        </table:table-row>
        <table:table-row table:style-name="ro1">
          <table:table-cell office:value-type="float" office:value="0.942856">
            <text:p>0.942856</text:p>
          </table:table-cell>
          <table:table-cell office:value-type="float" office:value="0">
            <text:p>0</text:p>
          </table:table-cell>
          <table:table-cell office:value-type="float" office:value="0.227239">
            <text:p>0.227239</text:p>
          </table:table-cell>
          <table:table-cell table:number-columns-repeated="4"/>
        </table:table-row>
        <table:table-row table:style-name="ro1">
          <table:table-cell office:value-type="float" office:value="0.941428">
            <text:p>0.941428</text:p>
          </table:table-cell>
          <table:table-cell office:value-type="float" office:value="0">
            <text:p>0</text:p>
          </table:table-cell>
          <table:table-cell office:value-type="float" office:value="0.226396">
            <text:p>0.226396</text:p>
          </table:table-cell>
          <table:table-cell table:number-columns-repeated="4"/>
        </table:table-row>
        <table:table-row table:style-name="ro1">
          <table:table-cell office:value-type="float" office:value="0.939999">
            <text:p>0.939999</text:p>
          </table:table-cell>
          <table:table-cell office:value-type="float" office:value="0">
            <text:p>0</text:p>
          </table:table-cell>
          <table:table-cell office:value-type="float" office:value="0.225542">
            <text:p>0.225542</text:p>
          </table:table-cell>
          <table:table-cell table:number-columns-repeated="4"/>
        </table:table-row>
        <table:table-row table:style-name="ro1">
          <table:table-cell office:value-type="float" office:value="0.938571">
            <text:p>0.938571</text:p>
          </table:table-cell>
          <table:table-cell office:value-type="float" office:value="0">
            <text:p>0</text:p>
          </table:table-cell>
          <table:table-cell office:value-type="float" office:value="0.224679">
            <text:p>0.224679</text:p>
          </table:table-cell>
          <table:table-cell table:number-columns-repeated="4"/>
        </table:table-row>
        <table:table-row table:style-name="ro1">
          <table:table-cell office:value-type="float" office:value="0.931428">
            <text:p>0.931428</text:p>
          </table:table-cell>
          <table:table-cell office:value-type="float" office:value="0">
            <text:p>0</text:p>
          </table:table-cell>
          <table:table-cell office:value-type="float" office:value="0.220216">
            <text:p>0.220216</text:p>
          </table:table-cell>
          <table:table-cell table:number-columns-repeated="4"/>
        </table:table-row>
        <table:table-row table:style-name="ro1">
          <table:table-cell office:value-type="float" office:value="0.929999">
            <text:p>0.929999</text:p>
          </table:table-cell>
          <table:table-cell office:value-type="float" office:value="0">
            <text:p>0</text:p>
          </table:table-cell>
          <table:table-cell office:value-type="float" office:value="0.219294">
            <text:p>0.219294</text:p>
          </table:table-cell>
          <table:table-cell table:number-columns-repeated="4"/>
        </table:table-row>
        <table:table-row table:style-name="ro1">
          <table:table-cell office:value-type="float" office:value="0.928571">
            <text:p>0.928571</text:p>
          </table:table-cell>
          <table:table-cell office:value-type="float" office:value="0">
            <text:p>0</text:p>
          </table:table-cell>
          <table:table-cell office:value-type="float" office:value="0.218362">
            <text:p>0.218362</text:p>
          </table:table-cell>
          <table:table-cell table:number-columns-repeated="4"/>
        </table:table-row>
        <table:table-row table:style-name="ro1">
          <table:table-cell office:value-type="float" office:value="0.927142">
            <text:p>0.927142</text:p>
          </table:table-cell>
          <table:table-cell office:value-type="float" office:value="0">
            <text:p>0</text:p>
          </table:table-cell>
          <table:table-cell office:value-type="float" office:value="0.21742">
            <text:p>0.21742</text:p>
          </table:table-cell>
          <table:table-cell table:number-columns-repeated="4"/>
        </table:table-row>
        <table:table-row table:style-name="ro1">
          <table:table-cell office:value-type="float" office:value="0.925714">
            <text:p>0.925714</text:p>
          </table:table-cell>
          <table:table-cell office:value-type="float" office:value="0">
            <text:p>0</text:p>
          </table:table-cell>
          <table:table-cell office:value-type="float" office:value="0.216469">
            <text:p>0.216469</text:p>
          </table:table-cell>
          <table:table-cell table:number-columns-repeated="4"/>
        </table:table-row>
        <table:table-row table:style-name="ro1">
          <table:table-cell office:value-type="float" office:value="0.924285">
            <text:p>0.924285</text:p>
          </table:table-cell>
          <table:table-cell office:value-type="float" office:value="0">
            <text:p>0</text:p>
          </table:table-cell>
          <table:table-cell office:value-type="float" office:value="0.215508">
            <text:p>0.215508</text:p>
          </table:table-cell>
          <table:table-cell table:number-columns-repeated="4"/>
        </table:table-row>
        <table:table-row table:style-name="ro1">
          <table:table-cell office:value-type="float" office:value="0.922856">
            <text:p>0.922856</text:p>
          </table:table-cell>
          <table:table-cell office:value-type="float" office:value="0">
            <text:p>0</text:p>
          </table:table-cell>
          <table:table-cell office:value-type="float" office:value="0.214537">
            <text:p>0.214537</text:p>
          </table:table-cell>
          <table:table-cell table:number-columns-repeated="4"/>
        </table:table-row>
        <table:table-row table:style-name="ro1">
          <table:table-cell office:value-type="float" office:value="0.921428">
            <text:p>0.921428</text:p>
          </table:table-cell>
          <table:table-cell office:value-type="float" office:value="0">
            <text:p>0</text:p>
          </table:table-cell>
          <table:table-cell office:value-type="float" office:value="0.213556">
            <text:p>0.213556</text:p>
          </table:table-cell>
          <table:table-cell table:number-columns-repeated="4"/>
        </table:table-row>
        <table:table-row table:style-name="ro1">
          <table:table-cell office:value-type="float" office:value="0.919999">
            <text:p>0.919999</text:p>
          </table:table-cell>
          <table:table-cell office:value-type="float" office:value="0">
            <text:p>0</text:p>
          </table:table-cell>
          <table:table-cell office:value-type="float" office:value="0.212565">
            <text:p>0.212565</text:p>
          </table:table-cell>
          <table:table-cell table:number-columns-repeated="4"/>
        </table:table-row>
        <table:table-row table:style-name="ro1">
          <table:table-cell office:value-type="float" office:value="0.918571">
            <text:p>0.918571</text:p>
          </table:table-cell>
          <table:table-cell office:value-type="float" office:value="0">
            <text:p>0</text:p>
          </table:table-cell>
          <table:table-cell office:value-type="float" office:value="0.211565">
            <text:p>0.211565</text:p>
          </table:table-cell>
          <table:table-cell table:number-columns-repeated="4"/>
        </table:table-row>
        <table:table-row table:style-name="ro1">
          <table:table-cell office:value-type="float" office:value="0.917142">
            <text:p>0.917142</text:p>
          </table:table-cell>
          <table:table-cell office:value-type="float" office:value="0">
            <text:p>0</text:p>
          </table:table-cell>
          <table:table-cell office:value-type="float" office:value="0.210554">
            <text:p>0.210554</text:p>
          </table:table-cell>
          <table:table-cell table:number-columns-repeated="4"/>
        </table:table-row>
        <table:table-row table:style-name="ro1">
          <table:table-cell office:value-type="float" office:value="0.901428">
            <text:p>0.901428</text:p>
          </table:table-cell>
          <table:table-cell office:value-type="float" office:value="0">
            <text:p>0</text:p>
          </table:table-cell>
          <table:table-cell office:value-type="float" office:value="0.199911">
            <text:p>0.199911</text:p>
          </table:table-cell>
          <table:table-cell table:number-columns-repeated="4"/>
        </table:table-row>
        <table:table-row table:style-name="ro1">
          <table:table-cell office:value-type="float" office:value="0.899999">
            <text:p>0.899999</text:p>
          </table:table-cell>
          <table:table-cell office:value-type="float" office:value="0">
            <text:p>0</text:p>
          </table:table-cell>
          <table:table-cell office:value-type="float" office:value="0.199911">
            <text:p>0.199911</text:p>
          </table:table-cell>
          <table:table-cell table:number-columns-repeated="4"/>
        </table:table-row>
        <table:table-row table:style-name="ro1">
          <table:table-cell office:value-type="float" office:value="0.898571">
            <text:p>0.898571</text:p>
          </table:table-cell>
          <table:table-cell office:value-type="float" office:value="0">
            <text:p>0</text:p>
          </table:table-cell>
          <table:table-cell office:value-type="float" office:value="0.199911">
            <text:p>0.199911</text:p>
          </table:table-cell>
          <table:table-cell table:number-columns-repeated="4"/>
        </table:table-row>
        <table:table-row table:style-name="ro1">
          <table:table-cell office:value-type="float" office:value="0.897142">
            <text:p>0.897142</text:p>
          </table:table-cell>
          <table:table-cell office:value-type="float" office:value="0">
            <text:p>0</text:p>
          </table:table-cell>
          <table:table-cell office:value-type="float" office:value="0.199911">
            <text:p>0.199911</text:p>
          </table:table-cell>
          <table:table-cell table:number-columns-repeated="4"/>
        </table:table-row>
        <table:table-row table:style-name="ro1">
          <table:table-cell office:value-type="float" office:value="0.895714">
            <text:p>0.895714</text:p>
          </table:table-cell>
          <table:table-cell office:value-type="float" office:value="0">
            <text:p>0</text:p>
          </table:table-cell>
          <table:table-cell office:value-type="float" office:value="0.199911">
            <text:p>0.199911</text:p>
          </table:table-cell>
          <table:table-cell table:number-columns-repeated="4"/>
        </table:table-row>
        <table:table-row table:style-name="ro1">
          <table:table-cell office:value-type="float" office:value="0.894285">
            <text:p>0.894285</text:p>
          </table:table-cell>
          <table:table-cell office:value-type="float" office:value="0">
            <text:p>0</text:p>
          </table:table-cell>
          <table:table-cell office:value-type="float" office:value="0.199911">
            <text:p>0.199911</text:p>
          </table:table-cell>
          <table:table-cell table:number-columns-repeated="4"/>
        </table:table-row>
        <table:table-row table:style-name="ro1">
          <table:table-cell office:value-type="float" office:value="0.892856">
            <text:p>0.892856</text:p>
          </table:table-cell>
          <table:table-cell office:value-type="float" office:value="0">
            <text:p>0</text:p>
          </table:table-cell>
          <table:table-cell office:value-type="float" office:value="0.199911">
            <text:p>0.199911</text:p>
          </table:table-cell>
          <table:table-cell table:number-columns-repeated="4"/>
        </table:table-row>
        <table:table-row table:style-name="ro1">
          <table:table-cell office:value-type="float" office:value="0.891428">
            <text:p>0.891428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89999">
            <text:p>0.889999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88571">
            <text:p>0.888571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87142">
            <text:p>0.887142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72856">
            <text:p>0.872856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71428">
            <text:p>0.871428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69999">
            <text:p>0.869999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68571">
            <text:p>0.868571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67142">
            <text:p>0.867142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65714">
            <text:p>0.865714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64285">
            <text:p>0.864285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62856">
            <text:p>0.862856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61428">
            <text:p>0.861428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59999">
            <text:p>0.859999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58571">
            <text:p>0.858571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37142">
            <text:p>0.837142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35714">
            <text:p>0.835714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34285">
            <text:p>0.834285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32856">
            <text:p>0.832856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31428">
            <text:p>0.831428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29999">
            <text:p>0.829999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28571">
            <text:p>0.828571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27142">
            <text:p>0.827142</text:p>
          </table:table-cell>
          <table:table-cell office:value-type="float" office:value="0">
            <text:p>0</text:p>
          </table:table-cell>
          <table:table-cell office:value-type="float" office:value="0.19991">
            <text:p>0.19991</text:p>
          </table:table-cell>
          <table:table-cell table:number-columns-repeated="4"/>
        </table:table-row>
        <table:table-row table:style-name="ro1">
          <table:table-cell office:value-type="float" office:value="0.825714">
            <text:p>0.825714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824285">
            <text:p>0.824285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822856">
            <text:p>0.822856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809999">
            <text:p>0.809999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808571">
            <text:p>0.808571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807142">
            <text:p>0.807142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805714">
            <text:p>0.805714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804285">
            <text:p>0.804285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802856">
            <text:p>0.802856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801428">
            <text:p>0.801428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99999">
            <text:p>0.799999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98571">
            <text:p>0.798571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97142">
            <text:p>0.797142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95714">
            <text:p>0.795714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82856">
            <text:p>0.782856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81428">
            <text:p>0.781428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79999">
            <text:p>0.779999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78571">
            <text:p>0.778571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77142">
            <text:p>0.777142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75714">
            <text:p>0.775714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74285">
            <text:p>0.774285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72856">
            <text:p>0.772856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71428">
            <text:p>0.771428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69999">
            <text:p>0.769999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68571">
            <text:p>0.768571</text:p>
          </table:table-cell>
          <table:table-cell office:value-type="float" office:value="0">
            <text:p>0</text:p>
          </table:table-cell>
          <table:table-cell office:value-type="float" office:value="0.199909">
            <text:p>0.199909</text:p>
          </table:table-cell>
          <table:table-cell table:number-columns-repeated="4"/>
        </table:table-row>
        <table:table-row table:style-name="ro1">
          <table:table-cell office:value-type="float" office:value="0.757142">
            <text:p>0.757142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55714">
            <text:p>0.755714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54285">
            <text:p>0.754285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52856">
            <text:p>0.752856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51428">
            <text:p>0.751428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49999">
            <text:p>0.749999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48571">
            <text:p>0.748571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47142">
            <text:p>0.747142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45714">
            <text:p>0.745714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44285">
            <text:p>0.744285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42856">
            <text:p>0.742856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19999">
            <text:p>0.719999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18571">
            <text:p>0.718571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17142">
            <text:p>0.717142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15714">
            <text:p>0.715714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14285">
            <text:p>0.714285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12856">
            <text:p>0.712856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11428">
            <text:p>0.711428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09999">
            <text:p>0.709999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08571">
            <text:p>0.708571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07142">
            <text:p>0.707142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705714">
            <text:p>0.705714</text:p>
          </table:table-cell>
          <table:table-cell office:value-type="float" office:value="0">
            <text:p>0</text:p>
          </table:table-cell>
          <table:table-cell office:value-type="float" office:value="0.199908">
            <text:p>0.199908</text:p>
          </table:table-cell>
          <table:table-cell table:number-columns-repeated="4"/>
        </table:table-row>
        <table:table-row table:style-name="ro1">
          <table:table-cell office:value-type="float" office:value="0.694285">
            <text:p>0.694285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92856">
            <text:p>0.692856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91428">
            <text:p>0.691428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89999">
            <text:p>0.689999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88571">
            <text:p>0.688571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87142">
            <text:p>0.687142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85714">
            <text:p>0.685714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84285">
            <text:p>0.684285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82856">
            <text:p>0.682856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81428">
            <text:p>0.681428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79999">
            <text:p>0.679999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64285">
            <text:p>0.664285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62856">
            <text:p>0.662856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61428">
            <text:p>0.661428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59999">
            <text:p>0.659999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58571">
            <text:p>0.658571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57142">
            <text:p>0.657142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55714">
            <text:p>0.655714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54285">
            <text:p>0.654285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52856">
            <text:p>0.652856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51428">
            <text:p>0.651428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49999">
            <text:p>0.649999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35714">
            <text:p>0.635714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34285">
            <text:p>0.634285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32856">
            <text:p>0.632856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31428">
            <text:p>0.631428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29999">
            <text:p>0.629999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28571">
            <text:p>0.628571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table:number-columns-repeated="4"/>
        </table:table-row>
        <table:table-row table:style-name="ro1">
          <table:table-cell office:value-type="float" office:value="0.627142">
            <text:p>0.627142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625714">
            <text:p>0.625714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624285">
            <text:p>0.624285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622856">
            <text:p>0.622856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621428">
            <text:p>0.621428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605714">
            <text:p>0.605714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604285">
            <text:p>0.604285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602856">
            <text:p>0.602856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601428">
            <text:p>0.601428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99999">
            <text:p>0.599999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98571">
            <text:p>0.598571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97142">
            <text:p>0.597142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95714">
            <text:p>0.595714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94285">
            <text:p>0.594285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92856">
            <text:p>0.592856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91428">
            <text:p>0.591428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67142">
            <text:p>0.567142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65714">
            <text:p>0.565714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64285">
            <text:p>0.564285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62856">
            <text:p>0.562856</text:p>
          </table:table-cell>
          <table:table-cell office:value-type="float" office:value="0">
            <text:p>0</text:p>
          </table:table-cell>
          <table:table-cell office:value-type="float" office:value="0.199906">
            <text:p>0.199906</text:p>
          </table:table-cell>
          <table:table-cell table:number-columns-repeated="4"/>
        </table:table-row>
        <table:table-row table:style-name="ro1">
          <table:table-cell office:value-type="float" office:value="0.561428">
            <text:p>0.561428</text:p>
          </table:table-cell>
          <table:table-cell office:value-type="float" office:value="0">
            <text:p>0</text:p>
          </table:table-cell>
          <table:table-cell office:value-type="float" office:value="0.199905">
            <text:p>0.199905</text:p>
          </table:table-cell>
          <table:table-cell table:number-columns-repeated="4"/>
        </table:table-row>
        <table:table-row table:style-name="ro1">
          <table:table-cell office:value-type="float" office:value="0.559999">
            <text:p>0.559999</text:p>
          </table:table-cell>
          <table:table-cell office:value-type="float" office:value="0">
            <text:p>0</text:p>
          </table:table-cell>
          <table:table-cell office:value-type="float" office:value="0.199905">
            <text:p>0.199905</text:p>
          </table:table-cell>
          <table:table-cell table:number-columns-repeated="4"/>
        </table:table-row>
        <table:table-row table:style-name="ro1">
          <table:table-cell office:value-type="float" office:value="0.558571">
            <text:p>0.558571</text:p>
          </table:table-cell>
          <table:table-cell office:value-type="float" office:value="0">
            <text:p>0</text:p>
          </table:table-cell>
          <table:table-cell office:value-type="float" office:value="0.199905">
            <text:p>0.199905</text:p>
          </table:table-cell>
          <table:table-cell table:number-columns-repeated="4"/>
        </table:table-row>
        <table:table-row table:style-name="ro1">
          <table:table-cell office:value-type="float" office:value="0.557142">
            <text:p>0.557142</text:p>
          </table:table-cell>
          <table:table-cell office:value-type="float" office:value="0">
            <text:p>0</text:p>
          </table:table-cell>
          <table:table-cell office:value-type="float" office:value="0.199905">
            <text:p>0.199905</text:p>
          </table:table-cell>
          <table:table-cell table:number-columns-repeated="4"/>
        </table:table-row>
        <table:table-row table:style-name="ro1">
          <table:table-cell office:value-type="float" office:value="0.555714">
            <text:p>0.555714</text:p>
          </table:table-cell>
          <table:table-cell office:value-type="float" office:value="0">
            <text:p>0</text:p>
          </table:table-cell>
          <table:table-cell office:value-type="float" office:value="0.199905">
            <text:p>0.199905</text:p>
          </table:table-cell>
          <table:table-cell table:number-columns-repeated="4"/>
        </table:table-row>
        <table:table-row table:style-name="ro1">
          <table:table-cell office:value-type="float" office:value="0.554285">
            <text:p>0.554285</text:p>
          </table:table-cell>
          <table:table-cell office:value-type="float" office:value="0">
            <text:p>0</text:p>
          </table:table-cell>
          <table:table-cell office:value-type="float" office:value="0.199905">
            <text:p>0.199905</text:p>
          </table:table-cell>
          <table:table-cell table:number-columns-repeated="4"/>
        </table:table-row>
        <table:table-row table:style-name="ro1">
          <table:table-cell office:value-type="float" office:value="0.552856">
            <text:p>0.552856</text:p>
          </table:table-cell>
          <table:table-cell office:value-type="float" office:value="0">
            <text:p>0</text:p>
          </table:table-cell>
          <table:table-cell office:value-type="float" office:value="0.199905">
            <text:p>0.199905</text:p>
          </table:table-cell>
          <table:table-cell table:number-columns-repeated="4"/>
        </table:table-row>
        <table:table-row table:style-name="ro1">
          <table:table-cell office:value-type="float" office:value="0.531428">
            <text:p>0.531428</text:p>
          </table:table-cell>
          <table:table-cell office:value-type="float" office:value="0">
            <text:p>0</text:p>
          </table:table-cell>
          <table:table-cell office:value-type="float" office:value="0.199905">
            <text:p>0.199905</text:p>
          </table:table-cell>
          <table:table-cell table:number-columns-repeated="4"/>
        </table:table-row>
        <table:table-row table:style-name="ro1">
          <table:table-cell office:value-type="float" office:value="0.529999">
            <text:p>0.529999</text:p>
          </table:table-cell>
          <table:table-cell office:value-type="float" office:value="0">
            <text:p>0</text:p>
          </table:table-cell>
          <table:table-cell office:value-type="float" office:value="0.199905">
            <text:p>0.199905</text:p>
          </table:table-cell>
          <table:table-cell table:number-columns-repeated="4"/>
        </table:table-row>
        <table:table-row table:style-name="ro1">
          <table:table-cell office:value-type="float" office:value="0.528571">
            <text:p>0.528571</text:p>
          </table:table-cell>
          <table:table-cell office:value-type="float" office:value="0">
            <text:p>0</text:p>
          </table:table-cell>
          <table:table-cell office:value-type="float" office:value="0.199905">
            <text:p>0.199905</text:p>
          </table:table-cell>
          <table:table-cell table:number-columns-repeated="4"/>
        </table:table-row>
        <table:table-row table:style-name="ro1">
          <table:table-cell office:value-type="float" office:value="0.527142">
            <text:p>0.527142</text:p>
          </table:table-cell>
          <table:table-cell office:value-type="float" office:value="0">
            <text:p>0</text:p>
          </table:table-cell>
          <table:table-cell office:value-type="float" office:value="0.199905">
            <text:p>0.19990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16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20T16:56:58</dc:date>
    <dc:creator>leng </dc:creator>
    <meta:generator>OpenOffice.org/3.2$Unix OpenOffice.org_project/320m12$Build-9483</meta:generator>
    <meta:editing-duration>PT00H17M48S</meta:editing-duration>
    <meta:editing-cycles>1</meta:editing-cycles>
    <meta:document-statistic meta:table-count="1" meta:cell-count="2347" meta:object-count="0"/>
  </office:meta>
</office:document-meta>
</file>